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6508in"/>
    </style:style>
    <style:style style:name="co8" style:family="table-column">
      <style:table-column-properties fo:break-before="auto" style:column-width="0.2028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0.8535in"/>
    </style:style>
    <style:style style:name="co11" style:family="table-column">
      <style:table-column-properties fo:break-before="auto" style:column-width="0.6402in"/>
    </style:style>
    <style:style style:name="co12" style:family="table-column">
      <style:table-column-properties fo:break-before="auto" style:column-width="0.8429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8008in"/>
    </style:style>
    <style:style style:name="co15" style:family="table-column">
      <style:table-column-properties fo:break-before="auto" style:column-width="2.7437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898in"/>
    </style:style>
    <style:style style:name="co19" style:family="table-column">
      <style:table-column-properties fo:break-before="auto" style:column-width="1.952in"/>
    </style:style>
    <style:style style:name="co20" style:family="table-column">
      <style:table-column-properties fo:break-before="auto" style:column-width="2.0071in"/>
    </style:style>
    <style:style style:name="co21" style:family="table-column">
      <style:table-column-properties fo:break-before="auto" style:column-width="1.930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1.6917in"/>
    </style:style>
    <style:style style:name="co25" style:family="table-column">
      <style:table-column-properties fo:break-before="auto" style:column-width="1.8874in"/>
    </style:style>
    <style:style style:name="co26" style:family="table-column">
      <style:table-column-properties fo:break-before="auto" style:column-width="1.8437in"/>
    </style:style>
    <style:style style:name="co27" style:family="table-column">
      <style:table-column-properties fo:break-before="auto" style:column-width="1.9744in"/>
    </style:style>
    <style:style style:name="co28" style:family="table-column">
      <style:table-column-properties fo:break-before="auto" style:column-width="1.9201in"/>
    </style:style>
    <style:style style:name="co29" style:family="table-column">
      <style:table-column-properties fo:break-before="auto" style:column-width="2.202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1.6701in"/>
    </style:style>
    <style:style style:name="co32" style:family="table-column">
      <style:table-column-properties fo:break-before="auto" style:column-width="1.6811in"/>
    </style:style>
    <style:style style:name="co33" style:family="table-column">
      <style:table-column-properties fo:break-before="auto" style:column-width="1.7244in"/>
    </style:style>
    <style:style style:name="co34" style:family="table-column">
      <style:table-column-properties fo:break-before="auto" style:column-width="2.0717in"/>
    </style:style>
    <style:style style:name="co35" style:family="table-column">
      <style:table-column-properties fo:break-before="auto" style:column-width="1.8654in"/>
    </style:style>
    <style:style style:name="co36" style:family="table-column">
      <style:table-column-properties fo:break-before="auto" style:column-width="1.8764in"/>
    </style:style>
    <style:style style:name="co37" style:family="table-column">
      <style:table-column-properties fo:break-before="auto" style:column-width="1.8547in"/>
    </style:style>
    <style:style style:name="co38" style:family="table-column">
      <style:table-column-properties fo:break-before="auto" style:column-width="1.7465in"/>
    </style:style>
    <style:style style:name="co39" style:family="table-column">
      <style:table-column-properties fo:break-before="auto" style:column-width="1.908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8335in"/>
    </style:style>
    <style:style style:name="co42" style:family="table-column">
      <style:table-column-properties fo:break-before="auto" style:column-width="1.7783in"/>
    </style:style>
    <style:style style:name="co43" style:family="table-column">
      <style:table-column-properties fo:break-before="auto" style:column-width="1.8217in"/>
    </style:style>
    <style:style style:name="co44" style:family="table-column">
      <style:table-column-properties fo:break-before="auto" style:column-width="1.5945in"/>
    </style:style>
    <style:style style:name="co45" style:family="table-column">
      <style:table-column-properties fo:break-before="auto" style:column-width="2.039in"/>
    </style:style>
    <style:style style:name="co46" style:family="table-column">
      <style:table-column-properties fo:break-before="auto" style:column-width="1.7028in"/>
    </style:style>
    <style:style style:name="co47" style:family="table-column">
      <style:table-column-properties fo:break-before="auto" style:column-width="1.9846in"/>
    </style:style>
    <style:style style:name="co48" style:family="table-column">
      <style:table-column-properties fo:break-before="auto" style:column-width="1.9953in"/>
    </style:style>
    <style:style style:name="co49" style:family="table-column">
      <style:table-column-properties fo:break-before="auto" style:column-width="1.6598in"/>
    </style:style>
    <style:style style:name="co50" style:family="table-column">
      <style:table-column-properties fo:break-before="auto" style:column-width="1.811in"/>
    </style:style>
    <style:style style:name="co51" style:family="table-column">
      <style:table-column-properties fo:break-before="auto" style:column-width="2.1362in"/>
    </style:style>
    <style:style style:name="co52" style:family="table-column">
      <style:table-column-properties fo:break-before="auto" style:column-width="2.3965in"/>
    </style:style>
    <style:style style:name="co53" style:family="table-column">
      <style:table-column-properties fo:break-before="auto" style:column-width="1.7929in"/>
    </style:style>
    <style:style style:name="co54" style:family="table-column">
      <style:table-column-properties fo:break-before="auto" style:column-width="2.0173in"/>
    </style:style>
    <style:style style:name="co55" style:family="table-column">
      <style:table-column-properties fo:break-before="auto" style:column-width="2.0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GUE">
      <style:table-properties table:display="true" style:writing-mode="lr-tb"/>
    </style:style>
    <style:style style:name="ta4" style:family="table" style:master-page-name="PageStyle_5f_WARGAME">
      <style:table-properties table:display="true" style:writing-mode="lr-tb"/>
    </style:style>
    <style:style style:name="ta5" style:family="table" style:master-page-name="PageStyle_5f_ESCAPE">
      <style:table-properties table:display="true" style:writing-mode="lr-tb"/>
    </style:style>
    <style:style style:name="ta6" style:family="table" style:master-page-name="PageStyle_5f_LEVEL10">
      <style:table-properties table:display="true" style:writing-mode="lr-tb"/>
    </style:style>
    <style:style style:name="ta7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ext-properties style:text-underline-style="none" fo:font-weight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  <style:style style:name="ce8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4" style:family="table-cell" style:parent-style-name="Default">
      <style:text-properties style:text-underline-style="solid" style:text-underline-width="auto" style:text-underline-color="font-color" fo:font-weight="bold"/>
    </style:style>
    <style:style style:name="ce15" style:family="table-cell" style:parent-style-name="Default" style:data-style-name="N37"/>
    <style:style style:name="ce16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Tue Oct  9 10:49:08 2007">
            <text:p>Tue Oct <text:s/>9 10:49:08 2007</text:p>
          </table:table-cell>
          <table:table-cell table:style-name="ce7" table:formula="oooc:=[$Rogue.B6]" office:value-type="float" office:value="3490">
            <text:p>3490</text:p>
          </table:table-cell>
          <table:table-cell table:style-name="ce7" table:formula="oooc:=[$Rogue.C6]" office:value-type="float" office:value="3782">
            <text:p>3782</text:p>
          </table:table-cell>
          <table:table-cell table:style-name="ce7" table:formula="oooc:=[$Rogue.D6]" office:value-type="float" office:value="66240">
            <text:p>66240</text:p>
          </table:table-cell>
          <table:table-cell table:style-name="ce7" table:formula="oooc:=[$Rogue.E6]" office:value-type="float" office:value="762">
            <text:p>762</text:p>
          </table:table-cell>
          <table:table-cell office:value-type="float" office:value="1">
            <text:p>1</text:p>
          </table:table-cell>
          <table:table-cell table:style-name="ce7" table:formula="oooc:=(([.F3]-[.G3])*100)/MAX([.F3];[.G3])*[.H3]" office:value-type="float" office:value="98.8496376811594">
            <text:p>98.85</text:p>
          </table:table-cell>
          <table:table-cell table:style-name="ce7" table:formula="oooc:=[Rogue.E18]" office:value-type="float" office:value="98.4103408163489">
            <text:p>98.41</text:p>
          </table:table-cell>
          <table:table-cell table:style-name="ce7" table:formula="oooc:=[Rogue.E19]" office:value-type="float" office:value="98.4012883439691">
            <text:p>98.4</text:p>
          </table:table-cell>
          <table:table-cell table:style-name="ce7" table:formula="oooc:=[Rogue.E20]" office:value-type="float" office:value="98.3931517738455">
            <text:p>98.39</text:p>
          </table:table-cell>
          <table:table-cell office:value-type="float" office:value="30">
            <text:p>30</text:p>
          </table:table-cell>
          <table:table-cell table:style-name="ce7" table:formula="oooc:=[.I3]-[.M3]" office:value-type="float" office:value="68.8496376811594">
            <text:p>68.85</text:p>
          </table:table-cell>
          <table:table-cell table:formula="oooc:=[.J3]-[.M3]" office:value-type="float" office:value="68.4103408163489">
            <text:p>68.41</text:p>
          </table:table-cell>
          <table:table-cell table:formula="oooc:=[.L3]-[.M3]" office:value-type="float" office:value="68.3931517738455">
            <text:p>68.39</text:p>
          </table:table-cell>
          <table:table-cell table:formula="oooc:=[.L3]-[.M3]" office:value-type="float" office:value="68.3931517738455">
            <text:p>68.39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Tue Oct  9 10:51:16 2007">
            <text:p>Tue Oct <text:s/>9 10:51:16 2007</text:p>
          </table:table-cell>
          <table:table-cell table:style-name="ce7" table:formula="oooc:=[$Rogue.F6]" office:value-type="float" office:value="6226">
            <text:p>6226</text:p>
          </table:table-cell>
          <table:table-cell table:style-name="ce7" table:formula="oooc:=[$Rogue.G6]" office:value-type="float" office:value="5845">
            <text:p>5845</text:p>
          </table:table-cell>
          <table:table-cell table:style-name="ce7" table:formula="oooc:=[$Rogue.H6]" office:value-type="float" office:value="22467">
            <text:p>22467</text:p>
          </table:table-cell>
          <table:table-cell table:style-name="ce7" table:formula="oooc:=[$Rogue.I6]" office:value-type="float" office:value="9518">
            <text:p>9518</text:p>
          </table:table-cell>
          <table:table-cell office:value-type="float" office:value="1">
            <text:p>1</text:p>
          </table:table-cell>
          <table:table-cell table:style-name="ce7" table:formula="oooc:=(([.F4]-[.G4])*100)/MAX([.F4];[.G4])*[.H4]" office:value-type="float" office:value="57.6356433880803">
            <text:p>57.64</text:p>
          </table:table-cell>
          <table:table-cell table:style-name="ce7" table:formula="oooc:=[Rogue.I18]" office:value-type="float" office:value="61.0650468446184">
            <text:p>61.07</text:p>
          </table:table-cell>
          <table:table-cell table:style-name="ce7" table:formula="oooc:=[Rogue.I19]" office:value-type="float" office:value="61.0401812144457">
            <text:p>61.04</text:p>
          </table:table-cell>
          <table:table-cell table:style-name="ce7" table:formula="oooc:=[Rogue.I20]" office:value-type="float" office:value="61.0224707572337">
            <text:p>61.02</text:p>
          </table:table-cell>
          <table:table-cell office:value-type="float" office:value="30">
            <text:p>30</text:p>
          </table:table-cell>
          <table:table-cell table:style-name="ce7" table:formula="oooc:=[.I4]-[.M4]" office:value-type="float" office:value="27.6356433880803">
            <text:p>27.64</text:p>
          </table:table-cell>
          <table:table-cell table:formula="oooc:=[.J4]-[.M4]" office:value-type="float" office:value="31.0650468446184">
            <text:p>31.07</text:p>
          </table:table-cell>
          <table:table-cell table:formula="oooc:=[.L4]-[.M4]" office:value-type="float" office:value="31.0224707572337">
            <text:p>31.02</text:p>
          </table:table-cell>
          <table:table-cell table:formula="oooc:=[.L4]-[.M4]" office:value-type="float" office:value="31.0224707572337">
            <text:p>31.02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Tue Oct  9 11:24:14 2007">
            <text:p>Tue Oct <text:s/>9 11:24:14 2007</text:p>
          </table:table-cell>
          <table:table-cell table:style-name="ce8" table:formula="oooc:=[$Rogue.J6]" office:value-type="float" office:value="37213">
            <text:p>37213</text:p>
          </table:table-cell>
          <table:table-cell table:style-name="ce8" table:formula="oooc:=[$Rogue.K6]" office:value-type="float" office:value="39787">
            <text:p>39787</text:p>
          </table:table-cell>
          <table:table-cell table:style-name="ce8" table:formula="oooc:=[$Rogue.L6]" office:value-type="float" office:value="188312">
            <text:p>188312</text:p>
          </table:table-cell>
          <table:table-cell table:style-name="ce7" table:formula="oooc:=[$Rogue.M6]" office:value-type="float" office:value="84469">
            <text:p>84469</text:p>
          </table:table-cell>
          <table:table-cell office:value-type="float" office:value="1">
            <text:p>1</text:p>
          </table:table-cell>
          <table:table-cell table:style-name="ce7" table:formula="oooc:=(([.F5]-[.G5])*100)/MAX([.F5];[.G5])*[.H5]" office:value-type="float" office:value="55.1441225200731">
            <text:p>55.14</text:p>
          </table:table-cell>
          <table:table-cell table:style-name="ce7" table:formula="oooc:=[Rogue.M18]" office:value-type="float" office:value="55.6884514967613">
            <text:p>55.69</text:p>
          </table:table-cell>
          <table:table-cell table:style-name="ce7" table:formula="oooc:=[Rogue.M19]" office:value-type="float" office:value="55.6813915218444">
            <text:p>55.68</text:p>
          </table:table-cell>
          <table:table-cell table:style-name="ce7" table:formula="oooc:=[Rogue.M20]" office:value-type="float" office:value="55.67214520469">
            <text:p>55.67</text:p>
          </table:table-cell>
          <table:table-cell office:value-type="float" office:value="30">
            <text:p>30</text:p>
          </table:table-cell>
          <table:table-cell table:style-name="ce7" table:formula="oooc:=[.I5]-[.M5]" office:value-type="float" office:value="25.1441225200731">
            <text:p>25.14</text:p>
          </table:table-cell>
          <table:table-cell table:formula="oooc:=[.J5]-[.M5]" office:value-type="float" office:value="25.6884514967613">
            <text:p>25.69</text:p>
          </table:table-cell>
          <table:table-cell table:formula="oooc:=[.L5]-[.M5]" office:value-type="float" office:value="25.67214520469">
            <text:p>25.67</text:p>
          </table:table-cell>
          <table:table-cell table:formula="oooc:=[.L5]-[.M5]" office:value-type="float" office:value="25.67214520469">
            <text:p>25.67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Tue Oct  9 11:55:14 2007">
            <text:p>Tue Oct <text:s/>9 11:55:14 2007</text:p>
          </table:table-cell>
          <table:table-cell table:style-name="ce8" table:formula="oooc:=[$Rogue.N6]" office:value-type="float" office:value="70724">
            <text:p>70724</text:p>
          </table:table-cell>
          <table:table-cell/>
          <table:table-cell table:style-name="ce7" table:formula="oooc:=[$Rogue.O6]" office:value-type="float" office:value="7790">
            <text:p>7790</text:p>
          </table:table-cell>
          <table:table-cell table:style-name="ce7" table:formula="oooc:=[$Rogue.P6]" office:value-type="float" office:value="14488">
            <text:p>14488</text:p>
          </table:table-cell>
          <table:table-cell office:value-type="float" office:value="1">
            <text:p>1</text:p>
          </table:table-cell>
          <table:table-cell table:style-name="ce7" table:formula="oooc:=(([.F6]-[.G6])*100)/MAX([.F6];[.G6])*[.H6]" office:value-type="float" office:value="-46.2313638873551">
            <text:p>-46.23</text:p>
          </table:table-cell>
          <table:table-cell table:style-name="ce7" table:formula="oooc:=[Rogue.P18]" office:value-type="float" office:value="-82.7140269204794">
            <text:p>-82.71</text:p>
          </table:table-cell>
          <table:table-cell table:style-name="ce7" table:formula="oooc:=[Rogue.P19]" office:value-type="float" office:value="-82.6585596737785">
            <text:p>-82.66</text:p>
          </table:table-cell>
          <table:table-cell table:style-name="ce7" table:formula="oooc:=[Rogue.P20]" office:value-type="float" office:value="-82.5931084600012">
            <text:p>-82.59</text:p>
          </table:table-cell>
          <table:table-cell office:value-type="float" office:value="20">
            <text:p>20</text:p>
          </table:table-cell>
          <table:table-cell table:style-name="ce7" table:formula="oooc:=[.I6]-[.M6]" office:value-type="float" office:value="-66.2313638873551">
            <text:p>-66.23</text:p>
          </table:table-cell>
          <table:table-cell table:formula="oooc:=[.J6]-[.M6]" office:value-type="float" office:value="-102.714026920479">
            <text:p>-102.71</text:p>
          </table:table-cell>
          <table:table-cell table:formula="oooc:=[.L6]-[.M6]" office:value-type="float" office:value="-102.593108460001">
            <text:p>-102.59</text:p>
          </table:table-cell>
          <table:table-cell table:formula="oooc:=[.L6]-[.M6]" office:value-type="float" office:value="-102.593108460001">
            <text:p>-102.59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Tue Oct  9 11:01:00 2007">
            <text:p>Tue Oct <text:s/>9 11:01:00 2007</text:p>
          </table:table-cell>
          <table:table-cell table:style-name="ce8" table:formula="oooc:=[$Rogue.Q6]" office:value-type="float" office:value="23826">
            <text:p>23826</text:p>
          </table:table-cell>
          <table:table-cell/>
          <table:table-cell table:style-name="ce7" table:formula="oooc:=[$Rogue.R6]" office:value-type="float" office:value="23826">
            <text:p>23826</text:p>
          </table:table-cell>
          <table:table-cell table:style-name="ce7" table:formula="oooc:=[$Rogue.S6]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style-name="ce7" table:formula="oooc:=(([.F7]-[.G7])*100)/MAX([.F7];[.G7])*[.H7]" office:value-type="float" office:value="95.3202383950306">
            <text:p>95.32</text:p>
          </table:table-cell>
          <table:table-cell table:style-name="ce7" table:formula="oooc:=[Rogue.S18]" office:value-type="float" office:value="93.5646262626471">
            <text:p>93.56</text:p>
          </table:table-cell>
          <table:table-cell table:style-name="ce7" table:formula="oooc:=[Rogue.S19]" office:value-type="float" office:value="93.5236939600088">
            <text:p>93.52</text:p>
          </table:table-cell>
          <table:table-cell table:style-name="ce7" table:formula="oooc:=[Rogue.S20]" office:value-type="float" office:value="93.4996201243932">
            <text:p>93.5</text:p>
          </table:table-cell>
          <table:table-cell office:value-type="float" office:value="20">
            <text:p>20</text:p>
          </table:table-cell>
          <table:table-cell table:style-name="ce7" table:formula="oooc:=[.I7]-[.M7]" office:value-type="float" office:value="75.3202383950306">
            <text:p>75.32</text:p>
          </table:table-cell>
          <table:table-cell table:formula="oooc:=[.J7]-[.M7]" office:value-type="float" office:value="73.5646262626471">
            <text:p>73.56</text:p>
          </table:table-cell>
          <table:table-cell table:formula="oooc:=[.L7]-[.M7]" office:value-type="float" office:value="73.4996201243932">
            <text:p>73.5</text:p>
          </table:table-cell>
          <table:table-cell table:formula="oooc:=[.L7]-[.M7]" office:value-type="float" office:value="73.4996201243932">
            <text:p>73.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Oct  3 13:07:39 2007">
            <text:p>Wed Oct <text:s/>3 13:07:39 2007</text:p>
          </table:table-cell>
          <table:table-cell table:style-name="ce7" table:formula="oooc:=[$Rogue.T6]" office:value-type="float" office:value="3960">
            <text:p>3960</text:p>
          </table:table-cell>
          <table:table-cell/>
          <table:table-cell table:style-name="ce7" table:formula="oooc:=[$Rogue.U6]" office:value-type="float" office:value="5656">
            <text:p>5656</text:p>
          </table:table-cell>
          <table:table-cell table:style-name="ce7" table:formula="oooc:=[$Rogue.V6]" office:value-type="float" office:value="1296">
            <text:p>1296</text:p>
          </table:table-cell>
          <table:table-cell office:value-type="float" office:value="1">
            <text:p>1</text:p>
          </table:table-cell>
          <table:table-cell table:style-name="ce7" table:formula="oooc:=(([.F8]-[.G8])*100)/MAX([.F8];[.G8])*[.H8]" office:value-type="float" office:value="77.0862800565771">
            <text:p>77.09</text:p>
          </table:table-cell>
          <table:table-cell table:style-name="ce7" table:formula="oooc:=[Rogue.V18]" office:value-type="float" office:value="65.1100188578677">
            <text:p>65.11</text:p>
          </table:table-cell>
          <table:table-cell table:style-name="ce7" table:formula="oooc:=[Rogue.V19]" office:value-type="float" office:value="65.0708374853776">
            <text:p>65.07</text:p>
          </table:table-cell>
          <table:table-cell table:style-name="ce7" table:formula="oooc:=[Rogue.V20]" office:value-type="float" office:value="64.9474730880636">
            <text:p>64.95</text:p>
          </table:table-cell>
          <table:table-cell office:value-type="float" office:value="20">
            <text:p>20</text:p>
          </table:table-cell>
          <table:table-cell table:style-name="ce7" table:formula="oooc:=[.I8]-[.M8]" office:value-type="float" office:value="57.0862800565771">
            <text:p>57.09</text:p>
          </table:table-cell>
          <table:table-cell table:formula="oooc:=[.J8]-[.M8]" office:value-type="float" office:value="45.1100188578677">
            <text:p>45.11</text:p>
          </table:table-cell>
          <table:table-cell table:formula="oooc:=[.L8]-[.M8]" office:value-type="float" office:value="44.9474730880636">
            <text:p>44.95</text:p>
          </table:table-cell>
          <table:table-cell table:formula="oooc:=[.L8]-[.M8]" office:value-type="float" office:value="44.9474730880636">
            <text:p>44.9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Tue Oct  9 11:00:42 2007">
            <text:p>Tue Oct <text:s/>9 11:00:42 2007</text:p>
          </table:table-cell>
          <table:table-cell table:style-name="ce7" table:formula="oooc:=[$Rogue.W6]" office:value-type="float" office:value="6226">
            <text:p>6226</text:p>
          </table:table-cell>
          <table:table-cell/>
          <table:table-cell table:style-name="ce8" table:formula="oooc:=[$Rogue.X6]" office:value-type="float" office:value="9665">
            <text:p>9665</text:p>
          </table:table-cell>
          <table:table-cell table:style-name="ce7" table:formula="oooc:=[$Rogue.Y6]" office:value-type="float" office:value="2546">
            <text:p>2546</text:p>
          </table:table-cell>
          <table:table-cell office:value-type="float" office:value="1">
            <text:p>1</text:p>
          </table:table-cell>
          <table:table-cell table:style-name="ce7" table:formula="oooc:=(([.F9]-[.G9])*100)/MAX([.F9];[.G9])*[.H9]" office:value-type="float" office:value="73.6575271598551">
            <text:p>73.66</text:p>
          </table:table-cell>
          <table:table-cell table:style-name="ce7" table:formula="oooc:=[Rogue.Y18]" office:value-type="float" office:value="76.2760653814239">
            <text:p>76.28</text:p>
          </table:table-cell>
          <table:table-cell table:style-name="ce7" table:formula="oooc:=[Rogue.Y19]" office:value-type="float" office:value="76.1915871497562">
            <text:p>76.19</text:p>
          </table:table-cell>
          <table:table-cell table:style-name="ce7" table:formula="oooc:=[Rogue.Y20]" office:value-type="float" office:value="76.1509978808132">
            <text:p>76.15</text:p>
          </table:table-cell>
          <table:table-cell office:value-type="float" office:value="20">
            <text:p>20</text:p>
          </table:table-cell>
          <table:table-cell table:style-name="ce7" table:formula="oooc:=[.I9]-[.M9]" office:value-type="float" office:value="53.6575271598551">
            <text:p>53.66</text:p>
          </table:table-cell>
          <table:table-cell table:formula="oooc:=[.J9]-[.M9]" office:value-type="float" office:value="56.2760653814239">
            <text:p>56.28</text:p>
          </table:table-cell>
          <table:table-cell table:formula="oooc:=[.L9]-[.M9]" office:value-type="float" office:value="56.1509978808132">
            <text:p>56.15</text:p>
          </table:table-cell>
          <table:table-cell table:formula="oooc:=[.L9]-[.M9]" office:value-type="float" office:value="56.1509978808132">
            <text:p>56.15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Oct  3 13:05:40 2007">
            <text:p>Wed Oct <text:s/>3 13:05:40 2007</text:p>
          </table:table-cell>
          <table:table-cell table:style-name="ce7" table:formula="oooc:=[$Wargame.B7]" office:value-type="float" office:value="3824">
            <text:p>3824</text:p>
          </table:table-cell>
          <table:table-cell table:style-name="ce8" table:formula="oooc:=[$Wargame.C7]" office:value-type="float" office:value="3680">
            <text:p>3680</text:p>
          </table:table-cell>
          <table:table-cell table:style-name="ce8" table:formula="oooc:=[$Wargame.D7]" office:value-type="float" office:value="6674">
            <text:p>6674</text:p>
          </table:table-cell>
          <table:table-cell table:style-name="ce7" table:formula="oooc:=[$Wargame.E7]" office:value-type="float" office:value="4558">
            <text:p>4558</text:p>
          </table:table-cell>
          <table:table-cell office:value-type="float" office:value="1">
            <text:p>1</text:p>
          </table:table-cell>
          <table:table-cell table:style-name="ce7" table:formula="oooc:=(([.F13]-[.G13])*100)/MAX([.F13];[.G13])*[.H13]" office:value-type="float" office:value="31.7051243632005">
            <text:p>31.71</text:p>
          </table:table-cell>
          <table:table-cell table:style-name="ce7" table:formula="oooc:=[Wargame.E19]" office:value-type="float" office:value="25.9700842307418">
            <text:p>25.97</text:p>
          </table:table-cell>
          <table:table-cell table:style-name="ce7" table:formula="oooc:=[Wargame.E20]" office:value-type="float" office:value="26.1054617402107">
            <text:p>26.11</text:p>
          </table:table-cell>
          <table:table-cell table:style-name="ce7" table:formula="oooc:=[Wargame.E21]" office:value-type="float" office:value="25.9175153683824">
            <text:p>25.92</text:p>
          </table:table-cell>
          <table:table-cell office:value-type="float" office:value="30">
            <text:p>30</text:p>
          </table:table-cell>
          <table:table-cell table:style-name="ce7" table:formula="oooc:=[.I13]-[.M13]" office:value-type="float" office:value="1.70512436320048">
            <text:p>1.71</text:p>
          </table:table-cell>
          <table:table-cell table:formula="oooc:=[.J13]-[.M13]" office:value-type="float" office:value="-4.0299157692582">
            <text:p>-4.03</text:p>
          </table:table-cell>
          <table:table-cell table:formula="oooc:=[.L13]-[.M13]" office:value-type="float" office:value="-4.0824846316176">
            <text:p>-4.08</text:p>
          </table:table-cell>
          <table:table-cell table:formula="oooc:=[.L13]-[.M13]" office:value-type="float" office:value="-4.0824846316176">
            <text:p>-4.08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Oct  3 12:10:34 2007">
            <text:p>Wed Oct <text:s/>3 12:10:34 2007</text:p>
          </table:table-cell>
          <table:table-cell table:style-name="ce8" table:formula="oooc:=[$Wargame.F7]" office:value-type="float" office:value="1123">
            <text:p>1123</text:p>
          </table:table-cell>
          <table:table-cell table:style-name="ce8" table:formula="oooc:=[$Wargame.G7]" office:value-type="float" office:value="5074">
            <text:p>5074</text:p>
          </table:table-cell>
          <table:table-cell table:style-name="ce8" table:formula="oooc:=[$Wargame.H7]" office:value-type="float" office:value="5339">
            <text:p>5339</text:p>
          </table:table-cell>
          <table:table-cell table:style-name="ce7" table:formula="oooc:=[$Wargame.I7]" office:value-type="float" office:value="3379">
            <text:p>3379</text:p>
          </table:table-cell>
          <table:table-cell office:value-type="float" office:value="1">
            <text:p>1</text:p>
          </table:table-cell>
          <table:table-cell table:style-name="ce7" table:formula="oooc:=(([.F14]-[.G14])*100)/MAX([.F14];[.G14])*[.H14]" office:value-type="float" office:value="36.7109945682712">
            <text:p>36.71</text:p>
          </table:table-cell>
          <table:table-cell table:style-name="ce7" table:formula="oooc:=[Wargame.I19]" office:value-type="float" office:value="21.2385729043174">
            <text:p>21.24</text:p>
          </table:table-cell>
          <table:table-cell table:style-name="ce7" table:formula="oooc:=[Wargame.I20]" office:value-type="float" office:value="21.3239096707464">
            <text:p>21.32</text:p>
          </table:table-cell>
          <table:table-cell table:style-name="ce7" table:formula="oooc:=[Wargame.I21]" office:value-type="float" office:value="21.2317387568032">
            <text:p>21.23</text:p>
          </table:table-cell>
          <table:table-cell office:value-type="float" office:value="30">
            <text:p>30</text:p>
          </table:table-cell>
          <table:table-cell table:style-name="ce7" table:formula="oooc:=[.I14]-[.M14]" office:value-type="float" office:value="6.71099456827121">
            <text:p>6.71</text:p>
          </table:table-cell>
          <table:table-cell table:formula="oooc:=[.J14]-[.M14]" office:value-type="float" office:value="-8.7614270956826">
            <text:p>-8.76</text:p>
          </table:table-cell>
          <table:table-cell table:formula="oooc:=[.L14]-[.M14]" office:value-type="float" office:value="-8.7682612431968">
            <text:p>-8.77</text:p>
          </table:table-cell>
          <table:table-cell table:formula="oooc:=[.L14]-[.M14]" office:value-type="float" office:value="-8.7682612431968">
            <text:p>-8.7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Oct  3 13:12:44 2007">
            <text:p>Wed Oct <text:s/>3 13:12:44 2007</text:p>
          </table:table-cell>
          <table:table-cell table:style-name="ce7" table:formula="oooc:=[$Wargame.J7]" office:value-type="float" office:value="10176">
            <text:p>10176</text:p>
          </table:table-cell>
          <table:table-cell/>
          <table:table-cell table:style-name="ce7" table:formula="oooc:=[$Wargame.K7]" office:value-type="float" office:value="5436">
            <text:p>5436</text:p>
          </table:table-cell>
          <table:table-cell table:style-name="ce7" table:formula="oooc:=[$Wargame.L7]" office:value-type="float" office:value="2244">
            <text:p>2244</text:p>
          </table:table-cell>
          <table:table-cell office:value-type="float" office:value="1">
            <text:p>1</text:p>
          </table:table-cell>
          <table:table-cell table:style-name="ce7" table:formula="oooc:=(([.F15]-[.G15])*100)/MAX([.F15];[.G15])*[.H15]" office:value-type="float" office:value="58.719646799117">
            <text:p>58.72</text:p>
          </table:table-cell>
          <table:table-cell table:style-name="ce7" table:formula="oooc:=[Wargame.L19]" office:value-type="float" office:value="63.8291939324702">
            <text:p>63.83</text:p>
          </table:table-cell>
          <table:table-cell table:style-name="ce7" table:formula="oooc:=[Wargame.L20]" office:value-type="float" office:value="63.7508613429293">
            <text:p>63.75</text:p>
          </table:table-cell>
          <table:table-cell table:style-name="ce7" table:formula="oooc:=[Wargame.L21]" office:value-type="float" office:value="63.7023177670014">
            <text:p>63.7</text:p>
          </table:table-cell>
          <table:table-cell office:value-type="float" office:value="30">
            <text:p>30</text:p>
          </table:table-cell>
          <table:table-cell table:style-name="ce7" table:formula="oooc:=[.I15]-[.M15]" office:value-type="float" office:value="28.719646799117">
            <text:p>28.72</text:p>
          </table:table-cell>
          <table:table-cell table:formula="oooc:=[.J15]-[.M15]" office:value-type="float" office:value="33.8291939324702">
            <text:p>33.83</text:p>
          </table:table-cell>
          <table:table-cell table:formula="oooc:=[.L15]-[.M15]" office:value-type="float" office:value="33.7023177670014">
            <text:p>33.7</text:p>
          </table:table-cell>
          <table:table-cell table:formula="oooc:=[.L15]-[.M15]" office:value-type="float" office:value="33.7023177670014">
            <text:p>33.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Oct  3 12:40:04 2007">
            <text:p>Wed Oct <text:s/>3 12:40:04 2007</text:p>
          </table:table-cell>
          <table:table-cell table:style-name="ce7" table:formula="oooc:=[$Wargame.M7]" office:value-type="float" office:value="7476">
            <text:p>7476</text:p>
          </table:table-cell>
          <table:table-cell/>
          <table:table-cell table:style-name="ce7" table:formula="oooc:=[$Wargame.N7]" office:value-type="float" office:value="2897">
            <text:p>2897</text:p>
          </table:table-cell>
          <table:table-cell table:style-name="ce7" table:formula="oooc:=[$Wargame.O7]" office:value-type="float" office:value="2118">
            <text:p>2118</text:p>
          </table:table-cell>
          <table:table-cell office:value-type="float" office:value="1">
            <text:p>1</text:p>
          </table:table-cell>
          <table:table-cell table:style-name="ce7" table:formula="oooc:=(([.F16]-[.G16])*100)/MAX([.F16];[.G16])*[.H16]" office:value-type="float" office:value="26.8898860890576">
            <text:p>26.89</text:p>
          </table:table-cell>
          <table:table-cell table:style-name="ce7" table:formula="oooc:=[Wargame.O19]" office:value-type="float" office:value="33.6656262088581">
            <text:p>33.67</text:p>
          </table:table-cell>
          <table:table-cell table:style-name="ce7" table:formula="oooc:=[Wargame.O20]" office:value-type="float" office:value="33.3809070726292">
            <text:p>33.38</text:p>
          </table:table-cell>
          <table:table-cell table:style-name="ce7" table:formula="oooc:=[Wargame.O21]" office:value-type="float" office:value="33.3333333333333">
            <text:p>33.33</text:p>
          </table:table-cell>
          <table:table-cell office:value-type="float" office:value="30">
            <text:p>30</text:p>
          </table:table-cell>
          <table:table-cell table:style-name="ce7" table:formula="oooc:=[.I16]-[.M16]" office:value-type="float" office:value="-3.11011391094235">
            <text:p>-3.11</text:p>
          </table:table-cell>
          <table:table-cell table:formula="oooc:=[.J16]-[.M16]" office:value-type="float" office:value="3.6656262088581">
            <text:p>3.67</text:p>
          </table:table-cell>
          <table:table-cell table:formula="oooc:=[.L16]-[.M16]" office:value-type="float" office:value="3.3333333333333">
            <text:p>3.33</text:p>
          </table:table-cell>
          <table:table-cell table:formula="oooc:=[.L16]-[.M16]" office:value-type="float" office:value="3.3333333333333">
            <text:p>3.33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Oct  3 13:19:17 2007">
            <text:p>Wed Oct <text:s/>3 13:19:17 2007</text:p>
          </table:table-cell>
          <table:table-cell table:style-name="ce9" table:formula="oooc:=[$Wargame.P7]" office:value-type="float" office:value="18889">
            <text:p>18889</text:p>
          </table:table-cell>
          <table:table-cell/>
          <table:table-cell table:style-name="ce8" table:formula="oooc:=[$Wargame.Q7]" office:value-type="float" office:value="5299">
            <text:p>5299</text:p>
          </table:table-cell>
          <table:table-cell table:style-name="ce7" table:formula="oooc:=[$Wargame.R7]" office:value-type="float" office:value="6293">
            <text:p>6293</text:p>
          </table:table-cell>
          <table:table-cell office:value-type="float" office:value="1">
            <text:p>1</text:p>
          </table:table-cell>
          <table:table-cell table:style-name="ce7" table:formula="oooc:=(([.F17]-[.G17])*100)/MAX([.F17];[.G17])*[.H17]" office:value-type="float" office:value="-15.7953281423804">
            <text:p>-15.8</text:p>
          </table:table-cell>
          <table:table-cell table:style-name="ce7" table:formula="oooc:=[Wargame.R19]" office:value-type="float" office:value="-23.2569708295493">
            <text:p>-23.26</text:p>
          </table:table-cell>
          <table:table-cell table:style-name="ce7" table:formula="oooc:=[Wargame.R20]" office:value-type="float" office:value="-23.1745479833102">
            <text:p>-23.17</text:p>
          </table:table-cell>
          <table:table-cell table:style-name="ce7" table:formula="oooc:=[Wargame.R21]" office:value-type="float" office:value="-23.102567433">
            <text:p>-23.1</text:p>
          </table:table-cell>
          <table:table-cell office:value-type="float" office:value="20">
            <text:p>20</text:p>
          </table:table-cell>
          <table:table-cell table:style-name="ce7" table:formula="oooc:=[.I17]-[.M17]" office:value-type="float" office:value="-35.7953281423804">
            <text:p>-35.8</text:p>
          </table:table-cell>
          <table:table-cell table:formula="oooc:=[.J17]-[.M17]" office:value-type="float" office:value="-43.2569708295493">
            <text:p>-43.26</text:p>
          </table:table-cell>
          <table:table-cell table:formula="oooc:=[.L17]-[.M17]" office:value-type="float" office:value="-43.102567433">
            <text:p>-43.1</text:p>
          </table:table-cell>
          <table:table-cell table:formula="oooc:=[.L17]-[.M17]" office:value-type="float" office:value="-43.102567433">
            <text:p>-43.1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Tue Oct  9 11:10:00 2007">
            <text:p>Tue Oct <text:s/>9 11:10:00 2007</text:p>
          </table:table-cell>
          <table:table-cell table:style-name="ce8" table:formula="oooc:=[$Wargame.S7]" office:value-type="float" office:value="20553">
            <text:p>20553</text:p>
          </table:table-cell>
          <table:table-cell/>
          <table:table-cell table:style-name="ce8" table:formula="oooc:=[$Wargame.T7]" office:value-type="float" office:value="7642">
            <text:p>7642</text:p>
          </table:table-cell>
          <table:table-cell table:style-name="ce7" table:formula="oooc:=[$Wargame.U7]" office:value-type="float" office:value="2292">
            <text:p>2292</text:p>
          </table:table-cell>
          <table:table-cell office:value-type="float" office:value="1">
            <text:p>1</text:p>
          </table:table-cell>
          <table:table-cell table:style-name="ce7" table:formula="oooc:=(([.F18]-[.G18])*100)/MAX([.F18];[.G18])*[.H18]" office:value-type="float" office:value="70.0078513478147">
            <text:p>70.01</text:p>
          </table:table-cell>
          <table:table-cell table:style-name="ce7" table:formula="oooc:=[Wargame.U19]" office:value-type="float" office:value="69.9989501422988">
            <text:p>70</text:p>
          </table:table-cell>
          <table:table-cell table:style-name="ce7" table:formula="oooc:=[Wargame.U20]" office:value-type="float" office:value="69.9414333592877">
            <text:p>69.94</text:p>
          </table:table-cell>
          <table:table-cell table:style-name="ce7" table:formula="oooc:=[Wargame.U21]" office:value-type="float" office:value="69.8748861835227">
            <text:p>69.87</text:p>
          </table:table-cell>
          <table:table-cell office:value-type="float" office:value="20">
            <text:p>20</text:p>
          </table:table-cell>
          <table:table-cell table:style-name="ce7" table:formula="oooc:=[.I18]-[.M18]" office:value-type="float" office:value="50.0078513478147">
            <text:p>50.01</text:p>
          </table:table-cell>
          <table:table-cell table:formula="oooc:=[.J18]-[.M18]" office:value-type="float" office:value="49.9989501422988">
            <text:p>50</text:p>
          </table:table-cell>
          <table:table-cell table:formula="oooc:=[.L18]-[.M18]" office:value-type="float" office:value="49.8748861835227">
            <text:p>49.87</text:p>
          </table:table-cell>
          <table:table-cell table:formula="oooc:=[.L18]-[.M18]" office:value-type="float" office:value="49.8748861835227">
            <text:p>49.87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Oct  3 11:57:00 2007">
            <text:p>Wed Oct <text:s/>3 11:57:00 2007</text:p>
          </table:table-cell>
          <table:table-cell table:style-name="ce8" table:formula="oooc:=[$Wargame.V7]" office:value-type="float" office:value="10176">
            <text:p>10176</text:p>
          </table:table-cell>
          <table:table-cell/>
          <table:table-cell table:style-name="ce7" table:formula="oooc:=[$Wargame.W7]" office:value-type="float" office:value="8813">
            <text:p>8813</text:p>
          </table:table-cell>
          <table:table-cell table:style-name="ce7" table:formula="oooc:=[$Wargame.X7]" office:value-type="float" office:value="6113">
            <text:p>6113</text:p>
          </table:table-cell>
          <table:table-cell office:value-type="float" office:value="1">
            <text:p>1</text:p>
          </table:table-cell>
          <table:table-cell table:style-name="ce7" table:formula="oooc:=(([.F19]-[.G19])*100)/MAX([.F19];[.G19])*[.H19]" office:value-type="float" office:value="30.6365596278225">
            <text:p>30.64</text:p>
          </table:table-cell>
          <table:table-cell table:style-name="ce7" table:formula="oooc:=[Wargame.X19]" office:value-type="float" office:value="31.261132347185">
            <text:p>31.26</text:p>
          </table:table-cell>
          <table:table-cell table:style-name="ce7" table:formula="oooc:=[Wargame.X20]" office:value-type="float" office:value="31.2197728790915">
            <text:p>31.22</text:p>
          </table:table-cell>
          <table:table-cell table:style-name="ce7" table:formula="oooc:=[Wargame.X21]" office:value-type="float" office:value="31.1495080393568">
            <text:p>31.15</text:p>
          </table:table-cell>
          <table:table-cell office:value-type="float" office:value="20">
            <text:p>20</text:p>
          </table:table-cell>
          <table:table-cell table:style-name="ce7" table:formula="oooc:=[.I19]-[.M19]" office:value-type="float" office:value="10.6365596278225">
            <text:p>10.64</text:p>
          </table:table-cell>
          <table:table-cell table:formula="oooc:=[.J19]-[.M19]" office:value-type="float" office:value="11.261132347185">
            <text:p>11.26</text:p>
          </table:table-cell>
          <table:table-cell table:formula="oooc:=[.L19]-[.M19]" office:value-type="float" office:value="11.1495080393568">
            <text:p>11.15</text:p>
          </table:table-cell>
          <table:table-cell table:formula="oooc:=[.L19]-[.M19]" office:value-type="float" office:value="11.1495080393568">
            <text:p>11.1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Tue Oct  9 10:55:30 2007">
            <text:p>Tue Oct <text:s/>9 10:55:30 2007</text:p>
          </table:table-cell>
          <table:table-cell table:style-name="ce7" table:formula="oooc:=[$Wargame.Y7]" office:value-type="float" office:value="7476">
            <text:p>7476</text:p>
          </table:table-cell>
          <table:table-cell/>
          <table:table-cell table:style-name="ce8" table:formula="oooc:=[$Wargame.Z7]" office:value-type="float" office:value="7722">
            <text:p>7722</text:p>
          </table:table-cell>
          <table:table-cell table:style-name="ce7" table:formula="oooc:=[$Wargame.AA7]" office:value-type="float" office:value="5347">
            <text:p>5347</text:p>
          </table:table-cell>
          <table:table-cell office:value-type="float" office:value="1">
            <text:p>1</text:p>
          </table:table-cell>
          <table:table-cell table:style-name="ce7" table:formula="oooc:=(([.F20]-[.G20])*100)/MAX([.F20];[.G20])*[.H20]" office:value-type="float" office:value="30.7562807562808">
            <text:p>30.76</text:p>
          </table:table-cell>
          <table:table-cell table:style-name="ce7" table:formula="oooc:=[Wargame.AA19]" office:value-type="float" office:value="36.938621307019">
            <text:p>36.94</text:p>
          </table:table-cell>
          <table:table-cell table:style-name="ce7" table:formula="oooc:=[Wargame.AA20]" office:value-type="float" office:value="36.8496878501681">
            <text:p>36.85</text:p>
          </table:table-cell>
          <table:table-cell table:style-name="ce7" table:formula="oooc:=[Wargame.AA21]" office:value-type="float" office:value="36.8032711988304">
            <text:p>36.8</text:p>
          </table:table-cell>
          <table:table-cell office:value-type="float" office:value="20">
            <text:p>20</text:p>
          </table:table-cell>
          <table:table-cell table:style-name="ce7" table:formula="oooc:=[.I20]-[.M20]" office:value-type="float" office:value="10.7562807562808">
            <text:p>10.76</text:p>
          </table:table-cell>
          <table:table-cell table:formula="oooc:=[.J20]-[.M20]" office:value-type="float" office:value="16.938621307019">
            <text:p>16.94</text:p>
          </table:table-cell>
          <table:table-cell table:formula="oooc:=[.L20]-[.M20]" office:value-type="float" office:value="16.8032711988304">
            <text:p>16.8</text:p>
          </table:table-cell>
          <table:table-cell table:formula="oooc:=[.L20]-[.M20]" office:value-type="float" office:value="16.8032711988304">
            <text:p>16.8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Oct  3 13:09:18 2007">
            <text:p>Wed Oct <text:s/>3 13:09:18 2007</text:p>
          </table:table-cell>
          <table:table-cell table:style-name="ce7" table:formula="oooc:=[$Escape.B7]" office:value-type="float" office:value="21085">
            <text:p>21085</text:p>
          </table:table-cell>
          <table:table-cell table:style-name="ce7" table:formula="oooc:=[$Escape.C7]" office:value-type="float" office:value="1659">
            <text:p>1659</text:p>
          </table:table-cell>
          <table:table-cell table:style-name="ce8" table:formula="oooc:=[$Escape.D7]" office:value-type="float" office:value="13714">
            <text:p>13714</text:p>
          </table:table-cell>
          <table:table-cell table:style-name="ce8" table:formula="oooc:=[$Escape.E7]" office:value-type="float" office:value="2302">
            <text:p>2302</text:p>
          </table:table-cell>
          <table:table-cell office:value-type="float" office:value="1">
            <text:p>1</text:p>
          </table:table-cell>
          <table:table-cell table:style-name="ce7" table:formula="oooc:=(([.F24]-[.G24])*100)/MAX([.F24];[.G24])*[.H24]" office:value-type="float" office:value="83.2142336298673">
            <text:p>83.21</text:p>
          </table:table-cell>
          <table:table-cell table:style-name="ce7" table:formula="oooc:=[Escape.E19]" office:value-type="float" office:value="88.3531405058871">
            <text:p>88.35</text:p>
          </table:table-cell>
          <table:table-cell table:style-name="ce7" table:formula="oooc:=[Escape.E20]" office:value-type="float" office:value="88.0024682651622">
            <text:p>88</text:p>
          </table:table-cell>
          <table:table-cell table:style-name="ce7" table:formula="oooc:=[Escape.E21]" office:value-type="float" office:value="87.8717634709587">
            <text:p>87.87</text:p>
          </table:table-cell>
          <table:table-cell office:value-type="float" office:value="30">
            <text:p>30</text:p>
          </table:table-cell>
          <table:table-cell table:style-name="ce7" table:formula="oooc:=[.I24]-[.M24]" office:value-type="float" office:value="53.2142336298673">
            <text:p>53.21</text:p>
          </table:table-cell>
          <table:table-cell table:formula="oooc:=[.J24]-[.M24]" office:value-type="float" office:value="58.3531405058871">
            <text:p>58.35</text:p>
          </table:table-cell>
          <table:table-cell table:formula="oooc:=[.L24]-[.M24]" office:value-type="float" office:value="57.8717634709587">
            <text:p>57.87</text:p>
          </table:table-cell>
          <table:table-cell table:formula="oooc:=[.L24]-[.M24]" office:value-type="float" office:value="57.8717634709587">
            <text:p>57.87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Oct  3 12:11:56 2007">
            <text:p>Wed Oct <text:s/>3 12:11:56 2007</text:p>
          </table:table-cell>
          <table:table-cell table:style-name="ce7" table:formula="oooc:=[$Escape.F7]" office:value-type="float" office:value="4780">
            <text:p>4780</text:p>
          </table:table-cell>
          <table:table-cell table:style-name="ce7" table:formula="oooc:=[$Escape.G7]" office:value-type="float" office:value="10588">
            <text:p>10588</text:p>
          </table:table-cell>
          <table:table-cell table:style-name="ce7" table:formula="oooc:=[$Escape.H7]" office:value-type="float" office:value="27928">
            <text:p>27928</text:p>
          </table:table-cell>
          <table:table-cell table:style-name="ce7" table:formula="oooc:=[$Escape.I7]" office:value-type="float" office:value="3637">
            <text:p>3637</text:p>
          </table:table-cell>
          <table:table-cell office:value-type="float" office:value="1">
            <text:p>1</text:p>
          </table:table-cell>
          <table:table-cell table:style-name="ce7" table:formula="oooc:=(([.F25]-[.G25])*100)/MAX([.F25];[.G25])*[.H25]" office:value-type="float" office:value="86.9772271555428">
            <text:p>86.98</text:p>
          </table:table-cell>
          <table:table-cell table:style-name="ce7" table:formula="oooc:=[Escape.I19]" office:value-type="float" office:value="87.9398557525385">
            <text:p>87.94</text:p>
          </table:table-cell>
          <table:table-cell table:style-name="ce7" table:formula="oooc:=[Escape.I20]" office:value-type="float" office:value="87.8482867142353">
            <text:p>87.85</text:p>
          </table:table-cell>
          <table:table-cell table:style-name="ce7" table:formula="oooc:=[Escape.I21]" office:value-type="float" office:value="87.7402842325049">
            <text:p>87.74</text:p>
          </table:table-cell>
          <table:table-cell office:value-type="float" office:value="30">
            <text:p>30</text:p>
          </table:table-cell>
          <table:table-cell table:style-name="ce7" table:formula="oooc:=[.I25]-[.M25]" office:value-type="float" office:value="56.9772271555428">
            <text:p>56.98</text:p>
          </table:table-cell>
          <table:table-cell table:formula="oooc:=[.J25]-[.M25]" office:value-type="float" office:value="57.9398557525385">
            <text:p>57.94</text:p>
          </table:table-cell>
          <table:table-cell table:formula="oooc:=[.L25]-[.M25]" office:value-type="float" office:value="57.7402842325049">
            <text:p>57.74</text:p>
          </table:table-cell>
          <table:table-cell table:formula="oooc:=[.L25]-[.M25]" office:value-type="float" office:value="57.7402842325049">
            <text:p>57.74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Oct  3 13:05:14 2007">
            <text:p>Wed Oct <text:s/>3 13:05:14 2007</text:p>
          </table:table-cell>
          <table:table-cell table:style-name="ce7" table:formula="oooc:=[$Escape.J7]" office:value-type="float" office:value="9261">
            <text:p>9261</text:p>
          </table:table-cell>
          <table:table-cell/>
          <table:table-cell table:style-name="ce7" table:formula="oooc:=[$Escape.K7]" office:value-type="float" office:value="6812">
            <text:p>6812</text:p>
          </table:table-cell>
          <table:table-cell table:style-name="ce7" table:formula="oooc:=[$Escape.L7]" office:value-type="float" office:value="2445">
            <text:p>2445</text:p>
          </table:table-cell>
          <table:table-cell office:value-type="float" office:value="1">
            <text:p>1</text:p>
          </table:table-cell>
          <table:table-cell table:style-name="ce7" table:formula="oooc:=(([.F26]-[.G26])*100)/MAX([.F26];[.G26])*[.H26]" office:value-type="float" office:value="64.1074574280681">
            <text:p>64.11</text:p>
          </table:table-cell>
          <table:table-cell table:style-name="ce7" table:formula="oooc:=[Escape.L19]" office:value-type="float" office:value="65.4535188928555">
            <text:p>65.45</text:p>
          </table:table-cell>
          <table:table-cell table:style-name="ce7" table:formula="oooc:=[Escape.L20]" office:value-type="float" office:value="64.605614973262">
            <text:p>64.61</text:p>
          </table:table-cell>
          <table:table-cell table:style-name="ce7" table:formula="oooc:=[Escape.L21]" office:value-type="float" office:value="63.9935064935065">
            <text:p>63.99</text:p>
          </table:table-cell>
          <table:table-cell office:value-type="float" office:value="30">
            <text:p>30</text:p>
          </table:table-cell>
          <table:table-cell table:style-name="ce7" table:formula="oooc:=[.I26]-[.M26]" office:value-type="float" office:value="34.1074574280681">
            <text:p>34.11</text:p>
          </table:table-cell>
          <table:table-cell table:formula="oooc:=[.J26]-[.M26]" office:value-type="float" office:value="35.4535188928555">
            <text:p>35.45</text:p>
          </table:table-cell>
          <table:table-cell table:formula="oooc:=[.L26]-[.M26]" office:value-type="float" office:value="33.9935064935065">
            <text:p>33.99</text:p>
          </table:table-cell>
          <table:table-cell table:formula="oooc:=[.L26]-[.M26]" office:value-type="float" office:value="33.9935064935065">
            <text:p>33.99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Tue Oct  9 10:50:13 2007">
            <text:p>Tue Oct <text:s/>9 10:50:13 2007</text:p>
          </table:table-cell>
          <table:table-cell table:style-name="ce7" table:formula="oooc:=[$Escape.M7]" office:value-type="float" office:value="9261">
            <text:p>9261</text:p>
          </table:table-cell>
          <table:table-cell/>
          <table:table-cell table:style-name="ce7" table:formula="oooc:=[$Escape.N7]" office:value-type="float" office:value="10890">
            <text:p>10890</text:p>
          </table:table-cell>
          <table:table-cell table:style-name="ce7" table:formula="oooc:=[$Escape.O7]" office:value-type="float" office:value="2068">
            <text:p>2068</text:p>
          </table:table-cell>
          <table:table-cell office:value-type="float" office:value="1">
            <text:p>1</text:p>
          </table:table-cell>
          <table:table-cell table:style-name="ce7" table:formula="oooc:=(([.F27]-[.G27])*100)/MAX([.F27];[.G27])*[.H27]" office:value-type="float" office:value="81.010101010101">
            <text:p>81.01</text:p>
          </table:table-cell>
          <table:table-cell table:style-name="ce7" table:formula="oooc:=[Escape.O19]" office:value-type="float" office:value="80.346390283384">
            <text:p>80.35</text:p>
          </table:table-cell>
          <table:table-cell table:style-name="ce7" table:formula="oooc:=[Escape.O20]" office:value-type="float" office:value="79.9851810688154">
            <text:p>79.99</text:p>
          </table:table-cell>
          <table:table-cell table:style-name="ce7" table:formula="oooc:=[Escape.O21]" office:value-type="float" office:value="79.8252798252798">
            <text:p>79.83</text:p>
          </table:table-cell>
          <table:table-cell office:value-type="float" office:value="30">
            <text:p>30</text:p>
          </table:table-cell>
          <table:table-cell table:style-name="ce7" table:formula="oooc:=[.I27]-[.M27]" office:value-type="float" office:value="51.010101010101">
            <text:p>51.01</text:p>
          </table:table-cell>
          <table:table-cell table:formula="oooc:=[.J27]-[.M27]" office:value-type="float" office:value="50.346390283384">
            <text:p>50.35</text:p>
          </table:table-cell>
          <table:table-cell table:formula="oooc:=[.L27]-[.M27]" office:value-type="float" office:value="49.8252798252798">
            <text:p>49.83</text:p>
          </table:table-cell>
          <table:table-cell table:formula="oooc:=[.L27]-[.M27]" office:value-type="float" office:value="49.8252798252798">
            <text:p>49.83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Tue Oct  9 11:35:14 2007">
            <text:p>Tue Oct <text:s/>9 11:35:14 2007</text:p>
          </table:table-cell>
          <table:table-cell table:style-name="ce9" table:formula="oooc:=[$Escape.P7]" office:value-type="float" office:value="157096">
            <text:p>157096</text:p>
          </table:table-cell>
          <table:table-cell/>
          <table:table-cell table:style-name="ce7" table:formula="oooc:=[$Escape.Q7]" office:value-type="float" office:value="24561">
            <text:p>24561</text:p>
          </table:table-cell>
          <table:table-cell table:style-name="ce8" table:formula="oooc:=[$Escape.R7]" office:value-type="float" office:value="5101">
            <text:p>5101</text:p>
          </table:table-cell>
          <table:table-cell office:value-type="float" office:value="1">
            <text:p>1</text:p>
          </table:table-cell>
          <table:table-cell table:style-name="ce7" table:formula="oooc:=(([.F28]-[.G28])*100)/MAX([.F28];[.G28])*[.H28]" office:value-type="float" office:value="79.2313016570987">
            <text:p>79.23</text:p>
          </table:table-cell>
          <table:table-cell table:style-name="ce7" table:formula="oooc:=[Escape.R19]" office:value-type="float" office:value="65.1531197903423">
            <text:p>65.15</text:p>
          </table:table-cell>
          <table:table-cell table:style-name="ce7" table:formula="oooc:=[Escape.R20]" office:value-type="float" office:value="65.2626597255088">
            <text:p>65.26</text:p>
          </table:table-cell>
          <table:table-cell table:style-name="ce7" table:formula="oooc:=[Escape.R21]" office:value-type="float" office:value="65.247594461394">
            <text:p>65.25</text:p>
          </table:table-cell>
          <table:table-cell office:value-type="float" office:value="20">
            <text:p>20</text:p>
          </table:table-cell>
          <table:table-cell table:style-name="ce7" table:formula="oooc:=[.I28]-[.M28]" office:value-type="float" office:value="59.2313016570987">
            <text:p>59.23</text:p>
          </table:table-cell>
          <table:table-cell table:formula="oooc:=[.J28]-[.M28]" office:value-type="float" office:value="45.1531197903423">
            <text:p>45.15</text:p>
          </table:table-cell>
          <table:table-cell table:formula="oooc:=[.L28]-[.M28]" office:value-type="float" office:value="45.247594461394">
            <text:p>45.25</text:p>
          </table:table-cell>
          <table:table-cell table:formula="oooc:=[.L28]-[.M28]" office:value-type="float" office:value="45.247594461394">
            <text:p>45.25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Oct  3 13:40:55 2007">
            <text:p>Wed Oct <text:s/>3 13:40:55 2007</text:p>
          </table:table-cell>
          <table:table-cell table:style-name="ce8" table:formula="oooc:=[$Escape.S7]" office:value-type="float" office:value="52969">
            <text:p>52969</text:p>
          </table:table-cell>
          <table:table-cell/>
          <table:table-cell table:style-name="ce7" table:formula="oooc:=[$Escape.T7]" office:value-type="float" office:value="1497">
            <text:p>1497</text:p>
          </table:table-cell>
          <table:table-cell table:style-name="ce7" table:formula="oooc:=[$Escape.U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7" table:formula="oooc:=(([.F29]-[.G29])*100)/MAX([.F29];[.G29])*[.H29]" office:value-type="float" office:value="34.5357381429526">
            <text:p>34.54</text:p>
          </table:table-cell>
          <table:table-cell table:style-name="ce7" table:formula="oooc:=[Escape.U19]" office:value-type="float" office:value="15.4070825504918">
            <text:p>15.41</text:p>
          </table:table-cell>
          <table:table-cell table:style-name="ce7" table:formula="oooc:=[Escape.U20]" office:value-type="float" office:value="18.4696569920844">
            <text:p>18.47</text:p>
          </table:table-cell>
          <table:table-cell table:style-name="ce7" table:formula="oooc:=[Escape.U21]"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7" table:formula="oooc:=[.I29]-[.M29]" office:value-type="float" office:value="14.5357381429526">
            <text:p>14.54</text:p>
          </table:table-cell>
          <table:table-cell table:formula="oooc:=[.J29]-[.M29]" office:value-type="float" office:value="-4.5929174495082">
            <text:p>-4.59</text:p>
          </table:table-cell>
          <table:table-cell table:formula="oooc:=[.L29]-[.M29]" office:value-type="float" office:value="-3">
            <text:p>-3</text:p>
          </table:table-cell>
          <table:table-cell table:formula="oooc:=[.L29]-[.M29]" office:value-type="float" office:value="-3">
            <text:p>-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Oct  3 13:12:36 2007">
            <text:p>Wed Oct <text:s/>3 13:12:36 2007</text:p>
          </table:table-cell>
          <table:table-cell table:style-name="ce7" table:formula="oooc:=[$Escape.V7]" office:value-type="float" office:value="21441">
            <text:p>21441</text:p>
          </table:table-cell>
          <table:table-cell/>
          <table:table-cell table:style-name="ce8" table:formula="oooc:=[$Escape.W7]" office:value-type="float" office:value="21539">
            <text:p>21539</text:p>
          </table:table-cell>
          <table:table-cell table:style-name="ce7" table:formula="oooc:=[$Escape.X7]" office:value-type="float" office:value="5528">
            <text:p>5528</text:p>
          </table:table-cell>
          <table:table-cell office:value-type="float" office:value="1">
            <text:p>1</text:p>
          </table:table-cell>
          <table:table-cell table:style-name="ce7" table:formula="oooc:=(([.F30]-[.G30])*100)/MAX([.F30];[.G30])*[.H30]" office:value-type="float" office:value="74.3349273411022">
            <text:p>74.33</text:p>
          </table:table-cell>
          <table:table-cell table:style-name="ce7" table:formula="oooc:=[Escape.X19]" office:value-type="float" office:value="75.8677148639973">
            <text:p>75.87</text:p>
          </table:table-cell>
          <table:table-cell table:style-name="ce7" table:formula="oooc:=[Escape.X20]" office:value-type="float" office:value="75.6122207649803">
            <text:p>75.61</text:p>
          </table:table-cell>
          <table:table-cell table:style-name="ce7" table:formula="oooc:=[Escape.X21]" office:value-type="float" office:value="75.5113830879836">
            <text:p>75.51</text:p>
          </table:table-cell>
          <table:table-cell office:value-type="float" office:value="20">
            <text:p>20</text:p>
          </table:table-cell>
          <table:table-cell table:style-name="ce7" table:formula="oooc:=[.I30]-[.M30]" office:value-type="float" office:value="54.3349273411022">
            <text:p>54.33</text:p>
          </table:table-cell>
          <table:table-cell table:formula="oooc:=[.J30]-[.M30]" office:value-type="float" office:value="55.8677148639973">
            <text:p>55.87</text:p>
          </table:table-cell>
          <table:table-cell table:formula="oooc:=[.L30]-[.M30]" office:value-type="float" office:value="55.5113830879836">
            <text:p>55.51</text:p>
          </table:table-cell>
          <table:table-cell table:formula="oooc:=[.L30]-[.M30]" office:value-type="float" office:value="55.5113830879836">
            <text:p>55.51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Oct  3 13:06:53 2007">
            <text:p>Wed Oct <text:s/>3 13:06:53 2007</text:p>
          </table:table-cell>
          <table:table-cell table:style-name="ce7" table:formula="oooc:=[$Level10.B7]" office:value-type="float" office:value="3307">
            <text:p>3307</text:p>
          </table:table-cell>
          <table:table-cell/>
          <table:table-cell table:style-name="ce7" table:formula="oooc:=[$Level10.C7]" office:value-type="float" office:value="1754">
            <text:p>1754</text:p>
          </table:table-cell>
          <table:table-cell table:style-name="ce7" table:formula="oooc:=[$Level10.D7]" office:value-type="float" office:value="334">
            <text:p>334</text:p>
          </table:table-cell>
          <table:table-cell office:value-type="float" office:value="1">
            <text:p>1</text:p>
          </table:table-cell>
          <table:table-cell table:style-name="ce7" table:formula="oooc:=(([.F35]-[.G35])*100)/MAX([.F35];[.G35])*[.H35]" office:value-type="float" office:value="80.957810718358">
            <text:p>80.96</text:p>
          </table:table-cell>
          <table:table-cell table:style-name="ce7" table:formula="oooc:=[Level10.D19]" office:value-type="float" office:value="88.5205687326323">
            <text:p>88.52</text:p>
          </table:table-cell>
          <table:table-cell table:style-name="ce7" table:formula="oooc:=[Level10.D20]" office:value-type="float" office:value="86.6567136325464">
            <text:p>86.66</text:p>
          </table:table-cell>
          <table:table-cell table:style-name="ce7" table:formula="oooc:=[Level10.D21]" office:value-type="float" office:value="86.6263378315495">
            <text:p>86.63</text:p>
          </table:table-cell>
          <table:table-cell office:value-type="float" office:value="20">
            <text:p>20</text:p>
          </table:table-cell>
          <table:table-cell table:style-name="ce7" table:formula="oooc:=[.I35]-[.M35]" office:value-type="float" office:value="60.957810718358">
            <text:p>60.96</text:p>
          </table:table-cell>
          <table:table-cell table:formula="oooc:=[.J35]-[.M35]" office:value-type="float" office:value="68.5205687326323">
            <text:p>68.52</text:p>
          </table:table-cell>
          <table:table-cell table:formula="oooc:=[.L35]-[.M35]" office:value-type="float" office:value="66.6263378315495">
            <text:p>66.63</text:p>
          </table:table-cell>
          <table:table-cell table:formula="oooc:=[.L35]-[.M35]" office:value-type="float" office:value="66.6263378315495">
            <text:p>66.6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Oct  3 13:39:25 2007">
            <text:p>Wed Oct <text:s/>3 13:39:25 2007</text:p>
          </table:table-cell>
          <table:table-cell table:style-name="ce7" table:formula="oooc:=[$Level10.E7]" office:value-type="float" office:value="19605">
            <text:p>19605</text:p>
          </table:table-cell>
          <table:table-cell/>
          <table:table-cell table:style-name="ce7" table:formula="oooc:=[$Level10.F7]" office:value-type="float" office:value="4153">
            <text:p>4153</text:p>
          </table:table-cell>
          <table:table-cell table:style-name="ce7" table:formula="oooc:=[$Level10.G7]" office:value-type="float" office:value="2029">
            <text:p>2029</text:p>
          </table:table-cell>
          <table:table-cell office:value-type="float" office:value="1">
            <text:p>1</text:p>
          </table:table-cell>
          <table:table-cell table:style-name="ce7" table:formula="oooc:=(([.F36]-[.G36])*100)/MAX([.F36];[.G36])*[.H36]" office:value-type="float" office:value="51.1437515049362">
            <text:p>51.14</text:p>
          </table:table-cell>
          <table:table-cell table:style-name="ce7" table:formula="oooc:=[Level10.G19]" office:value-type="float" office:value="54.0953957889885">
            <text:p>54.1</text:p>
          </table:table-cell>
          <table:table-cell table:style-name="ce7" table:formula="oooc:=[Level10.G20]" office:value-type="float" office:value="53.8709215798512">
            <text:p>53.87</text:p>
          </table:table-cell>
          <table:table-cell table:style-name="ce7" table:formula="oooc:=[Level10.G21]" office:value-type="float" office:value="53.834618680377">
            <text:p>53.83</text:p>
          </table:table-cell>
          <table:table-cell office:value-type="float" office:value="20">
            <text:p>20</text:p>
          </table:table-cell>
          <table:table-cell table:style-name="ce7" table:formula="oooc:=[.I36]-[.M36]" office:value-type="float" office:value="31.1437515049362">
            <text:p>31.14</text:p>
          </table:table-cell>
          <table:table-cell table:formula="oooc:=[.J36]-[.M36]" office:value-type="float" office:value="34.0953957889885">
            <text:p>34.1</text:p>
          </table:table-cell>
          <table:table-cell table:formula="oooc:=[.L36]-[.M36]" office:value-type="float" office:value="33.834618680377">
            <text:p>33.83</text:p>
          </table:table-cell>
          <table:table-cell table:formula="oooc:=[.L36]-[.M36]" office:value-type="float" office:value="33.834618680377">
            <text:p>33.8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Oct  3 13:15:49 2007">
            <text:p>Wed Oct <text:s/>3 13:15:49 2007</text:p>
          </table:table-cell>
          <table:table-cell table:style-name="ce7" table:formula="oooc:=[$Level10.H7]" office:value-type="float" office:value="4729">
            <text:p>4729</text:p>
          </table:table-cell>
          <table:table-cell/>
          <table:table-cell table:style-name="ce7" table:formula="oooc:=[$Level10.I7]" office:value-type="float" office:value="9676">
            <text:p>9676</text:p>
          </table:table-cell>
          <table:table-cell table:style-name="ce7" table:formula="oooc:=[$Level10.J7]" office:value-type="float" office:value="7486">
            <text:p>7486</text:p>
          </table:table-cell>
          <table:table-cell office:value-type="float" office:value="1">
            <text:p>1</text:p>
          </table:table-cell>
          <table:table-cell table:style-name="ce7" table:formula="oooc:=(([.F37]-[.G37])*100)/MAX([.F37];[.G37])*[.H37]" office:value-type="float" office:value="22.6333195535345">
            <text:p>22.63</text:p>
          </table:table-cell>
          <table:table-cell table:style-name="ce7" table:formula="oooc:=[Level10.J19]" office:value-type="float" office:value="23.4391504908282">
            <text:p>23.44</text:p>
          </table:table-cell>
          <table:table-cell table:style-name="ce7" table:formula="oooc:=[Level10.J20]" office:value-type="float" office:value="23.2726579624512">
            <text:p>23.27</text:p>
          </table:table-cell>
          <table:table-cell table:style-name="ce7" table:formula="oooc:=[Level10.J21]" office:value-type="float" office:value="23.3846883147665">
            <text:p>23.38</text:p>
          </table:table-cell>
          <table:table-cell office:value-type="float" office:value="20">
            <text:p>20</text:p>
          </table:table-cell>
          <table:table-cell table:style-name="ce7" table:formula="oooc:=[.I37]-[.M37]" office:value-type="float" office:value="2.63331955353452">
            <text:p>2.63</text:p>
          </table:table-cell>
          <table:table-cell table:formula="oooc:=[.J37]-[.M37]" office:value-type="float" office:value="3.4391504908282">
            <text:p>3.44</text:p>
          </table:table-cell>
          <table:table-cell table:formula="oooc:=[.L37]-[.M37]" office:value-type="float" office:value="3.3846883147665">
            <text:p>3.38</text:p>
          </table:table-cell>
          <table:table-cell table:formula="oooc:=[.L37]-[.M37]" office:value-type="float" office:value="3.3846883147665">
            <text:p>3.3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Oct  3 13:42:14 2007">
            <text:p>Wed Oct <text:s/>3 13:42:14 2007</text:p>
          </table:table-cell>
          <table:table-cell table:style-name="ce7" table:formula="oooc:=[$Level10.K7]" office:value-type="float" office:value="17941">
            <text:p>17941</text:p>
          </table:table-cell>
          <table:table-cell/>
          <table:table-cell table:style-name="ce7" table:formula="oooc:=[$Level10.L7]" office:value-type="float" office:value="1123">
            <text:p>1123</text:p>
          </table:table-cell>
          <table:table-cell table:style-name="ce7" table:formula="oooc:=[$Level10.M7]" office:value-type="float" office:value="534">
            <text:p>534</text:p>
          </table:table-cell>
          <table:table-cell office:value-type="float" office:value="1">
            <text:p>1</text:p>
          </table:table-cell>
          <table:table-cell table:style-name="ce7" table:formula="oooc:=(([.F38]-[.G38])*100)/MAX([.F38];[.G38])*[.H38]" office:value-type="float" office:value="52.4487978628673">
            <text:p>52.45</text:p>
          </table:table-cell>
          <table:table-cell table:style-name="ce7" table:formula="oooc:=[Level10.M19]" office:value-type="float" office:value="46.9540674785925">
            <text:p>46.95</text:p>
          </table:table-cell>
          <table:table-cell table:style-name="ce7" table:formula="oooc:=[Level10.M20]" office:value-type="float" office:value="46.5906550413593">
            <text:p>46.59</text:p>
          </table:table-cell>
          <table:table-cell table:style-name="ce7" table:formula="oooc:=[Level10.M21]" office:value-type="float" office:value="46.2391834923452">
            <text:p>46.24</text:p>
          </table:table-cell>
          <table:table-cell office:value-type="float" office:value="20">
            <text:p>20</text:p>
          </table:table-cell>
          <table:table-cell table:style-name="ce7" table:formula="oooc:=[.I38]-[.M38]" office:value-type="float" office:value="32.4487978628673">
            <text:p>32.45</text:p>
          </table:table-cell>
          <table:table-cell table:formula="oooc:=[.J38]-[.M38]" office:value-type="float" office:value="26.9540674785925">
            <text:p>26.95</text:p>
          </table:table-cell>
          <table:table-cell table:formula="oooc:=[.L38]-[.M38]" office:value-type="float" office:value="26.2391834923452">
            <text:p>26.24</text:p>
          </table:table-cell>
          <table:table-cell table:formula="oooc:=[.L38]-[.M38]" office:value-type="float" office:value="26.2391834923452">
            <text:p>26.2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Oct  3 13:29:26 2007">
            <text:p>Wed Oct <text:s/>3 13:29:26 2007</text:p>
          </table:table-cell>
          <table:table-cell table:style-name="ce7" table:formula="oooc:=[$Level10.N7]" office:value-type="float" office:value="52969">
            <text:p>52969</text:p>
          </table:table-cell>
          <table:table-cell/>
          <table:table-cell table:style-name="ce7" table:formula="oooc:=[$Level10.O7]" office:value-type="float" office:value="7565">
            <text:p>7565</text:p>
          </table:table-cell>
          <table:table-cell table:style-name="ce7" table:formula="oooc:=[$Level10.P7]" office:value-type="float" office:value="5683">
            <text:p>5683</text:p>
          </table:table-cell>
          <table:table-cell office:value-type="float" office:value="1">
            <text:p>1</text:p>
          </table:table-cell>
          <table:table-cell table:style-name="ce7" table:formula="oooc:=(([.F39]-[.G39])*100)/MAX([.F39];[.G39])*[.H39]" office:value-type="float" office:value="24.8777263714475">
            <text:p>24.88</text:p>
          </table:table-cell>
          <table:table-cell table:style-name="ce7" table:formula="oooc:=[Level10.P19]" office:value-type="float" office:value="25.2795201709792">
            <text:p>25.28</text:p>
          </table:table-cell>
          <table:table-cell table:style-name="ce7" table:formula="oooc:=[Level10.P20]" office:value-type="float" office:value="25.3286384976526">
            <text:p>25.33</text:p>
          </table:table-cell>
          <table:table-cell table:style-name="ce7" table:formula="oooc:=[Level10.P21]" office:value-type="float" office:value="25.0578435909301">
            <text:p>25.06</text:p>
          </table:table-cell>
          <table:table-cell office:value-type="float" office:value="20">
            <text:p>20</text:p>
          </table:table-cell>
          <table:table-cell table:style-name="ce7" table:formula="oooc:=[.I39]-[.M39]" office:value-type="float" office:value="4.87772637144746">
            <text:p>4.88</text:p>
          </table:table-cell>
          <table:table-cell table:formula="oooc:=[.J39]-[.M39]" office:value-type="float" office:value="5.2795201709792">
            <text:p>5.28</text:p>
          </table:table-cell>
          <table:table-cell table:formula="oooc:=[.L39]-[.M39]" office:value-type="float" office:value="5.0578435909301">
            <text:p>5.06</text:p>
          </table:table-cell>
          <table:table-cell table:formula="oooc:=[.L39]-[.M39]" office:value-type="float" office:value="5.0578435909301">
            <text:p>5.0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Oct  3 13:29:53 2007">
            <text:p>Wed Oct <text:s/>3 13:29:53 2007</text:p>
          </table:table-cell>
          <table:table-cell table:style-name="ce7" table:formula="oooc:=[$Level10.Q7]" office:value-type="float" office:value="13621">
            <text:p>13621</text:p>
          </table:table-cell>
          <table:table-cell/>
          <table:table-cell table:style-name="ce7" table:formula="oooc:=[$Level10.R7]" office:value-type="float" office:value="3329">
            <text:p>3329</text:p>
          </table:table-cell>
          <table:table-cell table:style-name="ce7" table:formula="oooc:=[$Level10.S7]" office:value-type="float" office:value="1878">
            <text:p>1878</text:p>
          </table:table-cell>
          <table:table-cell office:value-type="float" office:value="1">
            <text:p>1</text:p>
          </table:table-cell>
          <table:table-cell table:style-name="ce7" table:formula="oooc:=(([.F40]-[.G40])*100)/MAX([.F40];[.G40])*[.H40]" office:value-type="float" office:value="43.5866626614599">
            <text:p>43.59</text:p>
          </table:table-cell>
          <table:table-cell table:style-name="ce7" table:formula="oooc:=[Level10.S19]" office:value-type="float" office:value="43.2271074719181">
            <text:p>43.23</text:p>
          </table:table-cell>
          <table:table-cell table:style-name="ce7" table:formula="oooc:=[Level10.S20]" office:value-type="float" office:value="40.4074702886248">
            <text:p>40.41</text:p>
          </table:table-cell>
          <table:table-cell table:style-name="ce7" table:formula="oooc:=[Level10.S21]" office:value-type="float" office:value="38.6217948717949">
            <text:p>38.62</text:p>
          </table:table-cell>
          <table:table-cell office:value-type="float" office:value="20">
            <text:p>20</text:p>
          </table:table-cell>
          <table:table-cell table:style-name="ce7" table:formula="oooc:=[.I40]-[.M40]" office:value-type="float" office:value="23.5866626614599">
            <text:p>23.59</text:p>
          </table:table-cell>
          <table:table-cell table:formula="oooc:=[.J40]-[.M40]" office:value-type="float" office:value="23.2271074719181">
            <text:p>23.23</text:p>
          </table:table-cell>
          <table:table-cell table:formula="oooc:=[.L40]-[.M40]" office:value-type="float" office:value="18.6217948717949">
            <text:p>18.62</text:p>
          </table:table-cell>
          <table:table-cell table:formula="oooc:=[.L40]-[.M40]" office:value-type="float" office:value="18.6217948717949">
            <text:p>18.62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Tue Oct  9 11:00:49 2007">
            <text:p>Tue Oct <text:s/>9 11:00:49 2007</text:p>
          </table:table-cell>
          <table:table-cell table:style-name="ce7" table:formula="oooc:=[$Level10.T7]" office:value-type="float" office:value="16375">
            <text:p>16375</text:p>
          </table:table-cell>
          <table:table-cell/>
          <table:table-cell table:style-name="ce7" table:formula="oooc:=[$Level10.U7]" office:value-type="float" office:value="3336">
            <text:p>3336</text:p>
          </table:table-cell>
          <table:table-cell table:style-name="ce7" table:formula="oooc:=[$Level10.V7]" office:value-type="float" office:value="953">
            <text:p>953</text:p>
          </table:table-cell>
          <table:table-cell office:value-type="float" office:value="1">
            <text:p>1</text:p>
          </table:table-cell>
          <table:table-cell table:style-name="ce7" table:formula="oooc:=(([.F41]-[.G41])*100)/MAX([.F41];[.G41])*[.H41]" office:value-type="float" office:value="71.4328537170264">
            <text:p>71.43</text:p>
          </table:table-cell>
          <table:table-cell table:style-name="ce7" table:formula="oooc:=[Level10.V19]" office:value-type="float" office:value="75.0456856555838">
            <text:p>75.05</text:p>
          </table:table-cell>
          <table:table-cell table:style-name="ce7" table:formula="oooc:=[Level10.V20]" office:value-type="float" office:value="74.8485629591442">
            <text:p>74.85</text:p>
          </table:table-cell>
          <table:table-cell table:style-name="ce7" table:formula="oooc:=[Level10.V21]" office:value-type="float" office:value="74.743128692525">
            <text:p>74.74</text:p>
          </table:table-cell>
          <table:table-cell office:value-type="float" office:value="20">
            <text:p>20</text:p>
          </table:table-cell>
          <table:table-cell table:style-name="ce7" table:formula="oooc:=[.I41]-[.M41]" office:value-type="float" office:value="51.4328537170264">
            <text:p>51.43</text:p>
          </table:table-cell>
          <table:table-cell table:formula="oooc:=[.J41]-[.M41]" office:value-type="float" office:value="55.0456856555838">
            <text:p>55.05</text:p>
          </table:table-cell>
          <table:table-cell table:formula="oooc:=[.L41]-[.M41]" office:value-type="float" office:value="54.743128692525">
            <text:p>54.74</text:p>
          </table:table-cell>
          <table:table-cell table:formula="oooc:=[.L41]-[.M41]" office:value-type="float" office:value="54.743128692525">
            <text:p>54.7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0.W8]" office:value-type="string" office:string-value="Wed Oct 10 10:01:32 2007">
            <text:p>Wed Oct 10 10:01:32 2007</text:p>
          </table:table-cell>
          <table:table-cell table:formula="oooc:=[Level10.W7]" office:value-type="float" office:value="188213">
            <text:p>188213</text:p>
          </table:table-cell>
          <table:table-cell/>
          <table:table-cell table:formula="oooc:=[Level10.X7]" office:value-type="float" office:value="1497">
            <text:p>1497</text:p>
          </table:table-cell>
          <table:table-cell table:formula="oooc:=[Level10.Y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7" table:formula="oooc:=(([.F42]-[.G42])*100)/MAX([.F42];[.G42])*[.H42]" office:value-type="float" office:value="34.5357381429526">
            <text:p>34.54</text:p>
          </table:table-cell>
          <table:table-cell table:style-name="ce7" table:formula="oooc:=[Level10.Y19]" office:value-type="float" office:value="-1.7968310064273">
            <text:p>-1.8</text:p>
          </table:table-cell>
          <table:table-cell table:style-name="ce7" table:formula="oooc:=[Level10.Y20]" office:value-type="float" office:value="2.32558139534884">
            <text:p>2.33</text:p>
          </table:table-cell>
          <table:table-cell table:style-name="ce7" table:formula="oooc:=[Level10.Y21]" office:value-type="float" office:value="0.554785020804451">
            <text:p>0.55</text:p>
          </table:table-cell>
          <table:table-cell office:value-type="float" office:value="20">
            <text:p>20</text:p>
          </table:table-cell>
          <table:table-cell table:style-name="ce7" table:formula="oooc:=[.I42]-[.M42]" office:value-type="float" office:value="14.5357381429526">
            <text:p>14.54</text:p>
          </table:table-cell>
          <table:table-cell table:formula="oooc:=[.J42]-[.M42]" office:value-type="float" office:value="-21.7968310064273">
            <text:p>-21.8</text:p>
          </table:table-cell>
          <table:table-cell table:formula="oooc:=[.L42]-[.M42]" office:value-type="float" office:value="-19.4452149791955">
            <text:p>-19.45</text:p>
          </table:table-cell>
          <table:table-cell table:formula="oooc:=[.L42]-[.M42]" office:value-type="float" office:value="-19.4452149791955">
            <text:p>-19.45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/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ooc:=[Build.B7]" office:value-type="string" office:string-value="Tue Oct  9 17:25:26 2007">
            <text:p>Tue Oct <text:s/>9 17:25:26 2007</text:p>
          </table:table-cell>
          <table:table-cell table:formula="oooc:=[Build.B6]" office:value-type="float" office:value="57136">
            <text:p>57136</text:p>
          </table:table-cell>
          <table:table-cell/>
          <table:table-cell table:formula="oooc:=[Build.C6]" office:value-type="float" office:value="102654">
            <text:p>102654</text:p>
          </table:table-cell>
          <table:table-cell table:formula="oooc:=[Build.D6]" office:value-type="float" office:value="14696">
            <text:p>14696</text:p>
          </table:table-cell>
          <table:table-cell office:value-type="float" office:value="1">
            <text:p>1</text:p>
          </table:table-cell>
          <table:table-cell table:style-name="ce7" table:formula="oooc:=(([.F46]-[.G46])*100)/MAX([.F46];[.G46])*[.H46]" office:value-type="float" office:value="85.6839480195609">
            <text:p>85.68</text:p>
          </table:table-cell>
          <table:table-cell table:style-name="ce7" table:formula="oooc:=[Build.D18]" office:value-type="float" office:value="78.3617690239385">
            <text:p>78.36</text:p>
          </table:table-cell>
          <table:table-cell table:style-name="ce7" table:formula="oooc:=[Build.D19]" office:value-type="float" office:value="78.3609159349928">
            <text:p>78.36</text:p>
          </table:table-cell>
          <table:table-cell table:style-name="ce7" table:formula="oooc:=[Build.D20]" office:value-type="float" office:value="78.3654755112484">
            <text:p>78.37</text:p>
          </table:table-cell>
          <table:table-cell office:value-type="float" office:value="30">
            <text:p>30</text:p>
          </table:table-cell>
          <table:table-cell table:style-name="ce7" table:formula="oooc:=[.I46]-[.M46]" office:value-type="float" office:value="55.6839480195609">
            <text:p>55.68</text:p>
          </table:table-cell>
          <table:table-cell table:formula="oooc:=[.J46]-[.M46]" office:value-type="float" office:value="48.3617690239385">
            <text:p>48.36</text:p>
          </table:table-cell>
          <table:table-cell table:formula="oooc:=[.L46]-[.M46]" office:value-type="float" office:value="48.3654755112484">
            <text:p>48.37</text:p>
          </table:table-cell>
          <table:table-cell table:formula="oooc:=[.L46]-[.M46]" office:value-type="float" office:value="48.3654755112484">
            <text:p>48.3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formula="oooc:=[Build.E7]" office:value-type="string" office:string-value="Wed Oct  3 13:13:41 2007">
            <text:p>Wed Oct <text:s/>3 13:13:41 2007</text:p>
          </table:table-cell>
          <table:table-cell table:formula="oooc:=[Build.E6]" office:value-type="float" office:value="12383">
            <text:p>12383</text:p>
          </table:table-cell>
          <table:table-cell/>
          <table:table-cell table:formula="oooc:=[Build.F6]" office:value-type="float" office:value="15315">
            <text:p>15315</text:p>
          </table:table-cell>
          <table:table-cell table:formula="oooc:=[Build.G6]" office:value-type="float" office:value="319">
            <text:p>319</text:p>
          </table:table-cell>
          <table:table-cell office:value-type="float" office:value="1">
            <text:p>1</text:p>
          </table:table-cell>
          <table:table-cell table:style-name="ce7" table:formula="oooc:=(([.F47]-[.G47])*100)/MAX([.F47];[.G47])*[.H47]" office:value-type="float" office:value="97.9170747633039">
            <text:p>97.92</text:p>
          </table:table-cell>
          <table:table-cell table:style-name="ce7" table:formula="oooc:=[Build.G18]" office:value-type="float" office:value="98.8642438834891">
            <text:p>98.86</text:p>
          </table:table-cell>
          <table:table-cell table:style-name="ce7" table:formula="oooc:=[Build.G19]" office:value-type="float" office:value="98.8254231746271">
            <text:p>98.83</text:p>
          </table:table-cell>
          <table:table-cell table:style-name="ce7" table:formula="oooc:=[Build.G20]" office:value-type="float" office:value="98.8083873452913">
            <text:p>98.81</text:p>
          </table:table-cell>
          <table:table-cell office:value-type="float" office:value="30">
            <text:p>30</text:p>
          </table:table-cell>
          <table:table-cell table:style-name="ce7" table:formula="oooc:=[.I47]-[.M47]" office:value-type="float" office:value="67.9170747633039">
            <text:p>67.92</text:p>
          </table:table-cell>
          <table:table-cell table:formula="oooc:=[.J47]-[.M47]" office:value-type="float" office:value="68.8642438834891">
            <text:p>68.86</text:p>
          </table:table-cell>
          <table:table-cell table:formula="oooc:=[.L47]-[.M47]" office:value-type="float" office:value="68.8083873452913">
            <text:p>68.81</text:p>
          </table:table-cell>
          <table:table-cell table:formula="oooc:=[.L47]-[.M47]" office:value-type="float" office:value="68.8083873452913">
            <text:p>68.81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formula="oooc:=[Build.H7]" office:value-type="string" office:string-value="Tue Oct  9 15:28:21 2007">
            <text:p>Tue Oct <text:s/>9 15:28:21 2007</text:p>
          </table:table-cell>
          <table:table-cell table:formula="oooc:=[Build.H6]" office:value-type="float" office:value="111061">
            <text:p>111061</text:p>
          </table:table-cell>
          <table:table-cell/>
          <table:table-cell table:formula="oooc:=[Build.I6]" office:value-type="float" office:value="174997">
            <text:p>174997</text:p>
          </table:table-cell>
          <table:table-cell table:formula="oooc:=[Build.J6]" office:value-type="float" office:value="26411">
            <text:p>26411</text:p>
          </table:table-cell>
          <table:table-cell office:value-type="float" office:value="1">
            <text:p>1</text:p>
          </table:table-cell>
          <table:table-cell table:style-name="ce7" table:formula="oooc:=(([.F48]-[.G48])*100)/MAX([.F48];[.G48])*[.H48]" office:value-type="float" office:value="84.9077412755647">
            <text:p>84.91</text:p>
          </table:table-cell>
          <table:table-cell table:style-name="ce7" table:formula="oooc:=[Build.J18]" office:value-type="float" office:value="85.2017388242883">
            <text:p>85.2</text:p>
          </table:table-cell>
          <table:table-cell table:style-name="ce7" table:formula="oooc:=[Build.J19]" office:value-type="float" office:value="85.1986419294585">
            <text:p>85.2</text:p>
          </table:table-cell>
          <table:table-cell table:style-name="ce7" table:formula="oooc:=[Build.J20]" office:value-type="float" office:value="85.1961548221901">
            <text:p>85.2</text:p>
          </table:table-cell>
          <table:table-cell office:value-type="float" office:value="30">
            <text:p>30</text:p>
          </table:table-cell>
          <table:table-cell table:style-name="ce7" table:formula="oooc:=[.I48]-[.M48]" office:value-type="float" office:value="54.9077412755647">
            <text:p>54.91</text:p>
          </table:table-cell>
          <table:table-cell table:formula="oooc:=[.J48]-[.M48]" office:value-type="float" office:value="55.2017388242883">
            <text:p>55.2</text:p>
          </table:table-cell>
          <table:table-cell table:formula="oooc:=[.L48]-[.M48]" office:value-type="float" office:value="55.1961548221901">
            <text:p>55.2</text:p>
          </table:table-cell>
          <table:table-cell table:formula="oooc:=[.L48]-[.M48]" office:value-type="float" office:value="55.1961548221901">
            <text:p>55.2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formula="oooc:=[Build.K7]" office:value-type="string" office:string-value="Tue Oct  9 12:10:56 2007">
            <text:p>Tue Oct <text:s/>9 12:10:56 2007</text:p>
          </table:table-cell>
          <table:table-cell table:formula="oooc:=[Build.K6]" office:value-type="float" office:value="89144">
            <text:p>89144</text:p>
          </table:table-cell>
          <table:table-cell/>
          <table:table-cell table:formula="oooc:=[Build.L6]" office:value-type="float" office:value="2155">
            <text:p>2155</text:p>
          </table:table-cell>
          <table:table-cell table:formula="oooc:=[Build.M6]" office:value-type="float" office:value="290">
            <text:p>290</text:p>
          </table:table-cell>
          <table:table-cell office:value-type="float" office:value="1">
            <text:p>1</text:p>
          </table:table-cell>
          <table:table-cell table:style-name="ce7" table:formula="oooc:=(([.F49]-[.G49])*100)/MAX([.F49];[.G49])*[.H49]" office:value-type="float" office:value="86.5429234338747">
            <text:p>86.54</text:p>
          </table:table-cell>
          <table:table-cell table:style-name="ce7" table:formula="oooc:=[Build.M18]" office:value-type="float" office:value="87.7279167062089">
            <text:p>87.73</text:p>
          </table:table-cell>
          <table:table-cell table:style-name="ce7" table:formula="oooc:=[Build.M19]" office:value-type="float" office:value="87.0134465675867">
            <text:p>87.01</text:p>
          </table:table-cell>
          <table:table-cell table:style-name="ce7" table:formula="oooc:=[Build.M20]" office:value-type="float" office:value="86.7836360430259">
            <text:p>86.78</text:p>
          </table:table-cell>
          <table:table-cell office:value-type="float" office:value="20">
            <text:p>20</text:p>
          </table:table-cell>
          <table:table-cell table:style-name="ce7" table:formula="oooc:=[.I49]-[.M49]" office:value-type="float" office:value="66.5429234338747">
            <text:p>66.54</text:p>
          </table:table-cell>
          <table:table-cell table:formula="oooc:=[.J49]-[.M49]" office:value-type="float" office:value="67.7279167062089">
            <text:p>67.73</text:p>
          </table:table-cell>
          <table:table-cell table:formula="oooc:=[.L49]-[.M49]" office:value-type="float" office:value="66.7836360430259">
            <text:p>66.78</text:p>
          </table:table-cell>
          <table:table-cell table:formula="oooc:=[.L49]-[.M49]" office:value-type="float" office:value="66.7836360430259">
            <text:p>66.78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LEVEL 11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1.B8]" office:value-type="string" office:string-value="Thu Oct 11 14:40:35 2007">
            <text:p>Thu Oct 11 14:40:35 2007</text:p>
          </table:table-cell>
          <table:table-cell table:style-name="ce7" table:formula="oooc:=[$Level11.B7]" office:value-type="float" office:value="3307">
            <text:p>3307</text:p>
          </table:table-cell>
          <table:table-cell/>
          <table:table-cell table:style-name="ce7" table:formula="oooc:=[$Level11.C7]" office:value-type="float" office:value="1754">
            <text:p>1754</text:p>
          </table:table-cell>
          <table:table-cell table:style-name="ce7" table:formula="oooc:=[$Level11.D7]" office:value-type="float" office:value="844">
            <text:p>844</text:p>
          </table:table-cell>
          <table:table-cell office:value-type="float" office:value="1">
            <text:p>1</text:p>
          </table:table-cell>
          <table:table-cell table:style-name="ce7" table:formula="oooc:=(([.F54]-[.G54])*100)/MAX([.F54];[.G54])*[.H54]" office:value-type="float" office:value="51.8814139110604">
            <text:p>51.88</text:p>
          </table:table-cell>
          <table:table-cell table:style-name="ce7" table:formula="oooc:=[Level11.D19]" office:value-type="float" office:value="57.1212718633656">
            <text:p>57.12</text:p>
          </table:table-cell>
          <table:table-cell table:style-name="ce7" table:formula="oooc:=[Level11.D20]" office:value-type="float" office:value="55.106350882486">
            <text:p>55.11</text:p>
          </table:table-cell>
          <table:table-cell table:style-name="ce7" table:formula="oooc:=[Level11.D21]" office:value-type="float" office:value="55.028206092516">
            <text:p>55.03</text:p>
          </table:table-cell>
          <table:table-cell office:value-type="float" office:value="20">
            <text:p>20</text:p>
          </table:table-cell>
          <table:table-cell table:style-name="ce7" table:formula="oooc:=[.I54]-[.M54]" office:value-type="float" office:value="31.8814139110604">
            <text:p>31.88</text:p>
          </table:table-cell>
          <table:table-cell table:formula="oooc:=[.J54]-[.M54]" office:value-type="float" office:value="37.1212718633656">
            <text:p>37.12</text:p>
          </table:table-cell>
          <table:table-cell table:formula="oooc:=[.L54]-[.M54]" office:value-type="float" office:value="35.028206092516">
            <text:p>35.03</text:p>
          </table:table-cell>
          <table:table-cell table:formula="oooc:=[.L54]-[.M54]" office:value-type="float" office:value="35.028206092516">
            <text:p>35.0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1.E8]" office:value-type="string" office:string-value="Thu Oct 11 15:08:22 2007">
            <text:p>Thu Oct 11 15:08:22 2007</text:p>
          </table:table-cell>
          <table:table-cell table:style-name="ce7" table:formula="oooc:=[$Level11.E7]" office:value-type="float" office:value="19605">
            <text:p>19605</text:p>
          </table:table-cell>
          <table:table-cell/>
          <table:table-cell table:style-name="ce7" table:formula="oooc:=[$Level11.F7]" office:value-type="float" office:value="4153">
            <text:p>4153</text:p>
          </table:table-cell>
          <table:table-cell table:style-name="ce7" table:formula="oooc:=[$Level11.G7]" office:value-type="float" office:value="4153">
            <text:p>4153</text:p>
          </table:table-cell>
          <table:table-cell office:value-type="float" office:value="1">
            <text:p>1</text:p>
          </table:table-cell>
          <table:table-cell table:style-name="ce7" table:formula="oooc:=(([.F55]-[.G55])*100)/MAX([.F55];[.G55])*[.H55]" office:value-type="float" office:value="0">
            <text:p>0</text:p>
          </table:table-cell>
          <table:table-cell table:style-name="ce7" table:formula="oooc:=[Level11.G19]" office:value-type="float" office:value="0.445006385720535">
            <text:p>0.45</text:p>
          </table:table-cell>
          <table:table-cell table:style-name="ce7" table:formula="oooc:=[Level11.G20]" office:value-type="float" office:value="0.434817618165707">
            <text:p>0.43</text:p>
          </table:table-cell>
          <table:table-cell table:style-name="ce7" table:formula="oooc:=[Level11.G21]" office:value-type="float" office:value="0.433317284545022">
            <text:p>0.43</text:p>
          </table:table-cell>
          <table:table-cell office:value-type="float" office:value="20">
            <text:p>20</text:p>
          </table:table-cell>
          <table:table-cell table:style-name="ce7" table:formula="oooc:=[.I55]-[.M55]" office:value-type="float" office:value="-20">
            <text:p>-20</text:p>
          </table:table-cell>
          <table:table-cell table:formula="oooc:=[.J55]-[.M55]" office:value-type="float" office:value="-19.5549936142795">
            <text:p>-19.55</text:p>
          </table:table-cell>
          <table:table-cell table:formula="oooc:=[.L55]-[.M55]" office:value-type="float" office:value="-19.566682715455">
            <text:p>-19.57</text:p>
          </table:table-cell>
          <table:table-cell table:formula="oooc:=[.L55]-[.M55]" office:value-type="float" office:value="-19.566682715455">
            <text:p>-19.57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1.H8]" office:value-type="string" office:string-value="Thu Oct 11 14:40:47 2007">
            <text:p>Thu Oct 11 14:40:47 2007</text:p>
          </table:table-cell>
          <table:table-cell table:style-name="ce7" table:formula="oooc:=[$Level11.H7]" office:value-type="float" office:value="4729">
            <text:p>4729</text:p>
          </table:table-cell>
          <table:table-cell/>
          <table:table-cell table:style-name="ce7" table:formula="oooc:=[$Level11.I7]" office:value-type="float" office:value="9676">
            <text:p>9676</text:p>
          </table:table-cell>
          <table:table-cell table:style-name="ce7" table:formula="oooc:=[$Level11.J7]" office:value-type="float" office:value="8953">
            <text:p>8953</text:p>
          </table:table-cell>
          <table:table-cell office:value-type="float" office:value="1">
            <text:p>1</text:p>
          </table:table-cell>
          <table:table-cell table:style-name="ce7" table:formula="oooc:=(([.F56]-[.G56])*100)/MAX([.F56];[.G56])*[.H56]" office:value-type="float" office:value="7.47209590739975">
            <text:p>7.47</text:p>
          </table:table-cell>
          <table:table-cell table:style-name="ce7" table:formula="oooc:=[Level11.J19]" office:value-type="float" office:value="6.07570587076328">
            <text:p>6.08</text:p>
          </table:table-cell>
          <table:table-cell table:style-name="ce7" table:formula="oooc:=[Level11.J20]" office:value-type="float" office:value="6.03177578853635">
            <text:p>6.03</text:p>
          </table:table-cell>
          <table:table-cell table:style-name="ce7" table:formula="oooc:=[Level11.J21]" office:value-type="float" office:value="6.154923005133">
            <text:p>6.15</text:p>
          </table:table-cell>
          <table:table-cell office:value-type="float" office:value="20">
            <text:p>20</text:p>
          </table:table-cell>
          <table:table-cell table:style-name="ce7" table:formula="oooc:=[.I56]-[.M56]" office:value-type="float" office:value="-12.5279040926002">
            <text:p>-12.53</text:p>
          </table:table-cell>
          <table:table-cell table:formula="oooc:=[.J56]-[.M56]" office:value-type="float" office:value="-13.9242941292367">
            <text:p>-13.92</text:p>
          </table:table-cell>
          <table:table-cell table:formula="oooc:=[.L56]-[.M56]" office:value-type="float" office:value="-13.845076994867">
            <text:p>-13.85</text:p>
          </table:table-cell>
          <table:table-cell table:formula="oooc:=[.L56]-[.M56]" office:value-type="float" office:value="-13.845076994867">
            <text:p>-13.85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1.K8]" office:value-type="string" office:string-value="Thu Oct 11 14:51:59 2007">
            <text:p>Thu Oct 11 14:51:59 2007</text:p>
          </table:table-cell>
          <table:table-cell table:style-name="ce7" table:formula="oooc:=[$Level11.K7]" office:value-type="float" office:value="17941">
            <text:p>17941</text:p>
          </table:table-cell>
          <table:table-cell/>
          <table:table-cell table:style-name="ce7" table:formula="oooc:=[$Level11.L7]" office:value-type="float" office:value="1123">
            <text:p>1123</text:p>
          </table:table-cell>
          <table:table-cell table:style-name="ce7" table:formula="oooc:=[$Level11.M7]" office:value-type="float" office:value="534">
            <text:p>534</text:p>
          </table:table-cell>
          <table:table-cell office:value-type="float" office:value="1">
            <text:p>1</text:p>
          </table:table-cell>
          <table:table-cell table:style-name="ce7" table:formula="oooc:=(([.F57]-[.G57])*100)/MAX([.F57];[.G57])*[.H57]" office:value-type="float" office:value="52.4487978628673">
            <text:p>52.45</text:p>
          </table:table-cell>
          <table:table-cell table:style-name="ce7" table:formula="oooc:=[Level11.M19]" office:value-type="float" office:value="47.2823456930059">
            <text:p>47.28</text:p>
          </table:table-cell>
          <table:table-cell table:style-name="ce7" table:formula="oooc:=[Level11.M20]" office:value-type="float" office:value="45.1700680272109">
            <text:p>45.17</text:p>
          </table:table-cell>
          <table:table-cell table:style-name="ce7" table:formula="oooc:=[Level11.M21]" office:value-type="float" office:value="44.4969615124915">
            <text:p>44.5</text:p>
          </table:table-cell>
          <table:table-cell office:value-type="float" office:value="20">
            <text:p>20</text:p>
          </table:table-cell>
          <table:table-cell table:style-name="ce7" table:formula="oooc:=[.I57]-[.M57]" office:value-type="float" office:value="32.4487978628673">
            <text:p>32.45</text:p>
          </table:table-cell>
          <table:table-cell table:formula="oooc:=[.J57]-[.M57]" office:value-type="float" office:value="27.2823456930059">
            <text:p>27.28</text:p>
          </table:table-cell>
          <table:table-cell table:formula="oooc:=[.L57]-[.M57]" office:value-type="float" office:value="24.4969615124915">
            <text:p>24.5</text:p>
          </table:table-cell>
          <table:table-cell table:formula="oooc:=[.L57]-[.M57]" office:value-type="float" office:value="24.4969615124915">
            <text:p>24.5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1.N8]" office:value-type="string" office:string-value="Thu Oct 11 14:44:22 2007">
            <text:p>Thu Oct 11 14:44:22 2007</text:p>
          </table:table-cell>
          <table:table-cell table:style-name="ce7" table:formula="oooc:=[$Level11.N7]" office:value-type="float" office:value="52969">
            <text:p>52969</text:p>
          </table:table-cell>
          <table:table-cell/>
          <table:table-cell table:style-name="ce7" table:formula="oooc:=[$Level11.O7]" office:value-type="float" office:value="7565">
            <text:p>7565</text:p>
          </table:table-cell>
          <table:table-cell table:style-name="ce7" table:formula="oooc:=[$Level11.P7]" office:value-type="float" office:value="5683">
            <text:p>5683</text:p>
          </table:table-cell>
          <table:table-cell office:value-type="float" office:value="1">
            <text:p>1</text:p>
          </table:table-cell>
          <table:table-cell table:style-name="ce7" table:formula="oooc:=(([.F58]-[.G58])*100)/MAX([.F58];[.G58])*[.H58]" office:value-type="float" office:value="24.8777263714475">
            <text:p>24.88</text:p>
          </table:table-cell>
          <table:table-cell table:style-name="ce7" table:formula="oooc:=[Level11.P19]" office:value-type="float" office:value="24.3002042889682">
            <text:p>24.3</text:p>
          </table:table-cell>
          <table:table-cell table:style-name="ce7" table:formula="oooc:=[Level11.P20]" office:value-type="float" office:value="24.2610546228423">
            <text:p>24.26</text:p>
          </table:table-cell>
          <table:table-cell table:style-name="ce7" table:formula="oooc:=[Level11.P21]" office:value-type="float" office:value="24.055944055944">
            <text:p>24.06</text:p>
          </table:table-cell>
          <table:table-cell office:value-type="float" office:value="20">
            <text:p>20</text:p>
          </table:table-cell>
          <table:table-cell table:style-name="ce7" table:formula="oooc:=[.I58]-[.M58]" office:value-type="float" office:value="4.87772637144746">
            <text:p>4.88</text:p>
          </table:table-cell>
          <table:table-cell table:formula="oooc:=[.J58]-[.M58]" office:value-type="float" office:value="4.3002042889682">
            <text:p>4.3</text:p>
          </table:table-cell>
          <table:table-cell table:formula="oooc:=[.L58]-[.M58]" office:value-type="float" office:value="4.055944055944">
            <text:p>4.06</text:p>
          </table:table-cell>
          <table:table-cell table:formula="oooc:=[.L58]-[.M58]" office:value-type="float" office:value="4.055944055944">
            <text:p>4.0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1.Q8]" office:value-type="string" office:string-value="Thu Oct 11 14:45:41 2007">
            <text:p>Thu Oct 11 14:45:41 2007</text:p>
          </table:table-cell>
          <table:table-cell table:style-name="ce7" table:formula="oooc:=[$Level11.Q7]" office:value-type="float" office:value="13621">
            <text:p>13621</text:p>
          </table:table-cell>
          <table:table-cell/>
          <table:table-cell table:style-name="ce7" table:formula="oooc:=[$Level11.R7]" office:value-type="float" office:value="3329">
            <text:p>3329</text:p>
          </table:table-cell>
          <table:table-cell table:style-name="ce7" table:formula="oooc:=[$Level11.S7]" office:value-type="float" office:value="1878">
            <text:p>1878</text:p>
          </table:table-cell>
          <table:table-cell office:value-type="float" office:value="1">
            <text:p>1</text:p>
          </table:table-cell>
          <table:table-cell table:style-name="ce7" table:formula="oooc:=(([.F59]-[.G59])*100)/MAX([.F59];[.G59])*[.H59]" office:value-type="float" office:value="43.5866626614599">
            <text:p>43.59</text:p>
          </table:table-cell>
          <table:table-cell table:style-name="ce7" table:formula="oooc:=[Level11.S19]" office:value-type="float" office:value="49.7552168990256">
            <text:p>49.76</text:p>
          </table:table-cell>
          <table:table-cell table:style-name="ce7" table:formula="oooc:=[Level11.S20]" office:value-type="float" office:value="43.6285097192225">
            <text:p>43.63</text:p>
          </table:table-cell>
          <table:table-cell table:style-name="ce7" table:formula="oooc:=[Level11.S21]" office:value-type="float" office:value="41.3865546218487">
            <text:p>41.39</text:p>
          </table:table-cell>
          <table:table-cell office:value-type="float" office:value="20">
            <text:p>20</text:p>
          </table:table-cell>
          <table:table-cell table:style-name="ce7" table:formula="oooc:=[.I59]-[.M59]" office:value-type="float" office:value="23.5866626614599">
            <text:p>23.59</text:p>
          </table:table-cell>
          <table:table-cell table:formula="oooc:=[.J59]-[.M59]" office:value-type="float" office:value="29.7552168990256">
            <text:p>29.76</text:p>
          </table:table-cell>
          <table:table-cell table:formula="oooc:=[.L59]-[.M59]" office:value-type="float" office:value="21.3865546218487">
            <text:p>21.39</text:p>
          </table:table-cell>
          <table:table-cell table:formula="oooc:=[.L59]-[.M59]" office:value-type="float" office:value="21.3865546218487">
            <text:p>21.39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1.T8]" office:value-type="string" office:string-value="Thu Oct 11 14:45:50 2007">
            <text:p>Thu Oct 11 14:45:50 2007</text:p>
          </table:table-cell>
          <table:table-cell table:style-name="ce7" table:formula="oooc:=[$Level11.T7]" office:value-type="float" office:value="16375">
            <text:p>16375</text:p>
          </table:table-cell>
          <table:table-cell/>
          <table:table-cell table:style-name="ce7" table:formula="oooc:=[$Level11.U7]" office:value-type="float" office:value="3336">
            <text:p>3336</text:p>
          </table:table-cell>
          <table:table-cell table:style-name="ce7" table:formula="oooc:=[$Level11.V7]" office:value-type="float" office:value="953">
            <text:p>953</text:p>
          </table:table-cell>
          <table:table-cell office:value-type="float" office:value="1">
            <text:p>1</text:p>
          </table:table-cell>
          <table:table-cell table:style-name="ce7" table:formula="oooc:=(([.F60]-[.G60])*100)/MAX([.F60];[.G60])*[.H60]" office:value-type="float" office:value="71.4328537170264">
            <text:p>71.43</text:p>
          </table:table-cell>
          <table:table-cell table:style-name="ce7" table:formula="oooc:=[Level11.V19]" office:value-type="float" office:value="75.0930209250101">
            <text:p>75.09</text:p>
          </table:table-cell>
          <table:table-cell table:style-name="ce7" table:formula="oooc:=[Level11.V20]" office:value-type="float" office:value="75.0321277767578">
            <text:p>75.03</text:p>
          </table:table-cell>
          <table:table-cell table:style-name="ce7" table:formula="oooc:=[Level11.V21]" office:value-type="float" office:value="74.7624269005848">
            <text:p>74.76</text:p>
          </table:table-cell>
          <table:table-cell office:value-type="float" office:value="20">
            <text:p>20</text:p>
          </table:table-cell>
          <table:table-cell table:style-name="ce7" table:formula="oooc:=[.I60]-[.M60]" office:value-type="float" office:value="51.4328537170264">
            <text:p>51.43</text:p>
          </table:table-cell>
          <table:table-cell table:formula="oooc:=[.J60]-[.M60]" office:value-type="float" office:value="55.0930209250101">
            <text:p>55.09</text:p>
          </table:table-cell>
          <table:table-cell table:formula="oooc:=[.L60]-[.M60]" office:value-type="float" office:value="54.7624269005848">
            <text:p>54.76</text:p>
          </table:table-cell>
          <table:table-cell table:formula="oooc:=[.L60]-[.M60]" office:value-type="float" office:value="54.7624269005848">
            <text:p>54.7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1.W8]" office:value-type="string" office:string-value="Fri Oct 12 15:39:48 2007">
            <text:p>Fri Oct 12 15:39:48 2007</text:p>
          </table:table-cell>
          <table:table-cell table:formula="oooc:=[Level11.W7]" office:value-type="float" office:value="188213">
            <text:p>188213</text:p>
          </table:table-cell>
          <table:table-cell/>
          <table:table-cell table:formula="oooc:=[Level11.X7]" office:value-type="float" office:value="1497">
            <text:p>1497</text:p>
          </table:table-cell>
          <table:table-cell table:formula="oooc:=[Level11.Y7]" office:value-type="float" office:value="1497">
            <text:p>1497</text:p>
          </table:table-cell>
          <table:table-cell office:value-type="float" office:value="1">
            <text:p>1</text:p>
          </table:table-cell>
          <table:table-cell table:style-name="ce7" table:formula="oooc:=(([.F61]-[.G61])*100)/MAX([.F61];[.G61])*[.H61]" office:value-type="float" office:value="0">
            <text:p>0</text:p>
          </table:table-cell>
          <table:table-cell table:style-name="ce7" table:formula="oooc:=[Level11.Y19]" office:value-type="float" office:value="-33.8870419142555">
            <text:p>-33.89</text:p>
          </table:table-cell>
          <table:table-cell table:style-name="ce7" table:formula="oooc:=[Level11.Y20]" office:value-type="float" office:value="-32.2505800464037">
            <text:p>-32.25</text:p>
          </table:table-cell>
          <table:table-cell table:style-name="ce7" table:formula="oooc:=[Level11.Y21]" office:value-type="float" office:value="-33.0434782608696">
            <text:p>-33.04</text:p>
          </table:table-cell>
          <table:table-cell office:value-type="float" office:value="20">
            <text:p>20</text:p>
          </table:table-cell>
          <table:table-cell table:style-name="ce7" table:formula="oooc:=[.I61]-[.M61]" office:value-type="float" office:value="-20">
            <text:p>-20</text:p>
          </table:table-cell>
          <table:table-cell table:formula="oooc:=[.J61]-[.M61]" office:value-type="float" office:value="-53.8870419142555">
            <text:p>-53.89</text:p>
          </table:table-cell>
          <table:table-cell table:formula="oooc:=[.L61]-[.M61]" office:value-type="float" office:value="-53.0434782608696">
            <text:p>-53.04</text:p>
          </table:table-cell>
          <table:table-cell table:formula="oooc:=[.L61]-[.M61]" office:value-type="float" office:value="-53.0434782608696">
            <text:p>-53.04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regret(1) is decision count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10" office:value-type="string">
            <text:p>Average excess regret</text:p>
          </table:table-cell>
          <table:table-cell table:number-columns-repeated="5"/>
          <table:table-cell office:value-type="string">
            <text:p>regret(2) is Soar time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er(1)</text:p>
          </table:table-cell>
          <table:table-cell table:style-name="ce2" office:value-type="string">
            <text:p>aer(2)</text:p>
          </table:table-cell>
          <table:table-cell table:style-name="ce2" office:value-type="string">
            <text:p>aer(3)</text:p>
          </table:table-cell>
          <table:table-cell table:style-name="ce2" office:value-type="string">
            <text:p>aer(4)</text:p>
          </table:table-cell>
          <table:table-cell table:number-columns-repeated="2"/>
          <table:table-cell office:value-type="string">
            <text:p>regret(3) is user tim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7" table:formula="oooc:=AVERAGE([.N3];[.N4];[.N5];[.N13];[.N14];[.N24];[.N25])" office:value-type="float" office:value="34.3195690437421">
            <text:p>34.32</text:p>
          </table:table-cell>
          <table:table-cell table:style-name="ce7" table:formula="oooc:=AVERAGE([.O3];[.O4];[.O5];[.O13];[.O14];[.O24];[.O25])" office:value-type="float" office:value="32.6664989358876">
            <text:p>32.67</text:p>
          </table:table-cell>
          <table:table-cell table:style-name="ce7" table:formula="oooc:=AVERAGE([.P3];[.P4];[.P5];[.P13];[.P14];[.P24];[.P25])" office:value-type="float" office:value="32.5498670806312">
            <text:p>32.55</text:p>
          </table:table-cell>
          <table:table-cell table:style-name="ce7" table:formula="oooc:=AVERAGE([.Q3];[.Q4];[.Q5];[.Q13];[.Q14];[.Q24];[.Q25])" office:value-type="float" office:value="32.5498670806312">
            <text:p>32.55</text:p>
          </table:table-cell>
          <table:table-cell table:number-columns-repeated="2"/>
          <table:table-cell office:value-type="string">
            <text:p>regret(4) is user+sys time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11" table:formula="oooc:=AVERAGE([.N15];[.N16];[.N26];[.N27];[.N46];[.N47];[.N48])" office:value-type="float" office:value="41.3194079121105">
            <text:p>41.32</text:p>
          </table:table-cell>
          <table:table-cell table:style-name="ce11" table:formula="oooc:=AVERAGE([.O15];[.O16];[.O26];[.O27];[.O46];[.O47];[.O48])" office:value-type="float" office:value="42.2460687213262">
            <text:p>42.25</text:p>
          </table:table-cell>
          <table:table-cell table:style-name="ce11" table:formula="oooc:=AVERAGE([.P15];[.P16];[.P26];[.P27];[.P46];[.P47];[.P48])" office:value-type="float" office:value="41.8892078711215">
            <text:p>41.89</text:p>
          </table:table-cell>
          <table:table-cell table:style-name="ce11" table:formula="oooc:=AVERAGE([.Q15];[.Q16];[.Q26];[.Q27];[.Q46];[.Q47];[.Q48])" office:value-type="float" office:value="41.8892078711215">
            <text:p>41.89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7" table:formula="oooc:=AVERAGE([.N6];[.N7];[.N17];[.N18];[.N28];[.N29];[.N49])" office:value-type="float" office:value="23.3730515638623">
            <text:p>23.37</text:p>
          </table:table-cell>
          <table:table-cell table:style-name="ce7" table:formula="oooc:=AVERAGE([.O6];[.O7];[.O17];[.O18];[.O28];[.O29];[.O49])" office:value-type="float" office:value="12.26867110028">
            <text:p>12.27</text:p>
          </table:table-cell>
          <table:table-cell table:style-name="ce7" table:formula="oooc:=AVERAGE([.P6];[.P7];[.P17];[.P18];[.P28];[.P29];[.P49])" office:value-type="float" office:value="12.3871515599049">
            <text:p>12.39</text:p>
          </table:table-cell>
          <table:table-cell table:style-name="ce7" table:formula="oooc:=AVERAGE([.Q6];[.Q7];[.Q17];[.Q18];[.Q28];[.Q29];[.Q49])" office:value-type="float" office:value="12.3871515599049">
            <text:p>12.39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7" table:formula="oooc:=AVERAGE([.N8];[.N9];[.N19];[.N20];[.N30])" office:value-type="float" office:value="37.2943149883275">
            <text:p>37.29</text:p>
          </table:table-cell>
          <table:table-cell table:style-name="ce7" table:formula="oooc:=AVERAGE([.O8];[.O9];[.O19];[.O20];[.O30])" office:value-type="float" office:value="37.0907105514986">
            <text:p>37.09</text:p>
          </table:table-cell>
          <table:table-cell table:style-name="ce7" table:formula="oooc:=AVERAGE([.P8];[.P9];[.P19];[.P20];[.P30])" office:value-type="float" office:value="36.9125266590095">
            <text:p>36.91</text:p>
          </table:table-cell>
          <table:table-cell table:style-name="ce7" table:formula="oooc:=AVERAGE([.Q8];[.Q9];[.Q19];[.Q20];[.Q30])" office:value-type="float" office:value="36.9125266590095">
            <text:p>36.91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table:formula="oooc:=AVERAGE([.N35:.N41])" office:value-type="float" office:value="29.5829889128043">
            <text:p>29.58</text:p>
          </table:table-cell>
          <table:table-cell table:style-name="ce7" table:formula="oooc:=AVERAGE([.O35:.O41])" office:value-type="float" office:value="30.9373565413604">
            <text:p>30.94</text:p>
          </table:table-cell>
          <table:table-cell table:style-name="ce7" table:formula="oooc:=AVERAGE([.P35:.P41])" office:value-type="float" office:value="29.7867993534697">
            <text:p>29.79</text:p>
          </table:table-cell>
          <table:table-cell table:style-name="ce7" table:formula="oooc:=AVERAGE([.Q35:.Q41])" office:value-type="float" office:value="29.7867993534697">
            <text:p>29.79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ooc:=AVERAGE([.N54:.N61])" office:value-type="float" office:value="11.4624438039077">
            <text:p>11.46</text:p>
          </table:table-cell>
          <table:table-cell table:formula="oooc:=AVERAGE([.O54:.O61])" office:value-type="float" office:value="8.27321625145046">
            <text:p>8.27</text:p>
          </table:table-cell>
          <table:table-cell table:formula="oooc:=AVERAGE([.P54:.P61])" office:value-type="float" office:value="6.65935690152418">
            <text:p>6.66</text:p>
          </table:table-cell>
          <table:table-cell table:formula="oooc:=AVERAGE([.Q54:.Q61])" office:value-type="float" office:value="6.65935690152418">
            <text:p>6.66</text:p>
          </table:table-cell>
          <table:table-cell table:number-columns-repeated="249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" table:style-name="ta2" table:print="false">
        <office:forms form:automatic-focus="false" form:apply-design-mode="false"/>
        <table:table-column table:style-name="co15" table:default-cell-style-name="ce10"/>
        <table:table-column table:style-name="co16" table:number-columns-repeated="4" table:default-cell-style-name="Default"/>
        <table:table-column table:style-name="co17" table:default-cell-style-name="Default"/>
        <table:table-column table:style-name="co16" table:number-columns-repeated="29" table:default-cell-style-name="Default"/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226.613296">
            <text:p>226.61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228.11">
            <text:p>228.11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228.66">
            <text:p>228.66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229.17">
            <text:p>229.17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29.506536">
            <text:p>5129.51</text:p>
          </table:table-cell>
          <table:table-cell office:value-type="float" office:value="13.400871">
            <text:p>13.4</text:p>
          </table:table-cell>
          <table:table-cell office:value-type="float" office:value="2965.9553">
            <text:p>2965.96</text:p>
          </table:table-cell>
          <table:table-cell office:value-type="float" office:value="13.26489">
            <text:p>13.26</text:p>
          </table:table-cell>
          <table:table-cell office:value-type="float" office:value="11.930146">
            <text:p>11.93</text:p>
          </table:table-cell>
          <table:table-cell office:value-type="float" office:value="63.390018">
            <text:p>63.39</text:p>
          </table:table-cell>
          <table:table-cell office:value-type="float" office:value="158.748116">
            <text:p>158.75</text:p>
          </table:table-cell>
          <table:table-cell office:value-type="float" office:value="23.057586">
            <text:p>23.06</text:p>
          </table:table-cell>
          <table:table-cell office:value-type="float" office:value="29.841433">
            <text:p>29.84</text:p>
          </table:table-cell>
          <table:table-cell office:value-type="float" office:value="2.604786">
            <text:p>2.6</text:p>
          </table:table-cell>
          <table:table-cell office:value-type="float" office:value="38.058055">
            <text:p>38.06</text:p>
          </table:table-cell>
          <table:table-cell office:value-type="float" office:value="4.21988">
            <text:p>4.22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41325">
            <text:p>9.41</text:p>
          </table:table-cell>
          <table:table-cell office:value-type="float" office:value="19.381296">
            <text:p>19.38</text:p>
          </table:table-cell>
          <table:table-cell office:value-type="float" office:value="70.261174">
            <text:p>70.26</text:p>
          </table:table-cell>
          <table:table-cell office:value-type="float" office:value="2.14424">
            <text:p>2.14</text:p>
          </table:table-cell>
          <table:table-cell office:value-type="float" office:value="109.974032">
            <text:p>109.97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18484">
            <text:p>1645.18</text:p>
          </table:table-cell>
          <table:table-cell office:value-type="float" office:value="49.30307">
            <text:p>49.3</text:p>
          </table:table-cell>
          <table:table-cell office:value-type="float" office:value="79.272432">
            <text:p>79.27</text:p>
          </table:table-cell>
          <table:table-cell office:value-type="float" office:value="101.12712">
            <text:p>101.13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6309">
            <text:p>93.63</text:p>
          </table:table-cell>
          <table:table-cell office:value-type="float" office:value="41.042604">
            <text:p>41.04</text:p>
          </table:table-cell>
          <table:table-cell office:value-type="float" office:value="227.164714">
            <text:p>227.16</text:p>
          </table:table-cell>
          <table:table-cell office:value-type="float" office:value="87.442092">
            <text:p>87.44</text:p>
          </table:table-cell>
          <table:table-cell office:value-type="float" office:value="255.315558">
            <text:p>255.32</text:p>
          </table:table-cell>
          <table:table-cell office:value-type="float" office:value="274.210201">
            <text:p>274.21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4.02">
            <text:p>5144.02</text:p>
          </table:table-cell>
          <table:table-cell office:value-type="float" office:value="13.9">
            <text:p>13.9</text:p>
          </table:table-cell>
          <table:table-cell office:value-type="float" office:value="2976.06">
            <text:p>2976.06</text:p>
          </table:table-cell>
          <table:table-cell office:value-type="float" office:value="14.16">
            <text:p>14.16</text:p>
          </table:table-cell>
          <table:table-cell office:value-type="float" office:value="14.21">
            <text:p>14.21</text:p>
          </table:table-cell>
          <table:table-cell office:value-type="float" office:value="64.26">
            <text:p>64.26</text:p>
          </table:table-cell>
          <table:table-cell office:value-type="float" office:value="160.94">
            <text:p>160.94</text:p>
          </table:table-cell>
          <table:table-cell office:value-type="float" office:value="23.64">
            <text:p>23.64</text:p>
          </table:table-cell>
          <table:table-cell office:value-type="float" office:value="31.41">
            <text:p>31.41</text:p>
          </table:table-cell>
          <table:table-cell office:value-type="float" office:value="3.38">
            <text:p>3.38</text:p>
          </table:table-cell>
          <table:table-cell office:value-type="float" office:value="38.79">
            <text:p>38.79</text:p>
          </table:table-cell>
          <table:table-cell office:value-type="float" office:value="4.76">
            <text:p>4.76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43">
            <text:p>10.43</text:p>
          </table:table-cell>
          <table:table-cell office:value-type="float" office:value="21.32">
            <text:p>21.32</text:p>
          </table:table-cell>
          <table:table-cell office:value-type="float" office:value="72.17">
            <text:p>72.17</text:p>
          </table:table-cell>
          <table:table-cell office:value-type="float" office:value="2.68">
            <text:p>2.68</text:p>
          </table:table-cell>
          <table:table-cell office:value-type="float" office:value="113.09">
            <text:p>113.09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4">
            <text:p>1647.4</text:p>
          </table:table-cell>
          <table:table-cell office:value-type="float" office:value="49.96">
            <text:p>49.96</text:p>
          </table:table-cell>
          <table:table-cell office:value-type="float" office:value="79.88">
            <text:p>79.88</text:p>
          </table:table-cell>
          <table:table-cell office:value-type="float" office:value="101.97">
            <text:p>101.97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59">
            <text:p>94.59</text:p>
          </table:table-cell>
          <table:table-cell office:value-type="float" office:value="41.93">
            <text:p>41.93</text:p>
          </table:table-cell>
          <table:table-cell office:value-type="float" office:value="229.84">
            <text:p>229.84</text:p>
          </table:table-cell>
          <table:table-cell office:value-type="float" office:value="88.56">
            <text:p>88.56</text:p>
          </table:table-cell>
          <table:table-cell office:value-type="float" office:value="257.31">
            <text:p>257.31</text:p>
          </table:table-cell>
          <table:table-cell office:value-type="float" office:value="276.08">
            <text:p>276.0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7.94">
            <text:p>5147.94</text:p>
          </table:table-cell>
          <table:table-cell office:value-type="float" office:value="14.1">
            <text:p>14.1</text:p>
          </table:table-cell>
          <table:table-cell office:value-type="float" office:value="2979.76">
            <text:p>2979.76</text:p>
          </table:table-cell>
          <table:table-cell office:value-type="float" office:value="14.37">
            <text:p>14.37</text:p>
          </table:table-cell>
          <table:table-cell office:value-type="float" office:value="14.27">
            <text:p>14.27</text:p>
          </table:table-cell>
          <table:table-cell office:value-type="float" office:value="64.39">
            <text:p>64.39</text:p>
          </table:table-cell>
          <table:table-cell office:value-type="float" office:value="161.53">
            <text:p>161.53</text:p>
          </table:table-cell>
          <table:table-cell office:value-type="float" office:value="23.94">
            <text:p>23.94</text:p>
          </table:table-cell>
          <table:table-cell office:value-type="float" office:value="31.92">
            <text:p>31.92</text:p>
          </table:table-cell>
          <table:table-cell office:value-type="float" office:value="3.68">
            <text:p>3.68</text:p>
          </table:table-cell>
          <table:table-cell office:value-type="float" office:value="39.07">
            <text:p>39.07</text:p>
          </table:table-cell>
          <table:table-cell office:value-type="float" office:value="4.9">
            <text:p>4.9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0.92">
            <text:p>10.92</text:p>
          </table:table-cell>
          <table:table-cell office:value-type="float" office:value="21.84">
            <text:p>21.84</text:p>
          </table:table-cell>
          <table:table-cell office:value-type="float" office:value="72.56">
            <text:p>72.56</text:p>
          </table:table-cell>
          <table:table-cell office:value-type="float" office:value="2.86">
            <text:p>2.86</text:p>
          </table:table-cell>
          <table:table-cell office:value-type="float" office:value="114.07">
            <text:p>114.07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0.62">
            <text:p>1650.62</text:p>
          </table:table-cell>
          <table:table-cell office:value-type="float" office:value="50.24">
            <text:p>50.24</text:p>
          </table:table-cell>
          <table:table-cell office:value-type="float" office:value="80.18">
            <text:p>80.18</text:p>
          </table:table-cell>
          <table:table-cell office:value-type="float" office:value="102.31">
            <text:p>102.3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4.94">
            <text:p>94.94</text:p>
          </table:table-cell>
          <table:table-cell office:value-type="float" office:value="42.24">
            <text:p>42.24</text:p>
          </table:table-cell>
          <table:table-cell office:value-type="float" office:value="230.71">
            <text:p>230.71</text:p>
          </table:table-cell>
          <table:table-cell office:value-type="float" office:value="89.05">
            <text:p>89.05</text:p>
          </table:table-cell>
          <table:table-cell office:value-type="float" office:value="258.01">
            <text:p>258.01</text:p>
          </table:table-cell>
          <table:table-cell office:value-type="float" office:value="276.52">
            <text:p>276.52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7">
            <text:p>5147</text:p>
          </table:table-cell>
          <table:table-cell office:value-type="float" office:value="14.13">
            <text:p>14.13</text:p>
          </table:table-cell>
          <table:table-cell office:value-type="float" office:value="2979.85">
            <text:p>2979.85</text:p>
          </table:table-cell>
          <table:table-cell office:value-type="float" office:value="14.41">
            <text:p>14.41</text:p>
          </table:table-cell>
          <table:table-cell office:value-type="float" office:value="14.34">
            <text:p>14.34</text:p>
          </table:table-cell>
          <table:table-cell office:value-type="float" office:value="64.45">
            <text:p>64.45</text:p>
          </table:table-cell>
          <table:table-cell office:value-type="float" office:value="161.93">
            <text:p>161.93</text:p>
          </table:table-cell>
          <table:table-cell office:value-type="float" office:value="23.98">
            <text:p>23.98</text:p>
          </table:table-cell>
          <table:table-cell office:value-type="float" office:value="32">
            <text:p>32</text:p>
          </table:table-cell>
          <table:table-cell office:value-type="float" office:value="3.82">
            <text:p>3.82</text:p>
          </table:table-cell>
          <table:table-cell office:value-type="float" office:value="39.11">
            <text:p>39.11</text:p>
          </table:table-cell>
          <table:table-cell office:value-type="float" office:value="6.19">
            <text:p>6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0.95">
            <text:p>10.95</text:p>
          </table:table-cell>
          <table:table-cell office:value-type="float" office:value="21.88">
            <text:p>21.88</text:p>
          </table:table-cell>
          <table:table-cell office:value-type="float" office:value="72.52">
            <text:p>72.52</text:p>
          </table:table-cell>
          <table:table-cell office:value-type="float" office:value="3.43">
            <text:p>3.43</text:p>
          </table:table-cell>
          <table:table-cell office:value-type="float" office:value="114.09">
            <text:p>114.09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6.67">
            <text:p>1816.67</text:p>
          </table:table-cell>
          <table:table-cell office:value-type="float" office:value="50.37">
            <text:p>50.37</text:p>
          </table:table-cell>
          <table:table-cell office:value-type="float" office:value="80.41">
            <text:p>80.41</text:p>
          </table:table-cell>
          <table:table-cell office:value-type="float" office:value="102.47">
            <text:p>102.47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77">
            <text:p>101.77</text:p>
          </table:table-cell>
          <table:table-cell office:value-type="float" office:value="43.52">
            <text:p>43.52</text:p>
          </table:table-cell>
          <table:table-cell office:value-type="float" office:value="230.77">
            <text:p>230.77</text:p>
          </table:table-cell>
          <table:table-cell office:value-type="float" office:value="89.1">
            <text:p>89.1</text:p>
          </table:table-cell>
          <table:table-cell office:value-type="float" office:value="258.02">
            <text:p>258.02</text:p>
          </table:table-cell>
          <table:table-cell office:value-type="float" office:value="276.89">
            <text:p>276.89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70407199409">
            <text:p>78.37</text:p>
          </table:table-cell>
          <table:table-cell office:value-type="float" office:value="98.8734907464646">
            <text:p>98.87</text:p>
          </table:table-cell>
          <table:table-cell office:value-type="float" office:value="85.2070256715944">
            <text:p>85.21</text:p>
          </table:table-cell>
          <table:table-cell office:value-type="float" office:value="88.1908499115353">
            <text:p>88.19</text:p>
          </table:table-cell>
          <table:table-cell office:value-type="float" office:value="88.6065201690011">
            <text:p>88.61</text:p>
          </table:table-cell>
          <table:table-cell office:value-type="float" office:value="54.246967552448">
            <text:p>54.25</text:p>
          </table:table-cell>
          <table:table-cell office:value-type="float" office:value="23.4777133606461">
            <text:p>23.48</text:p>
          </table:table-cell>
          <table:table-cell office:value-type="float" office:value="47.5230445974735">
            <text:p>47.52</text:p>
          </table:table-cell>
          <table:table-cell office:value-type="float" office:value="26.2678394722375">
            <text:p>26.27</text:p>
          </table:table-cell>
          <table:table-cell office:value-type="float" office:value="45.9258473472321">
            <text:p>45.93</text:p>
          </table:table-cell>
          <table:table-cell office:value-type="float" office:value="75.2020652796315">
            <text:p>75.2</text:p>
          </table:table-cell>
          <table:table-cell office:value-type="float" office:value="30.4664253684149">
            <text:p>30.47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6.030902433152">
            <text:p>66.03</text:p>
          </table:table-cell>
          <table:table-cell office:value-type="float" office:value="80.6361295470206">
            <text:p>80.64</text:p>
          </table:table-cell>
          <table:table-cell office:value-type="float" office:value="65.7526576110232">
            <text:p>65.75</text:p>
          </table:table-cell>
          <table:table-cell office:value-type="float" office:value="28.9857189175906">
            <text:p>28.99</text:p>
          </table:table-cell>
          <table:table-cell office:value-type="float" office:value="75.9420932254576">
            <text:p>75.94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081429950449">
            <text:p>-82.71</text:p>
          </table:table-cell>
          <table:table-cell office:value-type="float" office:value="93.5919206413807">
            <text:p>93.59</text:p>
          </table:table-cell>
          <table:table-cell office:value-type="float" office:value="65.0186315634366">
            <text:p>65.02</text:p>
          </table:table-cell>
          <table:table-cell office:value-type="float" office:value="76.2948181605711">
            <text:p>76.29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677839876895">
            <text:p>63.87</text:p>
          </table:table-cell>
          <table:table-cell office:value-type="float" office:value="33.7946732386448">
            <text:p>33.79</text:p>
          </table:table-cell>
          <table:table-cell office:value-type="float" office:value="-23.1758916571876">
            <text:p>-23.18</text:p>
          </table:table-cell>
          <table:table-cell office:value-type="float" office:value="70.077655250274">
            <text:p>70.08</text:p>
          </table:table-cell>
          <table:table-cell office:value-type="float" office:value="31.2880449081077">
            <text:p>31.29</text:p>
          </table:table-cell>
          <table:table-cell office:value-type="float" office:value="36.954715419873">
            <text:p>36.95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61729681672">
            <text:p>78.37</text:p>
          </table:table-cell>
          <table:table-cell office:value-type="float" office:value="98.8346454052332">
            <text:p>98.83</text:p>
          </table:table-cell>
          <table:table-cell office:value-type="float" office:value="85.2039119352207">
            <text:p>85.2</text:p>
          </table:table-cell>
          <table:table-cell office:value-type="float" office:value="87.4734607218684">
            <text:p>87.47</text:p>
          </table:table-cell>
          <table:table-cell office:value-type="float" office:value="86.740692357936">
            <text:p>86.74</text:p>
          </table:table-cell>
          <table:table-cell office:value-type="float" office:value="54.0211791642816">
            <text:p>54.02</text:p>
          </table:table-cell>
          <table:table-cell office:value-type="float" office:value="23.3107786143143">
            <text:p>23.31</text:p>
          </table:table-cell>
          <table:table-cell office:value-type="float" office:value="47.1495640509725">
            <text:p>47.15</text:p>
          </table:table-cell>
          <table:table-cell office:value-type="float" office:value="26.2676056338028">
            <text:p>26.27</text:p>
          </table:table-cell>
          <table:table-cell office:value-type="float" office:value="42.6146010186757">
            <text:p>42.61</text:p>
          </table:table-cell>
          <table:table-cell office:value-type="float" office:value="75.0032220646991">
            <text:p>75</text:p>
          </table:table-cell>
          <table:table-cell office:value-type="float" office:value="30.8139534883721">
            <text:p>30.81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5.1403743315508">
            <text:p>65.14</text:p>
          </table:table-cell>
          <table:table-cell office:value-type="float" office:value="80.2537741965361">
            <text:p>80.25</text:p>
          </table:table-cell>
          <table:table-cell office:value-type="float" office:value="65.8447704685282">
            <text:p>65.84</text:p>
          </table:table-cell>
          <table:table-cell office:value-type="float" office:value="29.287598944591">
            <text:p>29.29</text:p>
          </table:table-cell>
          <table:table-cell office:value-type="float" office:value="75.6853217518436">
            <text:p>75.69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26648051475">
            <text:p>-82.65</text:p>
          </table:table-cell>
          <table:table-cell office:value-type="float" office:value="93.5508022770986">
            <text:p>93.55</text:p>
          </table:table-cell>
          <table:table-cell office:value-type="float" office:value="64.9818070229275">
            <text:p>64.98</text:p>
          </table:table-cell>
          <table:table-cell office:value-type="float" office:value="76.2102512656603">
            <text:p>76.21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891432508996">
            <text:p>63.79</text:p>
          </table:table-cell>
          <table:table-cell office:value-type="float" office:value="33.5077703774183">
            <text:p>33.51</text:p>
          </table:table-cell>
          <table:table-cell office:value-type="float" office:value="-23.0943264879917">
            <text:p>-23.09</text:p>
          </table:table-cell>
          <table:table-cell office:value-type="float" office:value="70.0192965232405">
            <text:p>70.02</text:p>
          </table:table-cell>
          <table:table-cell office:value-type="float" office:value="31.2464929859719">
            <text:p>31.25</text:p>
          </table:table-cell>
          <table:table-cell office:value-type="float" office:value="36.8656955338563">
            <text:p>36.87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713994976796">
            <text:p>78.37</text:p>
          </table:table-cell>
          <table:table-cell office:value-type="float" office:value="98.8192734763604">
            <text:p>98.82</text:p>
          </table:table-cell>
          <table:table-cell office:value-type="float" office:value="85.2021141823336">
            <text:p>85.2</text:p>
          </table:table-cell>
          <table:table-cell office:value-type="float" office:value="87.3302768471169">
            <text:p>87.33</text:p>
          </table:table-cell>
          <table:table-cell office:value-type="float" office:value="86.7194043741275">
            <text:p>86.72</text:p>
          </table:table-cell>
          <table:table-cell office:value-type="float" office:value="54.0202799200228">
            <text:p>54.02</text:p>
          </table:table-cell>
          <table:table-cell office:value-type="float" office:value="23.427352453188">
            <text:p>23.43</text:p>
          </table:table-cell>
          <table:table-cell office:value-type="float" office:value="46.8826270246284">
            <text:p>46.88</text:p>
          </table:table-cell>
          <table:table-cell office:value-type="float" office:value="26.1453031004165">
            <text:p>26.15</text:p>
          </table:table-cell>
          <table:table-cell office:value-type="float" office:value="41.025641025641">
            <text:p>41.03</text:p>
          </table:table-cell>
          <table:table-cell office:value-type="float" office:value="74.9100950423838">
            <text:p>74.91</text:p>
          </table:table-cell>
          <table:table-cell office:value-type="float" office:value="32.0388349514563">
            <text:p>32.04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4.5454545454545">
            <text:p>64.55</text:p>
          </table:table-cell>
          <table:table-cell office:value-type="float" office:value="80.1255801255801">
            <text:p>80.13</text:p>
          </table:table-cell>
          <table:table-cell office:value-type="float" office:value="65.9422670734569">
            <text:p>65.94</text:p>
          </table:table-cell>
          <table:table-cell office:value-type="float" office:value="28.5">
            <text:p>28.5</text:p>
          </table:table-cell>
          <table:table-cell office:value-type="float" office:value="75.5926908592948">
            <text:p>75.59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859374053386">
            <text:p>-82.59</text:p>
          </table:table-cell>
          <table:table-cell office:value-type="float" office:value="93.5305252585086">
            <text:p>93.53</text:p>
          </table:table-cell>
          <table:table-cell office:value-type="float" office:value="64.9348377503717">
            <text:p>64.93</text:p>
          </table:table-cell>
          <table:table-cell office:value-type="float" office:value="76.1742856477492">
            <text:p>76.17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481385314445">
            <text:p>63.75</text:p>
          </table:table-cell>
          <table:table-cell office:value-type="float" office:value="33.5849056603774">
            <text:p>33.58</text:p>
          </table:table-cell>
          <table:table-cell office:value-type="float" office:value="-23.0159074162368">
            <text:p>-23.02</text:p>
          </table:table-cell>
          <table:table-cell office:value-type="float" office:value="69.9693117053924">
            <text:p>69.97</text:p>
          </table:table-cell>
          <table:table-cell office:value-type="float" office:value="31.2028371063648">
            <text:p>31.2</text:p>
          </table:table-cell>
          <table:table-cell office:value-type="float" office:value="36.8329678362573">
            <text:p>36.83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748581992353">
            <text:p>78.37</text:p>
          </table:table-cell>
          <table:table-cell office:value-type="float" office:value="98.8174940581796">
            <text:p>98.82</text:p>
          </table:table-cell>
          <table:table-cell office:value-type="float" office:value="85.2013806118395">
            <text:p>85.2</text:p>
          </table:table-cell>
          <table:table-cell office:value-type="float" office:value="87.3062015503876">
            <text:p>87.31</text:p>
          </table:table-cell>
          <table:table-cell office:value-type="float" office:value="86.6654268179282">
            <text:p>86.67</text:p>
          </table:table-cell>
          <table:table-cell office:value-type="float" office:value="53.9774350185661">
            <text:p>53.98</text:p>
          </table:table-cell>
          <table:table-cell office:value-type="float" office:value="23.3793886628182">
            <text:p>23.38</text:p>
          </table:table-cell>
          <table:table-cell office:value-type="float" office:value="46.8410551984039">
            <text:p>46.84</text:p>
          </table:table-cell>
          <table:table-cell office:value-type="float" office:value="26.1992619926199">
            <text:p>26.2</text:p>
          </table:table-cell>
          <table:table-cell office:value-type="float" office:value="40.9582689335394">
            <text:p>40.96</text:p>
          </table:table-cell>
          <table:table-cell office:value-type="float" office:value="74.8892455858748">
            <text:p>74.89</text:p>
          </table:table-cell>
          <table:table-cell office:value-type="float" office:value="14.5027624309392">
            <text:p>14.5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4.4941634241245">
            <text:p>64.49</text:p>
          </table:table-cell>
          <table:table-cell office:value-type="float" office:value="80.0946142649199">
            <text:p>80.09</text:p>
          </table:table-cell>
          <table:table-cell office:value-type="float" office:value="65.9833950935785">
            <text:p>65.98</text:p>
          </table:table-cell>
          <table:table-cell office:value-type="float" office:value="19.2941176470588">
            <text:p>19.29</text:p>
          </table:table-cell>
          <table:table-cell office:value-type="float" office:value="75.5873667993324">
            <text:p>75.59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809514110983">
            <text:p>-81.48</text:p>
          </table:table-cell>
          <table:table-cell office:value-type="float" office:value="93.528618230873">
            <text:p>93.53</text:p>
          </table:table-cell>
          <table:table-cell office:value-type="float" office:value="64.9125103634856">
            <text:p>64.91</text:p>
          </table:table-cell>
          <table:table-cell office:value-type="float" office:value="76.1919144981412">
            <text:p>76.19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70123867628">
            <text:p>62.37</text:p>
          </table:table-cell>
          <table:table-cell office:value-type="float" office:value="38.8420460933108">
            <text:p>38.84</text:p>
          </table:table-cell>
          <table:table-cell office:value-type="float" office:value="-23.0229232569225">
            <text:p>-23.02</text:p>
          </table:table-cell>
          <table:table-cell office:value-type="float" office:value="69.9554896142433">
            <text:p>69.96</text:p>
          </table:table-cell>
          <table:table-cell office:value-type="float" office:value="31.7317105437227">
            <text:p>31.73</text:p>
          </table:table-cell>
          <table:table-cell office:value-type="float" office:value="36.8148418602528">
            <text:p>36.81</text:p>
          </table:table-cell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>
          <table:table-cell/>
          <table:table-cell table:number-columns-repeated="6"/>
          <table:table-cell/>
          <table:table-cell table:number-columns-repeated="8"/>
          <table:table-cell/>
          <table:table-cell table:number-columns-repeated="11"/>
          <table:table-cell/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34"/>
        </table:table-row>
        <table:table-row table:style-name="ro1">
          <table:table-cell table:style-name="Default" office:value-type="string">
            <text:p>regret formula: (ns-s)*100/max(ns,s)</text:p>
          </table:table-cell>
          <table:table-cell table:number-columns-repeated="34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Default" office:value-type="string">
            <text:p>some real times appear lower than the corresponding user+sys time, due to clock resolution</text:p>
          </table:table-cell>
          <table:table-cell table:number-columns-repeated="34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table:style-name="ce14" office:value-type="string">
            <text:p>LEVEL 6 AVERAGES</text:p>
          </table:table-cell>
          <table:table-cell table:number-columns-repeated="34"/>
        </table:table-row>
        <table:table-row table:style-name="ro1">
          <table:table-cell office:value-type="string">
            <text:p>regret, Soar time</text:p>
          </table:table-cell>
          <table:table-cell table:formula="oooc:=AVERAGE([.B19];[.C19];[.I19];[.J19];[.R19];[.S19];[.T19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</text:p>
          </table:table-cell>
          <table:table-cell table:formula="oooc:=AVERAGE([.B20];[.C20];[.I20];[.J20];[.R20];[.S20];[.T20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</text:p>
          </table:table-cell>
          <table:table-cell table:formula="oooc:=AVERAGE([.B21];[.C21];[.I21];[.J21];[.R21];[.S21];[.T21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</text:p>
          </table:table-cell>
          <table:table-cell table:formula="oooc:=AVERAGE([.B22];[.C22];[.I22];[.J22];[.R22];[.S22];[.T22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B23];[.C23];[.I23];[.J23];[.R23];[.S23];[.T23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B24];[.C24];[.I24];[.J24];[.R24];[.S24];[.T24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B25];[.C25];[.I25];[.J25];[.R25];[.S25];[.T25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B26];[.C26];[.I26];[.J26];[.R26];[.S26];[.T26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table:style-name="ce14" office:value-type="string">
            <text:p>LEVEL 7 AVERAGES</text:p>
          </table:table-cell>
          <table:table-cell table:number-columns-repeated="34"/>
        </table:table-row>
        <table:table-row table:style-name="ro1">
          <table:table-cell office:value-type="string">
            <text:p>regret, Soar time</text:p>
          </table:table-cell>
          <table:table-cell table:formula="oooc:=AVERAGE([.K19];[.L19];[.U19];[.V19];[.W19];[.AM19];[.AN19];[.AO19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</text:p>
          </table:table-cell>
          <table:table-cell table:formula="oooc:=AVERAGE([.K20];[.L20];[.U20];[.V20];[.W20];[.AM20];[.AN20];[.AO20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</text:p>
          </table:table-cell>
          <table:table-cell table:formula="oooc:=AVERAGE([.K21];[.L21];[.U21];[.V21];[.W21];[.AM21];[.AN21];[.AO21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</text:p>
          </table:table-cell>
          <table:table-cell table:formula="oooc:=AVERAGE([.K22];[.L22];[.U22];[.V22];[.W22];[.AM22];[.AN22];[.AO22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K23];[.L23];[.U23];[.V23];[.W23];[.AM23];[.AN23];[.AO23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K24];[.L24];[.U24];[.V24];[.W24];[.AM24];[.AN24];[.AO24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K25];[.L25];[.U25];[.V25];[.W25];[.AM25];[.AN25];[.AO25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K26];[.L26];[.U26];[.V26];[.W26];[.AM26];[.AN26];[.AO26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table:style-name="ce14" office:value-type="string">
            <text:p>LEVEL 8 AVERAGES</text:p>
          </table:table-cell>
          <table:table-cell table:number-columns-repeated="34"/>
        </table:table-row>
        <table:table-row table:style-name="ro1">
          <table:table-cell office:value-type="string">
            <text:p>regret, Soar time</text:p>
          </table:table-cell>
          <table:table-cell table:formula="oooc:=AVERAGE([.D19];[.E19];[.M19];[.N19];[.X19];[.Y19];[.Z19];[.AP19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</text:p>
          </table:table-cell>
          <table:table-cell table:formula="oooc:=AVERAGE([.D20];[.E20];[.M20];[.N20];[.X20];[.Y20];[.Z20];[.AP20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</text:p>
          </table:table-cell>
          <table:table-cell table:formula="oooc:=AVERAGE([.D21];[.E21];[.M21];[.N21];[.X21];[.Y21];[.Z21];[.AP21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</text:p>
          </table:table-cell>
          <table:table-cell table:formula="oooc:=AVERAGE([.D22];[.E22];[.M22];[.N22];[.X22];[.Y22];[.Z22];[.AP22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D23];[.E23];[.M23];[.N23];[.X23];[.Y23];[.Z23];[.AP23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D24];[.E24];[.M24];[.N24];[.X24];[.Y24];[.Z24];[.AP24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D25];[.E25];[.M25];[.N25];[.X25];[.Y25];[.Z25];[.AP25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D26];[.E26];[.M26];[.N26];[.X26];[.Y26];[.Z26];[.AP26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14" office:value-type="string">
            <text:p>LEVEL 9 AVERAGES</text:p>
          </table:table-cell>
          <table:table-cell table:number-columns-repeated="34"/>
        </table:table-row>
        <table:table-row table:style-name="ro1">
          <table:table-cell office:value-type="string">
            <text:p>regret, Soar time</text:p>
          </table:table-cell>
          <table:table-cell table:formula="oooc:=AVERAGE([.F19];[.G19];[.O19];[.P19];[.AA19];[.AB19];[.AQ19];[.AR19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</text:p>
          </table:table-cell>
          <table:table-cell table:formula="oooc:=AVERAGE([.F20];[.G20];[.O20];[.P20];[.AA20];[.AB20];[.AQ20];[.AR20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</text:p>
          </table:table-cell>
          <table:table-cell table:formula="oooc:=AVERAGE([.F21];[.G21];[.O21];[.P21];[.AA21];[.AB21];[.AQ21];[.AR21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</text:p>
          </table:table-cell>
          <table:table-cell table:formula="oooc:=AVERAGE([.F22];[.G22];[.O22];[.P22];[.AA22];[.AB22];[.AQ22];[.AR22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F23];[.G23];[.O23];[.P23];[.AA23];[.AB23];[.AQ23];[.AR23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F24];[.G24];[.O24];[.P24];[.AA24];[.AB24];[.AQ24];[.AR24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F25];[.G25];[.O25];[.P25];[.AA25];[.AB25];[.AQ25];[.AR25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F26];[.G26];[.O26];[.P26];[.AA26];[.AB26];[.AQ26];[.AR26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14" office:value-type="string">
            <text:p>LEVEL 10 AVERAGES</text:p>
          </table:table-cell>
          <table:table-cell table:number-columns-repeated="34"/>
        </table:table-row>
        <table:table-row table:style-name="ro1">
          <table:table-cell office:value-type="string">
            <text:p>regret, Soar time</text:p>
          </table:table-cell>
          <table:table-cell table:formula="oooc:=AVERAGE([.AD19];[.AE19];[.AF19];[.AG19];[.AH19];[.AI19];[.AJ19];[.AK19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</text:p>
          </table:table-cell>
          <table:table-cell table:formula="oooc:=AVERAGE([.AD20];[.AE20];[.AF20];[.AG20];[.AH20];[.AI20];[.AJ20];[.AK20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</text:p>
          </table:table-cell>
          <table:table-cell table:formula="oooc:=AVERAGE([.AD21];[.AE21];[.AF21];[.AG21];[.AH21];[.AI21];[.AJ21];[.AK21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</text:p>
          </table:table-cell>
          <table:table-cell table:formula="oooc:=AVERAGE([.AD22];[.AE22];[.AF22];[.AG22];[.AH22];[.AI22];[.AJ22];[.AK22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Soar time, incl. submit </text:p>
          </table:table-cell>
          <table:table-cell table:formula="oooc:=AVERAGE([.AD23];[.AE23];[.AF23];[.AG23];[.AH23];[.AI23];[.AJ23];[.AK23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 time, incl. submit</text:p>
          </table:table-cell>
          <table:table-cell table:formula="oooc:=AVERAGE([.AD24];[.AE24];[.AF24];[.AG24];[.AH24];[.AI24];[.AJ24];[.AK24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user+sys time, incl. submit</text:p>
          </table:table-cell>
          <table:table-cell table:formula="oooc:=AVERAGE([.AD25];[.AE25];[.AF25];[.AG25];[.AH25];[.AI25];[.AJ25];[.AK25])" office:value-type="float" office:value="0">
            <text:p>#DIV/0!</text:p>
          </table:table-cell>
          <table:table-cell table:number-columns-repeated="33"/>
        </table:table-row>
        <table:table-row table:style-name="ro1">
          <table:table-cell office:value-type="string">
            <text:p>regret, real time, incl. submit</text:p>
          </table:table-cell>
          <table:table-cell table:formula="oooc:=AVERAGE([.AD26];[.AE26];[.AF26];[.AG26];[.AH26];[.AI26];[.AJ26];[.AK26])" office:value-type="float" office:value="0">
            <text:p>#DIV/0!</text:p>
          </table:table-cell>
          <table:table-cell table:number-columns-repeated="33"/>
        </table:table-row>
      </table:table>
      <table:table table:name="Rogue" table:style-name="ta3" table:print="false">
        <office:forms form:automatic-focus="false" form:apply-design-mode="false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23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/>
          <table:table-cell table:number-columns-repeated="230"/>
        </table:table-row>
        <table:table-row table:style-name="ro1" table:number-rows-repeated="2">
          <table:table-cell table:style-name="ce1"/>
          <table:table-cell table:number-columns-repeated="24"/>
          <table:table-cell table:style-name="ce1"/>
          <table:table-cell table:number-columns-repeated="230"/>
        </table:table-row>
        <table:table-row table:style-name="ro1">
          <table:table-cell table:style-name="ce1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3490">
            <text:p>3490</text:p>
          </table:table-cell>
          <table:table-cell office:value-type="float" office:value="3782">
            <text:p>3782</text:p>
          </table:table-cell>
          <table:table-cell office:value-type="float" office:value="66240">
            <text:p>66240</text:p>
          </table:table-cell>
          <table:table-cell office:value-type="float" office:value="762">
            <text:p>762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22467">
            <text:p>22467</text:p>
          </table:table-cell>
          <table:table-cell office:value-type="float" office:value="9518">
            <text:p>9518</text:p>
          </table:table-cell>
          <table:table-cell office:value-type="float" office:value="37213">
            <text:p>37213</text:p>
          </table:table-cell>
          <table:table-cell office:value-type="float" office:value="39787">
            <text:p>39787</text:p>
          </table:table-cell>
          <table:table-cell office:value-type="float" office:value="188312">
            <text:p>188312</text:p>
          </table:table-cell>
          <table:table-cell office:value-type="float" office:value="84469">
            <text:p>84469</text:p>
          </table:table-cell>
          <table:table-cell office:value-type="float" office:value="70724">
            <text:p>70724</text:p>
          </table:table-cell>
          <table:table-cell office:value-type="float" office:value="7790">
            <text:p>7790</text:p>
          </table:table-cell>
          <table:table-cell office:value-type="float" office:value="14488">
            <text:p>14488</text:p>
          </table:table-cell>
          <table:table-cell table:number-columns-repeated="2" office:value-type="float" office:value="23826">
            <text:p>23826</text:p>
          </table:table-cell>
          <table:table-cell office:value-type="float" office:value="1115">
            <text:p>1115</text:p>
          </table:table-cell>
          <table:table-cell office:value-type="float" office:value="3960">
            <text:p>3960</text:p>
          </table:table-cell>
          <table:table-cell office:value-type="float" office:value="5656">
            <text:p>5656</text:p>
          </table:table-cell>
          <table:table-cell office:value-type="float" office:value="1296">
            <text:p>1296</text:p>
          </table:table-cell>
          <table:table-cell office:value-type="float" office:value="6226">
            <text:p>6226</text:p>
          </table:table-cell>
          <table:table-cell office:value-type="float" office:value="9665">
            <text:p>9665</text:p>
          </table:table-cell>
          <table:table-cell office:value-type="float" office:value="2546">
            <text:p>2546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Tue Oct <text:s/>9 10:49:08 2007</text:p>
          </table:table-cell>
          <table:table-cell office:value-type="string">
            <text:p>Tue Oct <text:s/>9 10:51:29 2007</text:p>
          </table:table-cell>
          <table:table-cell office:value-type="string">
            <text:p>Tue Oct <text:s/>9 11:42:19 2007</text:p>
          </table:table-cell>
          <table:table-cell office:value-type="string">
            <text:p>Tue Oct <text:s/>9 10:52:17 2007</text:p>
          </table:table-cell>
          <table:table-cell office:value-type="string">
            <text:p>Tue Oct <text:s/>9 10:51:16 2007</text:p>
          </table:table-cell>
          <table:table-cell office:value-type="string">
            <text:p>Tue Oct <text:s/>9 10:55:07 2007</text:p>
          </table:table-cell>
          <table:table-cell office:value-type="string">
            <text:p>Tue Oct <text:s/>9 11:13:14 2007</text:p>
          </table:table-cell>
          <table:table-cell office:value-type="string">
            <text:p>Tue Oct <text:s/>9 11:00:12 2007</text:p>
          </table:table-cell>
          <table:table-cell office:value-type="string">
            <text:p>Tue Oct <text:s/>9 11:24:14 2007</text:p>
          </table:table-cell>
          <table:table-cell office:value-type="string">
            <text:p>Tue Oct <text:s/>9 12:05:58 2007</text:p>
          </table:table-cell>
          <table:table-cell office:value-type="string">
            <text:p>Tue Oct <text:s/>9 15:04:20 2007</text:p>
          </table:table-cell>
          <table:table-cell office:value-type="string">
            <text:p>Tue Oct <text:s/>9 13:01:58 2007</text:p>
          </table:table-cell>
          <table:table-cell office:value-type="string">
            <text:p>Tue Oct <text:s/>9 11:55:14 2007</text:p>
          </table:table-cell>
          <table:table-cell office:value-type="string">
            <text:p>Tue Oct <text:s/>9 12:31:08 2007</text:p>
          </table:table-cell>
          <table:table-cell office:value-type="string">
            <text:p>Tue Oct <text:s/>9 12:25:32 2007</text:p>
          </table:table-cell>
          <table:table-cell office:value-type="string">
            <text:p>Tue Oct <text:s/>9 11:01:00 2007</text:p>
          </table:table-cell>
          <table:table-cell table:style-name="ce15" office:value-type="string">
            <text:p>Tue Oct <text:s/>9 11:14:49 2007</text:p>
          </table:table-cell>
          <table:table-cell table:style-name="ce15" office:value-type="string">
            <text:p>Tue Oct <text:s/>9 11:01:51 2007</text:p>
          </table:table-cell>
          <table:table-cell office:value-type="string">
            <text:p>Wed Oct <text:s/>3 13:07:39 2007</text:p>
          </table:table-cell>
          <table:table-cell office:value-type="string">
            <text:p>Wed Oct <text:s/>3 13:12:53 2007</text:p>
          </table:table-cell>
          <table:table-cell office:value-type="string">
            <text:p>Wed Oct <text:s/>3 13:09:01 2007</text:p>
          </table:table-cell>
          <table:table-cell office:value-type="string">
            <text:p>Tue Oct <text:s/>9 11:00:42 2007</text:p>
          </table:table-cell>
          <table:table-cell office:value-type="string">
            <text:p>Tue Oct <text:s/>9 11:09:35 2007</text:p>
          </table:table-cell>
          <table:table-cell office:value-type="string">
            <text:p>Tue Oct <text:s/>9 11:02:24 2007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n</text:p>
          </table:table-cell>
          <table:table-cell table:style-name="ce15" office:value-type="string">
            <text:p>wyrm:/home/swinterm/GGP/scripts/mrogue-6-1-source-1.log</text:p>
          </table:table-cell>
          <table:table-cell table:style-name="ce15" office:value-type="string">
            <text:p>wyrm:/home/swinterm/GGP/scripts/mrogue-6-1-source-2.log</text:p>
          </table:table-cell>
          <table:table-cell table:style-name="ce15" office:value-type="string">
            <text:p>wyrm:/home/swinterm/GGP/scripts/mrogue-6-1-target_no_source.log</text:p>
          </table:table-cell>
          <table:table-cell table:style-name="ce15" office:value-type="string">
            <text:p>wyrm:/home/swinterm/GGP/scripts/mrogue-6-1-target_after_source.log</text:p>
          </table:table-cell>
          <table:table-cell table:style-name="ce15" office:value-type="string">
            <text:p>wyrm:/home/swinterm/2GGP/GGP/scripts/mrogue-6-2-source-1.log</text:p>
          </table:table-cell>
          <table:table-cell table:style-name="ce15" office:value-type="string">
            <text:p>wyrm:/home/swinterm/2GGP/GGP/scripts/mrogue-6-2-source-2.log</text:p>
          </table:table-cell>
          <table:table-cell table:style-name="ce15" office:value-type="string">
            <text:p>wyrm:/home/swinterm/2GGP/GGP/scripts/mrogue-6-2-target_no_source.log</text:p>
          </table:table-cell>
          <table:table-cell table:style-name="ce15" office:value-type="string">
            <text:p>wyrm:/home/swinterm/2GGP/GGP/scripts/mrogue-6-2-target_after_source.log</text:p>
          </table:table-cell>
          <table:table-cell table:style-name="ce16" office:value-type="string">
            <text:p>bahamut:/home/swinterm/GGP/scripts/mrogue-6-3-source-1.log</text:p>
          </table:table-cell>
          <table:table-cell office:value-type="string">
            <text:p>bahamut:/home/swinterm/GGP/scripts/mrogue-6-3-source-2.log</text:p>
          </table:table-cell>
          <table:table-cell office:value-type="string">
            <text:p>bahamut:/home/swinterm/GGP/scripts/mrogue-6-3-target_no_source.log</text:p>
          </table:table-cell>
          <table:table-cell office:value-type="string">
            <text:p>bahamut:/home/swinterm/GGP/scripts/mrogue-6-3-target_after_source.log</text:p>
          </table:table-cell>
          <table:table-cell table:style-name="ce15" office:value-type="string">
            <text:p>bahamut:/home/swinterm/2GGP/GGP/scripts/mrogue-8-1-source.log</text:p>
          </table:table-cell>
          <table:table-cell table:style-name="ce15" office:value-type="string">
            <text:p>bahamut:/home/swinterm/2GGP/GGP/scripts/mrogue-8-1-target_no_source.log</text:p>
          </table:table-cell>
          <table:table-cell table:style-name="ce15" office:value-type="string">
            <text:p>bahamut:/home/swinterm/2GGP/GGP/scripts/mrogue-8-1-target_after_source.log</text:p>
          </table:table-cell>
          <table:table-cell office:value-type="string">
            <text:p>smaug:/home/swinterm/GGP/scripts/mrogue-8-2-source.log</text:p>
          </table:table-cell>
          <table:table-cell office:value-type="string">
            <text:p>smaug:/home/swinterm/GGP/scripts/mrogue-8-2-target_no_source.log</text:p>
          </table:table-cell>
          <table:table-cell office:value-type="string">
            <text:p>smaug:/home/swinterm/GGP/scripts/mrogue-8-2-target_after_source.log</text:p>
          </table:table-cell>
          <table:table-cell table:style-name="ce15" office:value-type="string">
            <text:p>wyrm:/home/swinterm/GGP/scripts/mrogue-9-1-source.log</text:p>
          </table:table-cell>
          <table:table-cell table:style-name="ce15" office:value-type="string">
            <text:p>wyrm:/home/swinterm/GGP/scripts/mrogue-9-1-target_no_source.log</text:p>
          </table:table-cell>
          <table:table-cell table:style-name="ce15" office:value-type="string">
            <text:p>wyrm:/home/swinterm/GGP/scripts/mrogue-9-1-target_after_source.log</text:p>
          </table:table-cell>
          <table:table-cell table:style-name="ce15" office:value-type="string">
            <text:p>smaug:/home/swinterm/2GGP/GGP/scripts/mrogue-9-2-source.log</text:p>
          </table:table-cell>
          <table:table-cell table:style-name="ce15" office:value-type="string">
            <text:p>smaug:/home/swinterm/2GGP/GGP/scripts/mrogue-9-2-target_no_source.log</text:p>
          </table:table-cell>
          <table:table-cell table:style-name="ce15" office:value-type="string">
            <text:p>smaug:/home/swinterm/2GGP/GGP/scripts/mrogue-9-2-target_after_source.log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no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14192">
            <text:p>14192</text:p>
          </table:table-cell>
          <table:table-cell office:value-type="float" office:value="184">
            <text:p>184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004">
            <text:p>2004</text:p>
          </table:table-cell>
          <table:table-cell office:value-type="float" office:value="7834">
            <text:p>7834</text:p>
          </table:table-cell>
          <table:table-cell office:value-type="float" office:value="8680">
            <text:p>8680</text:p>
          </table:table-cell>
          <table:table-cell office:value-type="float" office:value="41056">
            <text:p>41056</text:p>
          </table:table-cell>
          <table:table-cell office:value-type="float" office:value="18142">
            <text:p>18142</text:p>
          </table:table-cell>
          <table:table-cell office:value-type="float" office:value="14988">
            <text:p>14988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194">
            <text:p>1194</text:p>
          </table:table-cell>
          <table:table-cell office:value-type="float" office:value="298">
            <text:p>298</text:p>
          </table:table-cell>
          <table:table-cell office:value-type="float" office:value="1380">
            <text:p>1380</text:p>
          </table:table-cell>
          <table:table-cell office:value-type="float" office:value="2142">
            <text:p>2142</text:p>
          </table:table-cell>
          <table:table-cell office:value-type="float" office:value="572">
            <text:p>572</text:p>
          </table:table-cell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table:style-name="ce1"/>
          <table:table-cell office:value-type="float" office:value="35.789">
            <text:p>35.79</text:p>
          </table:table-cell>
          <table:table-cell office:value-type="float" office:value="36.673">
            <text:p>36.67</text:p>
          </table:table-cell>
          <table:table-cell office:value-type="float" office:value="44.892">
            <text:p>44.89</text:p>
          </table:table-cell>
          <table:table-cell office:value-type="float" office:value="61.799">
            <text:p>61.8</text:p>
          </table:table-cell>
          <table:table-cell office:value-type="float" office:value="39.42">
            <text:p>39.42</text:p>
          </table:table-cell>
          <table:table-cell office:value-type="float" office:value="39.051">
            <text:p>39.05</text:p>
          </table:table-cell>
          <table:table-cell office:value-type="float" office:value="34.379">
            <text:p>34.38</text:p>
          </table:table-cell>
          <table:table-cell office:value-type="float" office:value="31.575">
            <text:p>31.58</text:p>
          </table:table-cell>
          <table:table-cell office:value-type="float" office:value="55.697">
            <text:p>55.7</text:p>
          </table:table-cell>
          <table:table-cell office:value-type="float" office:value="58.796">
            <text:p>58.8</text:p>
          </table:table-cell>
          <table:table-cell office:value-type="float" office:value="37.844">
            <text:p>37.84</text:p>
          </table:table-cell>
          <table:table-cell office:value-type="float" office:value="37.376">
            <text:p>37.38</text:p>
          </table:table-cell>
          <table:table-cell office:value-type="float" office:value="53.84">
            <text:p>53.84</text:p>
          </table:table-cell>
          <table:table-cell office:value-type="float" office:value="36.519">
            <text:p>36.52</text:p>
          </table:table-cell>
          <table:table-cell office:value-type="float" office:value="113.555">
            <text:p>113.56</text:p>
          </table:table-cell>
          <table:table-cell office:value-type="float" office:value="35.24">
            <text:p>35.24</text:p>
          </table:table-cell>
          <table:table-cell office:value-type="float" office:value="32.292">
            <text:p>32.29</text:p>
          </table:table-cell>
          <table:table-cell office:value-type="float" office:value="44.218">
            <text:p>44.22</text:p>
          </table:table-cell>
          <table:table-cell office:value-type="float" office:value="36.671">
            <text:p>36.67</text:p>
          </table:table-cell>
          <table:table-cell office:value-type="float" office:value="40.606">
            <text:p>40.61</text:p>
          </table:table-cell>
          <table:table-cell office:value-type="float" office:value="61.76">
            <text:p>61.76</text:p>
          </table:table-cell>
          <table:table-cell office:value-type="float" office:value="38.795">
            <text:p>38.8</text:p>
          </table:table-cell>
          <table:table-cell office:value-type="float" office:value="44.139">
            <text:p>44.14</text:p>
          </table:table-cell>
          <table:table-cell office:value-type="float" office:value="39.72">
            <text:p>39.72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 office:value-type="string">
            <text:p>soln</text:p>
          </table:table-cell>
          <table:table-cell office:value-type="string">
            <text:p>no indicators generated</text:p>
          </table:table-cell>
          <table:table-cell office:value-type="float" office:value="0.18">
            <text:p>0.18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2">
            <text:p>0.2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74">
            <text:p>0.7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56">
            <text:p>0.5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soln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8" office:value-type="string">
            <text:p>Revision: 7933</text:p>
          </table:table-cell>
          <table:table-cell table:number-columns-repeated="4" office:value-type="string">
            <text:p>Revision: 7936</text:p>
          </table:table-cell>
          <table:table-cell table:number-columns-repeated="3" office:value-type="string">
            <text:p>Revision: 7935</text:p>
          </table:table-cell>
          <table:table-cell table:number-columns-repeated="3" office:value-type="string">
            <text:p>Revision: 7933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33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4" office:value-type="string">
            <text:p>score not checked.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986.78">
            <text:p>2986.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76.98">
            <text:p>776.98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164.53">
            <text:p>7164.5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85.78">
            <text:p>285.78</text:p>
          </table:table-cell>
          <table:table-cell table:number-columns-repeated="2" office:value-type="float" office:value="13">
            <text:p>13</text:p>
          </table:table-cell>
          <table:table-cell office:value-type="float" office:value="774.67">
            <text:p>774.67</text:p>
          </table:table-cell>
          <table:table-cell table:number-columns-repeated="2" office:value-type="float" office:value="12">
            <text:p>12</text:p>
          </table:table-cell>
          <table:table-cell office:value-type="float" office:value="230.81">
            <text:p>230.81</text:p>
          </table:table-cell>
          <table:table-cell table:number-columns-repeated="2" office:value-type="float" office:value="12">
            <text:p>12</text:p>
          </table:table-cell>
          <table:table-cell office:value-type="float" office:value="428.63">
            <text:p>428.63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994.06">
            <text:p>2994.06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79.68">
            <text:p>779.68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7183.79">
            <text:p>7183.79</text:p>
          </table:table-cell>
          <table:table-cell table:number-columns-repeated="2" office:value-type="string">
            <text:p>ACTION (move north)</text:p>
          </table:table-cell>
          <table:table-cell office:value-type="float" office:value="287.44">
            <text:p>287.44</text:p>
          </table:table-cell>
          <table:table-cell table:number-columns-repeated="2" office:value-type="string">
            <text:p>ACTION (move north)</text:p>
          </table:table-cell>
          <table:table-cell office:value-type="float" office:value="776.57">
            <text:p>776.5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31.31">
            <text:p>231.3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429.41">
            <text:p>429.41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47.75">
            <text:p>47.75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302.71">
            <text:p>302.71</text:p>
          </table:table-cell>
          <table:table-cell table:number-columns-repeated="3" office:value-type="string">
            <text:p>ACTION (move east)</text:p>
          </table:table-cell>
          <table:table-cell office:value-type="float" office:value="3175.22">
            <text:p>3175.22</text:p>
          </table:table-cell>
          <table:table-cell table:number-columns-repeated="2" office:value-type="string">
            <text:p>ACTION (move east)</text:p>
          </table:table-cell>
          <table:table-cell office:value-type="float" office:value="1647.96">
            <text:p>1647.96</text:p>
          </table:table-cell>
          <table:table-cell table:number-columns-repeated="2" office:value-type="string">
            <text:p>ACTION (move east)</text:p>
          </table:table-cell>
          <table:table-cell office:value-type="float" office:value="50.17">
            <text:p>50.17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0.62">
            <text:p>80.6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02.05">
            <text:p>102.05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48.11">
            <text:p>48.11</text:p>
          </table:table-cell>
          <table:table-cell table:number-columns-repeated="3" office:value-type="string">
            <text:p>ACTION (move south)</text:p>
          </table:table-cell>
          <table:table-cell office:value-type="float" office:value="303.9">
            <text:p>303.9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3184.42">
            <text:p>3184.42</text:p>
          </table:table-cell>
          <table:table-cell table:number-columns-repeated="2" office:value-type="string">
            <text:p>ACTION (move east)</text:p>
          </table:table-cell>
          <table:table-cell office:value-type="float" office:value="1651.3">
            <text:p>1651.3</text:p>
          </table:table-cell>
          <table:table-cell table:number-columns-repeated="2" office:value-type="string">
            <text:p>ACTION (move east)</text:p>
          </table:table-cell>
          <table:table-cell office:value-type="float" office:value="50.48">
            <text:p>50.48</text:p>
          </table:table-cell>
          <table:table-cell table:number-columns-repeated="2" office:value-type="string">
            <text:p>ACTION (move east)</text:p>
          </table:table-cell>
          <table:table-cell office:value-type="float" office:value="81.08">
            <text:p>81.08</text:p>
          </table:table-cell>
          <table:table-cell table:number-columns-repeated="2" office:value-type="string">
            <text:p>ACTION (move south)</text:p>
          </table:table-cell>
          <table:table-cell office:value-type="float" office:value="102.41">
            <text:p>102.41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8.4103408163489">
            <text:p>98.41</text:p>
          </table:table-cell>
          <table:table-cell table:number-columns-repeated="3" office:value-type="string">
            <text:p>ACTION (move east)</text:p>
          </table:table-cell>
          <table:table-cell office:value-type="float" office:value="61.0650468446184">
            <text:p>61.07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5.6884514967613">
            <text:p>55.69</text:p>
          </table:table-cell>
          <table:table-cell table:number-columns-repeated="2" office:value-type="string">
            <text:p>ACTION (move east)</text:p>
          </table:table-cell>
          <table:table-cell office:value-type="float" office:value="-82.7140269204794">
            <text:p>-82.71</text:p>
          </table:table-cell>
          <table:table-cell table:number-columns-repeated="2" office:value-type="string">
            <text:p>ACTION (move east)</text:p>
          </table:table-cell>
          <table:table-cell office:value-type="float" office:value="93.5646262626471">
            <text:p>93.56</text:p>
          </table:table-cell>
          <table:table-cell table:number-columns-repeated="2" office:value-type="string">
            <text:p>ACTION (move east)</text:p>
          </table:table-cell>
          <table:table-cell office:value-type="float" office:value="65.1100188578677">
            <text:p>65.11</text:p>
          </table:table-cell>
          <table:table-cell table:number-columns-repeated="2" office:value-type="string">
            <text:p>ACTION (move east)</text:p>
          </table:table-cell>
          <table:table-cell office:value-type="float" office:value="76.2760653814239">
            <text:p>76.28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98.4012883439691">
            <text:p>98.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61.0401812144457">
            <text:p>61.04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5.6813915218444">
            <text:p>55.68</text:p>
          </table:table-cell>
          <table:table-cell table:number-columns-repeated="2" office:value-type="string">
            <text:p>ACTION (move east)</text:p>
          </table:table-cell>
          <table:table-cell office:value-type="float" office:value="-82.6585596737785">
            <text:p>-82.66</text:p>
          </table:table-cell>
          <table:table-cell table:number-columns-repeated="2" office:value-type="string">
            <text:p>ACTION (move west)</text:p>
          </table:table-cell>
          <table:table-cell office:value-type="float" office:value="93.5236939600088">
            <text:p>93.52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65.0708374853776">
            <text:p>65.07</text:p>
          </table:table-cell>
          <table:table-cell table:number-columns-repeated="2" office:value-type="string">
            <text:p>ACTION (move east)</text:p>
          </table:table-cell>
          <table:table-cell office:value-type="float" office:value="76.1915871497562">
            <text:p>76.19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(move south)</text:p>
          </table:table-cell>
          <table:table-cell office:value-type="float" office:value="98.3931517738455">
            <text:p>98.39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1.0224707572337">
            <text:p>61.02</text:p>
          </table:table-cell>
          <table:table-cell table:number-columns-repeated="3" office:value-type="string">
            <text:p>ACTION (move east)</text:p>
          </table:table-cell>
          <table:table-cell office:value-type="float" office:value="55.67214520469">
            <text:p>55.67</text:p>
          </table:table-cell>
          <table:table-cell table:number-columns-repeated="2" office:value-type="string">
            <text:p>ACTION (move south)</text:p>
          </table:table-cell>
          <table:table-cell office:value-type="float" office:value="-82.5931084600012">
            <text:p>-82.59</text:p>
          </table:table-cell>
          <table:table-cell table:number-columns-repeated="2" office:value-type="string">
            <text:p>ACTION (move east)</text:p>
          </table:table-cell>
          <table:table-cell office:value-type="float" office:value="93.4996201243932">
            <text:p>93.5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4.9474730880636">
            <text:p>64.95</text:p>
          </table:table-cell>
          <table:table-cell table:number-columns-repeated="2" office:value-type="string">
            <text:p>ACTION (move east)</text:p>
          </table:table-cell>
          <table:table-cell office:value-type="float" office:value="76.1509978808132">
            <text:p>76.15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(move south)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ACTION (move south)</text:p>
          </table:table-cell>
          <table:table-cell office:value-type="float" office:value="13">
            <text:p>13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ACTION (move south)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ACTION (move south)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ACTION (move south)</text:p>
          </table:table-cell>
          <table:table-cell office:value-type="float" office:value="12">
            <text:p>12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4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4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7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quaff potion1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ce15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table:style-name="ce15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39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5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254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 table:number-columns-repeated="5"/>
          <table:table-cell office:value-type="string">
            <text:p>end</text:p>
          </table:table-cell>
          <table:table-cell table:number-columns-repeated="250"/>
        </table:table-row>
      </table:table>
      <table:table table:name="Wargame" table:style-name="ta4" table:print="false">
        <table:table-column table:style-name="co9" table:default-cell-style-name="ce1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9" table:default-cell-style-name="ce1"/>
        <table:table-column table:style-name="co9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3824">
            <text:p>3824</text:p>
          </table:table-cell>
          <table:table-cell office:value-type="float" office:value="3680">
            <text:p>3680</text:p>
          </table:table-cell>
          <table:table-cell office:value-type="float" office:value="6674">
            <text:p>6674</text:p>
          </table:table-cell>
          <table:table-cell office:value-type="float" office:value="4558">
            <text:p>4558</text:p>
          </table:table-cell>
          <table:table-cell office:value-type="float" office:value="1123">
            <text:p>1123</text:p>
          </table:table-cell>
          <table:table-cell office:value-type="float" office:value="5074">
            <text:p>5074</text:p>
          </table:table-cell>
          <table:table-cell office:value-type="float" office:value="5339">
            <text:p>5339</text:p>
          </table:table-cell>
          <table:table-cell office:value-type="float" office:value="3379">
            <text:p>3379</text:p>
          </table:table-cell>
          <table:table-cell office:value-type="float" office:value="10176">
            <text:p>10176</text:p>
          </table:table-cell>
          <table:table-cell office:value-type="float" office:value="5436">
            <text:p>5436</text:p>
          </table:table-cell>
          <table:table-cell office:value-type="float" office:value="2244">
            <text:p>2244</text:p>
          </table:table-cell>
          <table:table-cell office:value-type="float" office:value="7476">
            <text:p>7476</text:p>
          </table:table-cell>
          <table:table-cell office:value-type="float" office:value="2897">
            <text:p>2897</text:p>
          </table:table-cell>
          <table:table-cell office:value-type="float" office:value="2118">
            <text:p>2118</text:p>
          </table:table-cell>
          <table:table-cell office:value-type="float" office:value="18889">
            <text:p>18889</text:p>
          </table:table-cell>
          <table:table-cell office:value-type="float" office:value="5299">
            <text:p>5299</text:p>
          </table:table-cell>
          <table:table-cell office:value-type="float" office:value="6293">
            <text:p>6293</text:p>
          </table:table-cell>
          <table:table-cell office:value-type="float" office:value="20553">
            <text:p>20553</text:p>
          </table:table-cell>
          <table:table-cell office:value-type="float" office:value="7642">
            <text:p>7642</text:p>
          </table:table-cell>
          <table:table-cell office:value-type="float" office:value="2292">
            <text:p>2292</text:p>
          </table:table-cell>
          <table:table-cell office:value-type="float" office:value="10176">
            <text:p>10176</text:p>
          </table:table-cell>
          <table:table-cell office:value-type="float" office:value="8813">
            <text:p>8813</text:p>
          </table:table-cell>
          <table:table-cell office:value-type="float" office:value="6113">
            <text:p>6113</text:p>
          </table:table-cell>
          <table:table-cell office:value-type="float" office:value="7476">
            <text:p>7476</text:p>
          </table:table-cell>
          <table:table-cell office:value-type="float" office:value="7722">
            <text:p>7722</text:p>
          </table:table-cell>
          <table:table-cell office:value-type="float" office:value="5347">
            <text:p>534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Oct <text:s/>3 13:05:40 2007</text:p>
          </table:table-cell>
          <table:table-cell office:value-type="string">
            <text:p>Wed Oct <text:s/>3 13:08:09 2007</text:p>
          </table:table-cell>
          <table:table-cell office:value-type="string">
            <text:p>Wed Oct <text:s/>3 13:21:33 2007</text:p>
          </table:table-cell>
          <table:table-cell office:value-type="string">
            <text:p>Wed Oct <text:s/>3 13:13:56 2007</text:p>
          </table:table-cell>
          <table:table-cell office:value-type="string">
            <text:p>Wed Oct <text:s/>3 12:10:34 2007</text:p>
          </table:table-cell>
          <table:table-cell office:value-type="string">
            <text:p>Wed Oct <text:s/>3 12:12:16 2007</text:p>
          </table:table-cell>
          <table:table-cell office:value-type="string">
            <text:p>Wed Oct <text:s/>3 12:17:35 2007</text:p>
          </table:table-cell>
          <table:table-cell office:value-type="string">
            <text:p>Wed Oct <text:s/>3 12:14:37 2007</text:p>
          </table:table-cell>
          <table:table-cell office:value-type="string">
            <text:p>Wed Oct <text:s/>3 13:12:44 2007</text:p>
          </table:table-cell>
          <table:table-cell office:value-type="string">
            <text:p>Wed Oct <text:s/>3 13:18:56 2007</text:p>
          </table:table-cell>
          <table:table-cell office:value-type="string">
            <text:p>Wed Oct <text:s/>3 13:14:26 2007</text:p>
          </table:table-cell>
          <table:table-cell office:value-type="string">
            <text:p>Wed Oct <text:s/>3 12:40:04 2007</text:p>
          </table:table-cell>
          <table:table-cell office:value-type="string">
            <text:p>Wed Oct <text:s/>3 12:41:59 2007</text:p>
          </table:table-cell>
          <table:table-cell office:value-type="string">
            <text:p>Wed Oct <text:s/>3 12:40:48 2007</text:p>
          </table:table-cell>
          <table:table-cell office:value-type="string">
            <text:p>Wed Oct <text:s/>3 13:19:17 2007</text:p>
          </table:table-cell>
          <table:table-cell office:value-type="string">
            <text:p>Wed Oct <text:s/>3 13:26:06 2007</text:p>
          </table:table-cell>
          <table:table-cell office:value-type="string">
            <text:p>Wed Oct <text:s/>3 13:23:08 2007</text:p>
          </table:table-cell>
          <table:table-cell office:value-type="string">
            <text:p>Tue Oct <text:s/>9 11:10:00 2007</text:p>
          </table:table-cell>
          <table:table-cell office:value-type="string">
            <text:p>Tue Oct <text:s/>9 11:16:26 2007</text:p>
          </table:table-cell>
          <table:table-cell office:value-type="string">
            <text:p>Tue Oct <text:s/>9 11:11:30 2007</text:p>
          </table:table-cell>
          <table:table-cell office:value-type="string">
            <text:p>Wed Oct <text:s/>3 11:57:00 2007</text:p>
          </table:table-cell>
          <table:table-cell office:value-type="string">
            <text:p>Wed Oct <text:s/>3 12:07:36 2007</text:p>
          </table:table-cell>
          <table:table-cell office:value-type="string">
            <text:p>Wed Oct <text:s/>3 12:01:18 2007</text:p>
          </table:table-cell>
          <table:table-cell office:value-type="string">
            <text:p>Tue Oct <text:s/>9 10:55:30 2007</text:p>
          </table:table-cell>
          <table:table-cell office:value-type="string">
            <text:p>Tue Oct <text:s/>9 11:07:25 2007</text:p>
          </table:table-cell>
          <table:table-cell office:value-type="string">
            <text:p>Tue Oct <text:s/>9 11:00:0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wargame-6-1-source-1.log</text:p>
          </table:table-cell>
          <table:table-cell office:value-type="string">
            <text:p>bahamut:/home/swinterm/GGP/scripts/wargame-6-1-source-2.log</text:p>
          </table:table-cell>
          <table:table-cell office:value-type="string">
            <text:p>bahamut:/home/swinterm/GGP/scripts/wargame-6-1-target_no_source.log</text:p>
          </table:table-cell>
          <table:table-cell office:value-type="string">
            <text:p>bahamut:/home/swinterm/GGP/scripts/wargame-6-1-target_after_source.log</text:p>
          </table:table-cell>
          <table:table-cell office:value-type="string">
            <text:p>bahamut:/home/swinterm/GGP/scripts/wargame-6-2-source-1.log</text:p>
          </table:table-cell>
          <table:table-cell office:value-type="string">
            <text:p>bahamut:/home/swinterm/GGP/scripts/wargame-6-2-source-2.log</text:p>
          </table:table-cell>
          <table:table-cell office:value-type="string">
            <text:p>bahamut:/home/swinterm/GGP/scripts/wargame-6-2-target_no_source.log</text:p>
          </table:table-cell>
          <table:table-cell office:value-type="string">
            <text:p>bahamut:/home/swinterm/GGP/scripts/wargame-6-2-target_after_source.log</text:p>
          </table:table-cell>
          <table:table-cell office:value-type="string">
            <text:p>bahamut:/home/swinterm/2GGP/GGP/scripts/wargame-7-1-source.log</text:p>
          </table:table-cell>
          <table:table-cell office:value-type="string">
            <text:p>bahamut:/home/swinterm/2GGP/GGP/scripts/wargame-7-1-target_no_source.log</text:p>
          </table:table-cell>
          <table:table-cell office:value-type="string">
            <text:p>bahamut:/home/swinterm/2GGP/GGP/scripts/wargame-7-1-target_after_source.log</text:p>
          </table:table-cell>
          <table:table-cell office:value-type="string">
            <text:p>bahamut:/home/swinterm/2GGP/GGP/scripts/wargame-7-2-source.log</text:p>
          </table:table-cell>
          <table:table-cell office:value-type="string">
            <text:p>bahamut:/home/swinterm/2GGP/GGP/scripts/wargame-7-2-target_no_source.log</text:p>
          </table:table-cell>
          <table:table-cell office:value-type="string">
            <text:p>bahamut:/home/swinterm/2GGP/GGP/scripts/wargame-7-2-target_after_source.log</text:p>
          </table:table-cell>
          <table:table-cell office:value-type="string">
            <text:p>auk:/home/swinterm/GGP/scripts/wargame-8-1-source.log</text:p>
          </table:table-cell>
          <table:table-cell office:value-type="string">
            <text:p>auk:/home/swinterm/GGP/scripts/wargame-8-1-target_no_source.log</text:p>
          </table:table-cell>
          <table:table-cell office:value-type="string">
            <text:p>auk:/home/swinterm/GGP/scripts/wargame-8-1-target_after_source.log</text:p>
          </table:table-cell>
          <table:table-cell office:value-type="string">
            <text:p>auk:/home/swinterm/GGP/scripts/wargame-8-2-source.log</text:p>
          </table:table-cell>
          <table:table-cell office:value-type="string">
            <text:p>auk:/home/swinterm/GGP/scripts/wargame-8-2-target_no_source.log</text:p>
          </table:table-cell>
          <table:table-cell office:value-type="string">
            <text:p>auk:/home/swinterm/GGP/scripts/wargame-8-2-target_after_source.log</text:p>
          </table:table-cell>
          <table:table-cell office:value-type="string">
            <text:p>smaug:/home/swinterm/GGP/scripts/wargame-9-1-source.log</text:p>
          </table:table-cell>
          <table:table-cell office:value-type="string">
            <text:p>smaug:/home/swinterm/GGP/scripts/wargame-9-1-target_no_source.log</text:p>
          </table:table-cell>
          <table:table-cell office:value-type="string">
            <text:p>smaug:/home/swinterm/GGP/scripts/wargame-9-1-target_after_source.log</text:p>
          </table:table-cell>
          <table:table-cell office:value-type="string">
            <text:p>winter:/giggage/home/swinterm/GGP/scripts/wargame-9-2-source.log</text:p>
          </table:table-cell>
          <table:table-cell office:value-type="string">
            <text:p>winter:/giggage/home/swinterm/GGP/scripts/wargame-9-2-target_no_source.log</text:p>
          </table:table-cell>
          <table:table-cell office:value-type="string">
            <text:p>winter:/giggage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920">
            <text:p>920</text:p>
          </table:table-cell>
          <table:table-cell office:value-type="float" office:value="878">
            <text:p>878</text:p>
          </table:table-cell>
          <table:table-cell office:value-type="float" office:value="1564">
            <text:p>1564</text:p>
          </table:table-cell>
          <table:table-cell office:value-type="float" office:value="1028">
            <text:p>1028</text:p>
          </table:table-cell>
          <table:table-cell office:value-type="float" office:value="300">
            <text:p>300</text:p>
          </table:table-cell>
          <table:table-cell office:value-type="float" office:value="1202">
            <text:p>1202</text:p>
          </table:table-cell>
          <table:table-cell office:value-type="float" office:value="1238">
            <text:p>1238</text:p>
          </table:table-cell>
          <table:table-cell office:value-type="float" office:value="776">
            <text:p>776</text:p>
          </table:table-cell>
          <table:table-cell office:value-type="float" office:value="2320">
            <text:p>2320</text:p>
          </table:table-cell>
          <table:table-cell office:value-type="float" office:value="1254">
            <text:p>1254</text:p>
          </table:table-cell>
          <table:table-cell office:value-type="float" office:value="516">
            <text:p>516</text:p>
          </table:table-cell>
          <table:table-cell office:value-type="float" office:value="1674">
            <text:p>1674</text:p>
          </table:table-cell>
          <table:table-cell office:value-type="float" office:value="710">
            <text:p>710</text:p>
          </table:table-cell>
          <table:table-cell office:value-type="float" office:value="520">
            <text:p>520</text:p>
          </table:table-cell>
          <table:table-cell office:value-type="float" office:value="4576">
            <text:p>4576</text:p>
          </table:table-cell>
          <table:table-cell office:value-type="float" office:value="1226">
            <text:p>1226</text:p>
          </table:table-cell>
          <table:table-cell office:value-type="float" office:value="1420">
            <text:p>1420</text:p>
          </table:table-cell>
          <table:table-cell office:value-type="float" office:value="4768">
            <text:p>4768</text:p>
          </table:table-cell>
          <table:table-cell office:value-type="float" office:value="1852">
            <text:p>1852</text:p>
          </table:table-cell>
          <table:table-cell office:value-type="float" office:value="580">
            <text:p>580</text:p>
          </table:table-cell>
          <table:table-cell office:value-type="float" office:value="2320">
            <text:p>2320</text:p>
          </table:table-cell>
          <table:table-cell office:value-type="float" office:value="2002">
            <text:p>2002</text:p>
          </table:table-cell>
          <table:table-cell office:value-type="float" office:value="1376">
            <text:p>1376</text:p>
          </table:table-cell>
          <table:table-cell office:value-type="float" office:value="1674">
            <text:p>1674</text:p>
          </table:table-cell>
          <table:table-cell office:value-type="float" office:value="1716">
            <text:p>1716</text:p>
          </table:table-cell>
          <table:table-cell office:value-type="float" office:value="1186">
            <text:p>1186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20.158">
            <text:p>20.16</text:p>
          </table:table-cell>
          <table:table-cell office:value-type="float" office:value="36.658">
            <text:p>36.66</text:p>
          </table:table-cell>
          <table:table-cell office:value-type="float" office:value="64.871">
            <text:p>64.87</text:p>
          </table:table-cell>
          <table:table-cell office:value-type="float" office:value="70.29">
            <text:p>70.29</text:p>
          </table:table-cell>
          <table:table-cell office:value-type="float" office:value="15.406">
            <text:p>15.41</text:p>
          </table:table-cell>
          <table:table-cell office:value-type="float" office:value="18.759">
            <text:p>18.76</text:p>
          </table:table-cell>
          <table:table-cell office:value-type="float" office:value="32.276">
            <text:p>32.28</text:p>
          </table:table-cell>
          <table:table-cell office:value-type="float" office:value="40.137">
            <text:p>40.14</text:p>
          </table:table-cell>
          <table:table-cell office:value-type="float" office:value="45.32">
            <text:p>45.32</text:p>
          </table:table-cell>
          <table:table-cell office:value-type="float" office:value="47.67">
            <text:p>47.67</text:p>
          </table:table-cell>
          <table:table-cell office:value-type="float" office:value="41.725">
            <text:p>41.73</text:p>
          </table:table-cell>
          <table:table-cell office:value-type="float" office:value="58.735">
            <text:p>58.74</text:p>
          </table:table-cell>
          <table:table-cell office:value-type="float" office:value="21.399">
            <text:p>21.4</text:p>
          </table:table-cell>
          <table:table-cell office:value-type="float" office:value="19.378">
            <text:p>19.38</text:p>
          </table:table-cell>
          <table:table-cell office:value-type="float" office:value="46.992">
            <text:p>46.99</text:p>
          </table:table-cell>
          <table:table-cell office:value-type="float" office:value="32.934">
            <text:p>32.93</text:p>
          </table:table-cell>
          <table:table-cell office:value-type="float" office:value="36.098">
            <text:p>36.1</text:p>
          </table:table-cell>
          <table:table-cell office:value-type="float" office:value="69.532">
            <text:p>69.53</text:p>
          </table:table-cell>
          <table:table-cell office:value-type="float" office:value="38.24">
            <text:p>38.24</text:p>
          </table:table-cell>
          <table:table-cell office:value-type="float" office:value="38.151">
            <text:p>38.15</text:p>
          </table:table-cell>
          <table:table-cell office:value-type="float" office:value="42.888">
            <text:p>42.89</text:p>
          </table:table-cell>
          <table:table-cell office:value-type="float" office:value="42.162">
            <text:p>42.16</text:p>
          </table:table-cell>
          <table:table-cell office:value-type="float" office:value="41.766">
            <text:p>41.77</text:p>
          </table:table-cell>
          <table:table-cell office:value-type="float" office:value="56.843">
            <text:p>56.84</text:p>
          </table:table-cell>
          <table:table-cell office:value-type="float" office:value="56.325">
            <text:p>56.33</text:p>
          </table:table-cell>
          <table:table-cell office:value-type="float" office:value="51.283">
            <text:p>51.2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4">
            <text:p>0.2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3">
            <text:p>0.2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7">
            <text:p>0.07</text:p>
          </table:table-cell>
          <table:table-cell table:number-columns-repeated="2" office:value-type="string">
            <text:p>no indicators generated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4" office:value-type="string">
            <text:p>Revision: 7916</text:p>
          </table:table-cell>
          <table:table-cell table:number-columns-repeated="4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33</text:p>
          </table:table-cell>
          <table:table-cell table:number-columns-repeated="3" office:value-type="string">
            <text:p>Revision: 7914</text:p>
          </table:table-cell>
          <table:table-cell table:number-columns-repeated="3" office:value-type="string">
            <text:p>Revision: 7933</text:p>
          </table:table-cell>
          <table:table-cell table:number-columns-repeated="229"/>
        </table:table-row>
        <table:table-row table:style-name="ro1">
          <table:table-cell/>
          <table:table-cell table:number-columns-repeated="26" office:value-type="string">
            <text:p>score not checked.</text:p>
          </table:table-cell>
          <table:table-cell table:number-columns-repeated="22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34.66">
            <text:p>434.6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4.03">
            <text:p>174.0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61.22">
            <text:p>261.2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3.06">
            <text:p>63.0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6.76">
            <text:p>176.7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95.39">
            <text:p>295.39</text:p>
          </table:table-cell>
          <table:table-cell table:number-columns-repeated="2" office:value-type="float" office:value="13">
            <text:p>13</text:p>
          </table:table-cell>
          <table:table-cell office:value-type="float" office:value="374.25">
            <text:p>374.25</text:p>
          </table:table-cell>
          <table:table-cell table:number-columns-repeated="2" office:value-type="float" office:value="18">
            <text:p>18</text:p>
          </table:table-cell>
          <table:table-cell office:value-type="float" office:value="437.29">
            <text:p>437.29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435.96">
            <text:p>435.96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74.55">
            <text:p>174.55</text:p>
          </table:table-cell>
          <table:table-cell table:number-columns-repeated="2" office:value-type="string">
            <text:p>ACTION (move west)</text:p>
          </table:table-cell>
          <table:table-cell office:value-type="float" office:value="261.89">
            <text:p>261.89</text:p>
          </table:table-cell>
          <table:table-cell table:number-columns-repeated="2" office:value-type="string">
            <text:p>ACTION (move south)</text:p>
          </table:table-cell>
          <table:table-cell office:value-type="float" office:value="63.6">
            <text:p>63.6</text:p>
          </table:table-cell>
          <table:table-cell office:value-type="string">
            <text:p>ACTION (move south)</text:p>
          </table:table-cell>
          <table:table-cell office:value-type="string">
            <text:p>ACTION noop</text:p>
          </table:table-cell>
          <table:table-cell office:value-type="float" office:value="177.61">
            <text:p>177.61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96.53">
            <text:p>296.53</text:p>
          </table:table-cell>
          <table:table-cell table:number-columns-repeated="2" office:value-type="string">
            <text:p>ACTION (move west)</text:p>
          </table:table-cell>
          <table:table-cell office:value-type="float" office:value="375.03">
            <text:p>375.03</text:p>
          </table:table-cell>
          <table:table-cell table:number-columns-repeated="2" office:value-type="string">
            <text:p>ACTION (move south)</text:p>
          </table:table-cell>
          <table:table-cell office:value-type="float" office:value="437.76">
            <text:p>437.76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throw north 2)</text:p>
          </table:table-cell>
          <table:table-cell office:value-type="float" office:value="321.19">
            <text:p>321.19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136.92">
            <text:p>136.9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94.69">
            <text:p>94.69</text:p>
          </table:table-cell>
          <table:table-cell table:number-columns-repeated="2" office:value-type="string">
            <text:p>ACTION (move south)</text:p>
          </table:table-cell>
          <table:table-cell office:value-type="float" office:value="42.01">
            <text:p>42.01</text:p>
          </table:table-cell>
          <table:table-cell table:number-columns-repeated="2" office:value-type="string">
            <text:p>ACTION (move west)</text:p>
          </table:table-cell>
          <table:table-cell office:value-type="float" office:value="230.08">
            <text:p>230.08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88.79">
            <text:p>88.79</text:p>
          </table:table-cell>
          <table:table-cell table:number-columns-repeated="2" office:value-type="string">
            <text:p>ACTION (move east)</text:p>
          </table:table-cell>
          <table:table-cell office:value-type="float" office:value="257.41">
            <text:p>257.41</text:p>
          </table:table-cell>
          <table:table-cell table:number-columns-repeated="2" office:value-type="string">
            <text:p>ACTION (move south)</text:p>
          </table:table-cell>
          <table:table-cell office:value-type="float" office:value="276.15">
            <text:p>276.15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322.97">
            <text:p>322.97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north)</text:p>
          </table:table-cell>
          <table:table-cell office:value-type="float" office:value="137.49">
            <text:p>137.49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95.06">
            <text:p>95.0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42.4">
            <text:p>42.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30.97">
            <text:p>230.9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9.33">
            <text:p>89.33</text:p>
          </table:table-cell>
          <table:table-cell table:number-columns-repeated="2" office:value-type="string">
            <text:p>ACTION (move south)</text:p>
          </table:table-cell>
          <table:table-cell office:value-type="float" office:value="258.21">
            <text:p>258.21</text:p>
          </table:table-cell>
          <table:table-cell table:number-columns-repeated="2" office:value-type="string">
            <text:p>ACTION (move east)</text:p>
          </table:table-cell>
          <table:table-cell office:value-type="float" office:value="276.65">
            <text:p>276.65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office:value-type="float" office:value="25.9700842307418">
            <text:p>25.97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1.2385729043174">
            <text:p>21.24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63.8291939324702">
            <text:p>63.8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33.6656262088581">
            <text:p>33.67</text:p>
          </table:table-cell>
          <table:table-cell table:number-columns-repeated="2" office:value-type="string">
            <text:p>ACTION (move south)</text:p>
          </table:table-cell>
          <table:table-cell office:value-type="float" office:value="-23.2569708295493">
            <text:p>-23.26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9.9989501422988">
            <text:p>70</text:p>
          </table:table-cell>
          <table:table-cell office:value-type="string">
            <text:p>ACTION (shoot south)</text:p>
          </table:table-cell>
          <table:table-cell office:value-type="string">
            <text:p>ACTION (x_shoot south)</text:p>
          </table:table-cell>
          <table:table-cell office:value-type="float" office:value="31.261132347185">
            <text:p>31.26</text:p>
          </table:table-cell>
          <table:table-cell table:number-columns-repeated="2" office:value-type="string">
            <text:p>ACTION (move east)</text:p>
          </table:table-cell>
          <table:table-cell office:value-type="float" office:value="36.938621307019">
            <text:p>36.94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6.1054617402107">
            <text:p>26.11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1.3239096707464">
            <text:p>21.32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63.7508613429293">
            <text:p>63.75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33.3809070726292">
            <text:p>33.38</text:p>
          </table:table-cell>
          <table:table-cell office:value-type="string">
            <text:p>ACTION (shoot north)</text:p>
          </table:table-cell>
          <table:table-cell office:value-type="string">
            <text:p>ACTION (move south)</text:p>
          </table:table-cell>
          <table:table-cell office:value-type="float" office:value="-23.1745479833102">
            <text:p>-23.17</text:p>
          </table:table-cell>
          <table:table-cell office:value-type="string">
            <text:p>ACTION (move south)</text:p>
          </table:table-cell>
          <table:table-cell office:value-type="string">
            <text:p>ACTION heal</text:p>
          </table:table-cell>
          <table:table-cell office:value-type="float" office:value="69.9414333592877">
            <text:p>69.94</text:p>
          </table:table-cell>
          <table:table-cell table:number-columns-repeated="2" office:value-type="string">
            <text:p>ACTION (move east)</text:p>
          </table:table-cell>
          <table:table-cell office:value-type="float" office:value="31.2197728790915">
            <text:p>31.22</text:p>
          </table:table-cell>
          <table:table-cell table:number-columns-repeated="2" office:value-type="string">
            <text:p>ACTION (move south)</text:p>
          </table:table-cell>
          <table:table-cell office:value-type="float" office:value="36.8496878501681">
            <text:p>36.85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throw north 2)</text:p>
          </table:table-cell>
          <table:table-cell office:value-type="string">
            <text:p>ACTION (move north)</text:p>
          </table:table-cell>
          <table:table-cell office:value-type="float" office:value="25.9175153683824">
            <text:p>25.92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1.2317387568032">
            <text:p>21.23</text:p>
          </table:table-cell>
          <table:table-cell office:value-type="string">
            <text:p>ACTION (move south)</text:p>
          </table:table-cell>
          <table:table-cell office:value-type="string">
            <text:p>ACTION (shoot south)</text:p>
          </table:table-cell>
          <table:table-cell office:value-type="float" office:value="63.7023177670014">
            <text:p>63.7</text:p>
          </table:table-cell>
          <table:table-cell table:number-columns-repeated="2" office:value-type="string">
            <text:p>ACTION (move east)</text:p>
          </table:table-cell>
          <table:table-cell office:value-type="float" office:value="33.3333333333333">
            <text:p>33.33</text:p>
          </table:table-cell>
          <table:table-cell table:number-columns-repeated="2" office:value-type="string">
            <text:p>ACTION (move west)</text:p>
          </table:table-cell>
          <table:table-cell office:value-type="float" office:value="-23.102567433">
            <text:p>-23.1</text:p>
          </table:table-cell>
          <table:table-cell table:number-columns-repeated="2" office:value-type="string">
            <text:p>ACTION (move east)</text:p>
          </table:table-cell>
          <table:table-cell office:value-type="float" office:value="69.8748861835227">
            <text:p>69.87</text:p>
          </table:table-cell>
          <table:table-cell table:number-columns-repeated="2" office:value-type="string">
            <text:p>ACTION (move south)</text:p>
          </table:table-cell>
          <table:table-cell office:value-type="float" office:value="31.1495080393568">
            <text:p>31.15</text:p>
          </table:table-cell>
          <table:table-cell table:number-columns-repeated="2" office:value-type="string">
            <text:p>ACTION (move east)</text:p>
          </table:table-cell>
          <table:table-cell office:value-type="float" office:value="36.8032711988304">
            <text:p>36.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">
            <text:p>7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11">
            <text:p>1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ACTION (move west)</text:p>
          </table:table-cell>
          <table:table-cell office:value-type="float" office:value="8">
            <text:p>8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ACTION (move south)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(move east)</text:p>
          </table:table-cell>
          <table:table-cell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4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noop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29"/>
        </table:table-row>
        <table:table-row table:style-name="ro1">
          <table:table-cell table:style-name="Default"/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throw north 2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heal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shoot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x_shoot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shoot west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shoot west)</text:p>
          </table:table-cell>
          <table:table-cell office:value-type="string">
            <text:p>ACTION (x_shoot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4" office:value-type="string">
            <text:p>.</text:p>
          </table:table-cell>
          <table:table-cell office:value-type="string">
            <text:p>ACTION heal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0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0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x_shoot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5" table:print="false">
        <table:table-column table:style-name="co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number-columns-repeated="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51" table:default-cell-style-name="Default"/>
        <table:table-column table:style-name="co9" table:number-columns-repeated="232" table:default-cell-style-name="Default"/>
        <table:table-row table:style-name="ro1">
          <table:table-cell table:style-name="ce1" office:value-type="string">
            <text:p>ESCAPE</text:p>
          </table:table-cell>
          <table:table-cell table:number-columns-repeated="23"/>
          <table:table-cell table:style-name="ce1"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style-name="ce1"/>
          <table:table-cell table:number-columns-repeated="23"/>
          <table:table-cell table:style-name="ce1"/>
          <table:table-cell table:number-columns-repeated="23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23"/>
          <table:table-cell table:style-name="ce1" office:value-type="string">
            <text:p>notes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21085">
            <text:p>21085</text:p>
          </table:table-cell>
          <table:table-cell office:value-type="float" office:value="1659">
            <text:p>1659</text:p>
          </table:table-cell>
          <table:table-cell office:value-type="float" office:value="13714">
            <text:p>13714</text:p>
          </table:table-cell>
          <table:table-cell office:value-type="float" office:value="2302">
            <text:p>2302</text:p>
          </table:table-cell>
          <table:table-cell office:value-type="float" office:value="4780">
            <text:p>4780</text:p>
          </table:table-cell>
          <table:table-cell office:value-type="float" office:value="10588">
            <text:p>10588</text:p>
          </table:table-cell>
          <table:table-cell office:value-type="float" office:value="27928">
            <text:p>27928</text:p>
          </table:table-cell>
          <table:table-cell office:value-type="float" office:value="3637">
            <text:p>3637</text:p>
          </table:table-cell>
          <table:table-cell office:value-type="float" office:value="9261">
            <text:p>9261</text:p>
          </table:table-cell>
          <table:table-cell office:value-type="float" office:value="6812">
            <text:p>6812</text:p>
          </table:table-cell>
          <table:table-cell office:value-type="float" office:value="2445">
            <text:p>2445</text:p>
          </table:table-cell>
          <table:table-cell office:value-type="float" office:value="9261">
            <text:p>9261</text:p>
          </table:table-cell>
          <table:table-cell office:value-type="float" office:value="10890">
            <text:p>10890</text:p>
          </table:table-cell>
          <table:table-cell office:value-type="float" office:value="2068">
            <text:p>2068</text:p>
          </table:table-cell>
          <table:table-cell office:value-type="float" office:value="157096">
            <text:p>157096</text:p>
          </table:table-cell>
          <table:table-cell office:value-type="float" office:value="24561">
            <text:p>24561</text:p>
          </table:table-cell>
          <table:table-cell office:value-type="float" office:value="5101">
            <text:p>5101</text:p>
          </table:table-cell>
          <table:table-cell office:value-type="float" office:value="52969">
            <text:p>52969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office:value-type="float" office:value="21441">
            <text:p>21441</text:p>
          </table:table-cell>
          <table:table-cell office:value-type="float" office:value="21539">
            <text:p>21539</text:p>
          </table:table-cell>
          <table:table-cell office:value-type="float" office:value="5528">
            <text:p>5528</text:p>
          </table:table-cell>
          <table:table-cell table:style-name="ce1" office:value-type="string">
            <text:p>decisions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when</text:p>
          </table:table-cell>
          <table:table-cell office:value-type="string">
            <text:p>Wed Oct <text:s/>3 13:09:18 2007</text:p>
          </table:table-cell>
          <table:table-cell office:value-type="string">
            <text:p>Wed Oct <text:s/>3 13:09:26 2007</text:p>
          </table:table-cell>
          <table:table-cell office:value-type="string">
            <text:p>Wed Oct <text:s/>3 13:13:43 2007</text:p>
          </table:table-cell>
          <table:table-cell office:value-type="string">
            <text:p>Wed Oct <text:s/>3 13:09:54 2007</text:p>
          </table:table-cell>
          <table:table-cell office:value-type="string">
            <text:p>Wed Oct <text:s/>3 12:11:56 2007</text:p>
          </table:table-cell>
          <table:table-cell office:value-type="string">
            <text:p>Wed Oct <text:s/>3 12:14:18 2007</text:p>
          </table:table-cell>
          <table:table-cell office:value-type="string">
            <text:p>Wed Oct <text:s/>3 12:28:11 2007</text:p>
          </table:table-cell>
          <table:table-cell office:value-type="string">
            <text:p>Wed Oct <text:s/>3 12:15:48 2007</text:p>
          </table:table-cell>
          <table:table-cell office:value-type="string">
            <text:p>Wed Oct <text:s/>3 13:05:14 2007</text:p>
          </table:table-cell>
          <table:table-cell office:value-type="string">
            <text:p>Wed Oct <text:s/>3 13:05:56 2007</text:p>
          </table:table-cell>
          <table:table-cell office:value-type="string">
            <text:p>Wed Oct <text:s/>3 13:05:25 2007</text:p>
          </table:table-cell>
          <table:table-cell office:value-type="string">
            <text:p>Tue Oct <text:s/>9 10:50:13 2007</text:p>
          </table:table-cell>
          <table:table-cell office:value-type="string">
            <text:p>Tue Oct <text:s/>9 10:52:25 2007</text:p>
          </table:table-cell>
          <table:table-cell office:value-type="string">
            <text:p>Tue Oct <text:s/>9 10:50:35 2007</text:p>
          </table:table-cell>
          <table:table-cell office:value-type="string">
            <text:p>Tue Oct <text:s/>9 11:35:14 2007</text:p>
          </table:table-cell>
          <table:table-cell office:value-type="string">
            <text:p>Tue Oct <text:s/>9 11:40:01 2007</text:p>
          </table:table-cell>
          <table:table-cell office:value-type="string">
            <text:p>Tue Oct <text:s/>9 11:36:28 2007</text:p>
          </table:table-cell>
          <table:table-cell office:value-type="string">
            <text:p>Wed Oct <text:s/>3 13:40:55 2007</text:p>
          </table:table-cell>
          <table:table-cell office:value-type="string">
            <text:p>Wed Oct <text:s/>3 13:41:03 2007</text:p>
          </table:table-cell>
          <table:table-cell office:value-type="string">
            <text:p>Wed Oct <text:s/>3 13:40:59 2007</text:p>
          </table:table-cell>
          <table:table-cell office:value-type="string">
            <text:p>Wed Oct <text:s/>3 13:12:36 2007</text:p>
          </table:table-cell>
          <table:table-cell office:value-type="string">
            <text:p>Wed Oct <text:s/>3 13:22:18 2007</text:p>
          </table:table-cell>
          <table:table-cell office:value-type="string">
            <text:p>Wed Oct <text:s/>3 13:14:31 2007</text:p>
          </table:table-cell>
          <table:table-cell table:style-name="ce1" office:value-type="string">
            <text:p>when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flamingo:/home/swinterm/GGP/scripts/escape-6-1-source-1.log</text:p>
          </table:table-cell>
          <table:table-cell office:value-type="string">
            <text:p>flamingo:/home/swinterm/GGP/scripts/escape-6-1-source-2.log</text:p>
          </table:table-cell>
          <table:table-cell office:value-type="string">
            <text:p>flamingo:/home/swinterm/GGP/scripts/escape-6-1-target_no_source.log</text:p>
          </table:table-cell>
          <table:table-cell office:value-type="string">
            <text:p>flamingo:/home/swinterm/GGP/scripts/escape-6-1-target_after_source.log</text:p>
          </table:table-cell>
          <table:table-cell office:value-type="string">
            <text:p>badboy:/home/swinterm/GGP/scripts/escape-6-2-source-1.log</text:p>
          </table:table-cell>
          <table:table-cell office:value-type="string">
            <text:p>badboy:/home/swinterm/GGP/scripts/escape-6-2-source-2.log</text:p>
          </table:table-cell>
          <table:table-cell office:value-type="string">
            <text:p>badboy:/home/swinterm/GGP/scripts/escape-6-2-target_no_source.log</text:p>
          </table:table-cell>
          <table:table-cell office:value-type="string">
            <text:p>badboy:/home/swinterm/GGP/scripts/escape-6-2-target_after_source.log</text:p>
          </table:table-cell>
          <table:table-cell office:value-type="string">
            <text:p>grapes:/home/swinterm/GGP/scripts/escape-7-1-source.log</text:p>
          </table:table-cell>
          <table:table-cell office:value-type="string">
            <text:p>grapes:/home/swinterm/GGP/scripts/escape-7-1-target_no_source.log</text:p>
          </table:table-cell>
          <table:table-cell office:value-type="string">
            <text:p>grapes:/home/swinterm/GGP/scripts/escape-7-1-target_after_source.log</text:p>
          </table:table-cell>
          <table:table-cell office:value-type="string">
            <text:p>badboy:/home/swinterm/GGP/scripts/escape-7-2-source.log</text:p>
          </table:table-cell>
          <table:table-cell office:value-type="string">
            <text:p>badboy:/home/swinterm/GGP/scripts/escape-7-2-target_no_source.log</text:p>
          </table:table-cell>
          <table:table-cell office:value-type="string">
            <text:p>badboy:/home/swinterm/GGP/scripts/escape-7-2-target_after_source.log</text:p>
          </table:table-cell>
          <table:table-cell office:value-type="string">
            <text:p>winter:/giggage/home/swinterm/2GGP/GGP/scripts/escape-8-1-source.log</text:p>
          </table:table-cell>
          <table:table-cell office:value-type="string">
            <text:p>winter:/giggage/home/swinterm/2GGP/GGP/scripts/escape-8-1-target_no_source.log</text:p>
          </table:table-cell>
          <table:table-cell office:value-type="string">
            <text:p>winter:/giggage/home/swinterm/2GGP/GGP/scripts/escape-8-1-target_after_source.log</text:p>
          </table:table-cell>
          <table:table-cell office:value-type="string">
            <text:p>wyrm:/home/swinterm/GGP/scripts/escape-8-2-source.log</text:p>
          </table:table-cell>
          <table:table-cell office:value-type="string">
            <text:p>wyrm:/home/swinterm/GGP/scripts/escape-8-2-target_no_source.log</text:p>
          </table:table-cell>
          <table:table-cell office:value-type="string">
            <text:p>wyrm:/home/swinterm/GGP/scripts/escape-8-2-target_after_source.log</text:p>
          </table:table-cell>
          <table:table-cell office:value-type="string">
            <text:p>grapes:/home/swinterm/GGP/scripts/escape-9-1-source.log</text:p>
          </table:table-cell>
          <table:table-cell office:value-type="string">
            <text:p>grapes:/home/swinterm/GGP/scripts/escape-9-1-target_no_source.log</text:p>
          </table:table-cell>
          <table:table-cell office:value-type="string">
            <text:p>grapes:/home/swinterm/GGP/scripts/escape-9-1-target_after_source.log</text:p>
          </table:table-cell>
          <table:table-cell table:style-name="ce1" office:value-type="string">
            <text:p>where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4690">
            <text:p>4690</text:p>
          </table:table-cell>
          <table:table-cell office:value-type="float" office:value="378">
            <text:p>378</text:p>
          </table:table-cell>
          <table:table-cell office:value-type="float" office:value="3230">
            <text:p>3230</text:p>
          </table:table-cell>
          <table:table-cell office:value-type="float" office:value="560">
            <text:p>560</text:p>
          </table:table-cell>
          <table:table-cell office:value-type="float" office:value="1026">
            <text:p>1026</text:p>
          </table:table-cell>
          <table:table-cell office:value-type="float" office:value="2396">
            <text:p>2396</text:p>
          </table:table-cell>
          <table:table-cell office:value-type="float" office:value="6388">
            <text:p>6388</text:p>
          </table:table-cell>
          <table:table-cell office:value-type="float" office:value="850">
            <text:p>850</text:p>
          </table:table-cell>
          <table:table-cell office:value-type="float" office:value="2140">
            <text:p>2140</text:p>
          </table:table-cell>
          <table:table-cell office:value-type="float" office:value="1552">
            <text:p>1552</text:p>
          </table:table-cell>
          <table:table-cell office:value-type="float" office:value="560">
            <text:p>560</text:p>
          </table:table-cell>
          <table:table-cell office:value-type="float" office:value="2140">
            <text:p>2140</text:p>
          </table:table-cell>
          <table:table-cell office:value-type="float" office:value="2546">
            <text:p>2546</text:p>
          </table:table-cell>
          <table:table-cell office:value-type="float" office:value="486">
            <text:p>486</text:p>
          </table:table-cell>
          <table:table-cell office:value-type="float" office:value="39000">
            <text:p>39000</text:p>
          </table:table-cell>
          <table:table-cell office:value-type="float" office:value="6190">
            <text:p>6190</text:p>
          </table:table-cell>
          <table:table-cell office:value-type="float" office:value="1336">
            <text:p>1336</text:p>
          </table:table-cell>
          <table:table-cell office:value-type="float" office:value="12530">
            <text:p>12530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5160">
            <text:p>5160</text:p>
          </table:table-cell>
          <table:table-cell office:value-type="float" office:value="5186">
            <text:p>5186</text:p>
          </table:table-cell>
          <table:table-cell office:value-type="float" office:value="1340">
            <text:p>1340</text:p>
          </table:table-cell>
          <table:table-cell table:style-name="ce1" office:value-type="string">
            <text:p>states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0.394">
            <text:p>10.39</text:p>
          </table:table-cell>
          <table:table-cell office:value-type="float" office:value="4.109">
            <text:p>4.11</text:p>
          </table:table-cell>
          <table:table-cell office:value-type="float" office:value="16.076">
            <text:p>16.08</text:p>
          </table:table-cell>
          <table:table-cell office:value-type="float" office:value="10.998">
            <text:p>11</text:p>
          </table:table-cell>
          <table:table-cell office:value-type="float" office:value="5.515">
            <text:p>5.52</text:p>
          </table:table-cell>
          <table:table-cell office:value-type="float" office:value="12.475">
            <text:p>12.48</text:p>
          </table:table-cell>
          <table:table-cell office:value-type="float" office:value="25.623">
            <text:p>25.62</text:p>
          </table:table-cell>
          <table:table-cell office:value-type="float" office:value="23.597">
            <text:p>23.6</text:p>
          </table:table-cell>
          <table:table-cell office:value-type="float" office:value="4.817">
            <text:p>4.82</text:p>
          </table:table-cell>
          <table:table-cell office:value-type="float" office:value="4.068">
            <text:p>4.07</text:p>
          </table:table-cell>
          <table:table-cell office:value-type="float" office:value="3.85">
            <text:p>3.85</text:p>
          </table:table-cell>
          <table:table-cell office:value-type="float" office:value="9.413">
            <text:p>9.41</text:p>
          </table:table-cell>
          <table:table-cell office:value-type="float" office:value="9.191">
            <text:p>9.19</text:p>
          </table:table-cell>
          <table:table-cell office:value-type="float" office:value="9.372">
            <text:p>9.37</text:p>
          </table:table-cell>
          <table:table-cell office:value-type="float" office:value="17.412">
            <text:p>17.41</text:p>
          </table:table-cell>
          <table:table-cell office:value-type="float" office:value="8.353">
            <text:p>8.35</text:p>
          </table:table-cell>
          <table:table-cell office:value-type="float" office:value="13.774">
            <text:p>13.77</text:p>
          </table:table-cell>
          <table:table-cell office:value-type="float" office:value="5.387">
            <text:p>5.39</text:p>
          </table:table-cell>
          <table:table-cell office:value-type="float" office:value="2.017">
            <text:p>2.02</text:p>
          </table:table-cell>
          <table:table-cell office:value-type="float" office:value="2.188">
            <text:p>2.19</text:p>
          </table:table-cell>
          <table:table-cell office:value-type="float" office:value="15.122">
            <text:p>15.12</text:p>
          </table:table-cell>
          <table:table-cell office:value-type="float" office:value="21.223">
            <text:p>21.22</text:p>
          </table:table-cell>
          <table:table-cell office:value-type="float" office:value="19.894">
            <text:p>19.89</text:p>
          </table:table-cell>
          <table:table-cell table:style-name="ce1" office:value-type="string">
            <text:p>soln length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no indicators generated</text:p>
          </table:table-cell>
          <table:table-cell office:value-type="float" office:value="0.36">
            <text:p>0.36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48">
            <text:p>0.4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6">
            <text:p>0.1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9">
            <text:p>0.2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23">
            <text:p>1.2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41">
            <text:p>0.4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4">
            <text:p>0.34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soln 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soln length</text:p>
          </table:table-cell>
          <table:table-cell table:number-columns-repeated="4" office:value-type="string">
            <text:p>Revision: 7916</text:p>
          </table:table-cell>
          <table:table-cell table:number-columns-repeated="4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6" office:value-type="string">
            <text:p>Revision: 7933</text:p>
          </table:table-cell>
          <table:table-cell table:number-columns-repeated="6" office:value-type="string">
            <text:p>Revision: 7916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23" office:value-type="string">
            <text:p>score not checked.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6.88">
            <text:p>226.8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37.18">
            <text:p>737.18</text:p>
          </table:table-cell>
          <table:table-cell table:number-columns-repeated="2" office:value-type="float" office:value="14">
            <text:p>14</text:p>
          </table:table-cell>
          <table:table-cell office:value-type="float" office:value="29.92">
            <text:p>29.9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7.97">
            <text:p>107.9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11.3">
            <text:p>211.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.79">
            <text:p>3.79</text:p>
          </table:table-cell>
          <table:table-cell table:number-columns-repeated="2" office:value-type="float" office:value="19">
            <text:p>19</text:p>
          </table:table-cell>
          <table:table-cell office:value-type="float" office:value="465.11">
            <text:p>465.11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228.64">
            <text:p>228.64</text:p>
          </table:table-cell>
          <table:table-cell table:number-columns-repeated="3" office:value-type="string">
            <text:p>ACTION (move north)</text:p>
          </table:table-cell>
          <table:table-cell office:value-type="float" office:value="742.35">
            <text:p>742.3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0.8">
            <text:p>30.8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09.89">
            <text:p>109.89</text:p>
          </table:table-cell>
          <table:table-cell table:number-columns-repeated="2" office:value-type="string">
            <text:p>ACTION (move west)</text:p>
          </table:table-cell>
          <table:table-cell office:value-type="float" office:value="213.05">
            <text:p>213.05</text:p>
          </table:table-cell>
          <table:table-cell table:number-columns-repeated="2" office:value-type="string">
            <text:p>ACTION (move north)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ACTION (move north)</text:p>
          </table:table-cell>
          <table:table-cell office:value-type="float" office:value="467.36">
            <text:p>467.36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7.22">
            <text:p>27.22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9.58">
            <text:p>89.5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0.59">
            <text:p>10.59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1.61">
            <text:p>21.61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73.4">
            <text:p>73.4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3.09">
            <text:p>3.09</text:p>
          </table:table-cell>
          <table:table-cell table:number-columns-repeated="2" office:value-type="string">
            <text:p>ACTION (move east)</text:p>
          </table:table-cell>
          <table:table-cell office:value-type="float" office:value="113.43">
            <text:p>113.43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27.73">
            <text:p>27.73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91.01">
            <text:p>91.01</text:p>
          </table:table-cell>
          <table:table-cell table:number-columns-repeated="2" office:value-type="string">
            <text:p>ACTION (move north)</text:p>
          </table:table-cell>
          <table:table-cell office:value-type="float" office:value="11.09">
            <text:p>11.09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2.17">
            <text:p>22.17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74.04">
            <text:p>74.04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3.32">
            <text:p>3.32</text:p>
          </table:table-cell>
          <table:table-cell table:number-columns-repeated="2" office:value-type="string">
            <text:p>ACTION (move east)</text:p>
          </table:table-cell>
          <table:table-cell office:value-type="float" office:value="114.45">
            <text:p>114.45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88.3531405058871">
            <text:p>88.35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7.9398557525385">
            <text:p>87.94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5.4535188928555">
            <text:p>65.45</text:p>
          </table:table-cell>
          <table:table-cell table:number-columns-repeated="2" office:value-type="string">
            <text:p>ACTION (move east)</text:p>
          </table:table-cell>
          <table:table-cell office:value-type="float" office:value="80.346390283384">
            <text:p>80.3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5.1531197903423">
            <text:p>65.15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5.4070825504918">
            <text:p>15.41</text:p>
          </table:table-cell>
          <table:table-cell table:number-columns-repeated="2" office:value-type="string">
            <text:p>ACTION (move south)</text:p>
          </table:table-cell>
          <table:table-cell office:value-type="float" office:value="75.8677148639973">
            <text:p>75.87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88.0024682651622">
            <text:p>88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87.8482867142353">
            <text:p>87.8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4.605614973262">
            <text:p>64.61</text:p>
          </table:table-cell>
          <table:table-cell table:number-columns-repeated="2" office:value-type="string">
            <text:p>ACTION (move east)</text:p>
          </table:table-cell>
          <table:table-cell office:value-type="float" office:value="79.9851810688154">
            <text:p>79.99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5.2626597255088">
            <text:p>65.26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8.4696569920844">
            <text:p>18.47</text:p>
          </table:table-cell>
          <table:table-cell table:number-columns-repeated="2" office:value-type="string">
            <text:p>ACTION (move east)</text:p>
          </table:table-cell>
          <table:table-cell office:value-type="float" office:value="75.6122207649803">
            <text:p>75.61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7.8717634709587">
            <text:p>87.87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7.7402842325049">
            <text:p>87.74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63.9935064935065">
            <text:p>63.9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9.8252798252798">
            <text:p>79.83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float" office:value="65.247594461394">
            <text:p>65.25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CTION (move east)</text:p>
          </table:table-cell>
          <table:table-cell office:value-type="float" office:value="75.5113830879836">
            <text:p>75.51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office:value-type="string">
            <text:p>ACTION (move north)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office:value-type="float" office:value="20">
            <text:p>20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20">
            <text:p>20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16">
            <text:p>16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7">
            <text:p>17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float" office:value="23">
            <text:p>2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ACTION (move north)</text:p>
          </table:table-cell>
          <table:table-cell office:value-type="float" office:value="20">
            <text:p>20</text:p>
          </table:table-cell>
          <table:table-cell table:style-name="ce1"/>
          <table:table-cell table:number-columns-repeated="231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office:value-type="string">
            <text:p>ACTION (x_combine x_log1 x_log2 x_nails1)</text:p>
          </table:table-cell>
          <table:table-cell office:value-type="string">
            <text:p>ACTION (move north)</text:p>
          </table:table-cell>
          <table:table-cell table:style-name="ce1"/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x_apply x_combo1 north)</text:p>
          </table:table-cell>
          <table:table-cell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combine wood1 wood2 staples1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combine log3 log4 nails2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apply combo1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west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combine log3 log4 nails2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apply combo2 we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combine log1 log2 nails1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string">
            <text:p>ACTION (x_combine x_drum1 x_drum2 x_rope1)</text:p>
          </table:table-cell>
          <table:table-cell office:value-type="string">
            <text:p>ACTION (x_combine x_log1 x_log2 x_nails1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office:value-type="string">
            <text:p>ACTION (x_apply x_combo2 west)</text:p>
          </table:table-cell>
          <table:table-cell office:value-type="string">
            <text:p>ACTION (x_apply x_combo1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wood1 wood2 staples1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3"/>
          <table:table-cell table:number-columns-repeated="2" office:value-type="string">
            <text:p>ACTION (move west)</text:p>
          </table:table-cell>
          <table:table-cell office:value-type="string">
            <text:p>ACTION (x_apply x_hammer1 we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table:number-columns-repeated="3"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staplegun1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staplegun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x_combine x_drum1 x_drum2 x_rope1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x_apply x_combo2 we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2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combine log3 log4 nails2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34"/>
        </table:table-row>
        <table:table-row table:style-name="ro1">
          <table:table-cell table:number-columns-repeated="1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8"/>
        </table:table-row>
        <table:table-row table:style-name="ro1">
          <table:table-cell table:number-columns-repeated="1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8"/>
        </table:table-row>
        <table:table-row table:style-name="ro1">
          <table:table-cell table:number-columns-repeated="15"/>
          <table:table-cell office:value-type="string">
            <text:p>end</text:p>
          </table:table-cell>
          <table:table-cell table:number-columns-repeated="240"/>
        </table:table-row>
      </table:table>
      <table:table table:name="Level10" table:style-name="ta6" table:print="false">
        <office:forms form:automatic-focus="false" form:apply-design-mode="false"/>
        <table:table-column table:style-name="co9" table:default-cell-style-name="ce1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9" table:number-columns-repeated="231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table:style-name="ce1"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10.8s</text:p>
          </table:table-cell>
          <table:table-cell table:style-name="ce2" office:value-type="string">
            <text:p>10.8tns</text:p>
          </table:table-cell>
          <table:table-cell table:style-name="ce2" office:value-type="string">
            <text:p>10.8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234"/>
        </table:table-row>
        <table:table-row table:style-name="ro1">
          <table:table-cell office:value-type="string">
            <text:p>notes</text:p>
          </table:table-cell>
          <table:table-cell table:number-columns-repeated="24"/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1754">
            <text:p>1754</text:p>
          </table:table-cell>
          <table:table-cell office:value-type="float" office:value="334">
            <text:p>334</text:p>
          </table:table-cell>
          <table:table-cell office:value-type="float" office:value="19605">
            <text:p>19605</text:p>
          </table:table-cell>
          <table:table-cell office:value-type="float" office:value="4153">
            <text:p>4153</text:p>
          </table:table-cell>
          <table:table-cell office:value-type="float" office:value="2029">
            <text:p>2029</text:p>
          </table:table-cell>
          <table:table-cell office:value-type="float" office:value="4729">
            <text:p>4729</text:p>
          </table:table-cell>
          <table:table-cell office:value-type="float" office:value="9676">
            <text:p>9676</text:p>
          </table:table-cell>
          <table:table-cell office:value-type="float" office:value="7486">
            <text:p>7486</text:p>
          </table:table-cell>
          <table:table-cell office:value-type="float" office:value="17941">
            <text:p>17941</text:p>
          </table:table-cell>
          <table:table-cell office:value-type="float" office:value="1123">
            <text:p>1123</text:p>
          </table:table-cell>
          <table:table-cell office:value-type="float" office:value="534">
            <text:p>534</text:p>
          </table:table-cell>
          <table:table-cell office:value-type="float" office:value="52969">
            <text:p>52969</text:p>
          </table:table-cell>
          <table:table-cell office:value-type="float" office:value="7565">
            <text:p>7565</text:p>
          </table:table-cell>
          <table:table-cell office:value-type="float" office:value="5683">
            <text:p>5683</text:p>
          </table:table-cell>
          <table:table-cell office:value-type="float" office:value="13621">
            <text:p>13621</text:p>
          </table:table-cell>
          <table:table-cell office:value-type="float" office:value="3329">
            <text:p>3329</text:p>
          </table:table-cell>
          <table:table-cell office:value-type="float" office:value="1878">
            <text:p>1878</text:p>
          </table:table-cell>
          <table:table-cell office:value-type="float" office:value="16375">
            <text:p>16375</text:p>
          </table:table-cell>
          <table:table-cell office:value-type="float" office:value="3336">
            <text:p>3336</text:p>
          </table:table-cell>
          <table:table-cell office:value-type="float" office:value="953">
            <text:p>953</text:p>
          </table:table-cell>
          <table:table-cell office:value-type="float" office:value="188213">
            <text:p>188213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Oct <text:s/>3 13:06:53 2007</text:p>
          </table:table-cell>
          <table:table-cell office:value-type="string">
            <text:p>Wed Oct <text:s/>3 13:08:55 2007</text:p>
          </table:table-cell>
          <table:table-cell office:value-type="string">
            <text:p>Wed Oct <text:s/>3 13:07:07 2007</text:p>
          </table:table-cell>
          <table:table-cell office:value-type="string">
            <text:p>Wed Oct <text:s/>3 13:39:25 2007</text:p>
          </table:table-cell>
          <table:table-cell office:value-type="string">
            <text:p>Wed Oct <text:s/>3 13:42:50 2007</text:p>
          </table:table-cell>
          <table:table-cell office:value-type="string">
            <text:p>Wed Oct <text:s/>3 13:40:30 2007</text:p>
          </table:table-cell>
          <table:table-cell office:value-type="string">
            <text:p>Wed Oct <text:s/>3 13:15:49 2007</text:p>
          </table:table-cell>
          <table:table-cell office:value-type="string">
            <text:p>Wed Oct <text:s/>3 13:22:02 2007</text:p>
          </table:table-cell>
          <table:table-cell office:value-type="string">
            <text:p>Wed Oct <text:s/>3 13:18:31 2007</text:p>
          </table:table-cell>
          <table:table-cell office:value-type="string">
            <text:p>Wed Oct <text:s/>3 13:42:14 2007</text:p>
          </table:table-cell>
          <table:table-cell office:value-type="string">
            <text:p>Wed Oct <text:s/>3 13:43:23 2007</text:p>
          </table:table-cell>
          <table:table-cell office:value-type="string">
            <text:p>Wed Oct <text:s/>3 13:42:38 2007</text:p>
          </table:table-cell>
          <table:table-cell office:value-type="string">
            <text:p>Wed Oct <text:s/>3 13:29:26 2007</text:p>
          </table:table-cell>
          <table:table-cell office:value-type="string">
            <text:p>Wed Oct <text:s/>3 13:30:42 2007</text:p>
          </table:table-cell>
          <table:table-cell office:value-type="string">
            <text:p>Wed Oct <text:s/>3 13:29:59 2007</text:p>
          </table:table-cell>
          <table:table-cell office:value-type="string">
            <text:p>Wed Oct <text:s/>3 13:29:53 2007</text:p>
          </table:table-cell>
          <table:table-cell office:value-type="string">
            <text:p>Wed Oct <text:s/>3 13:30:03 2007</text:p>
          </table:table-cell>
          <table:table-cell office:value-type="string">
            <text:p>Wed Oct <text:s/>3 13:29:57 2007</text:p>
          </table:table-cell>
          <table:table-cell office:value-type="string">
            <text:p>Tue Oct <text:s/>9 11:00:49 2007</text:p>
          </table:table-cell>
          <table:table-cell office:value-type="string">
            <text:p>Tue Oct <text:s/>9 11:04:04 2007</text:p>
          </table:table-cell>
          <table:table-cell office:value-type="string">
            <text:p>Tue Oct <text:s/>9 11:01:29 2007</text:p>
          </table:table-cell>
          <table:table-cell office:value-type="string">
            <text:p>Wed Oct 10 10:01:32 2007</text:p>
          </table:table-cell>
          <table:table-cell office:value-type="string">
            <text:p>Wed Oct 10 10:01:49 2007</text:p>
          </table:table-cell>
          <table:table-cell office:value-type="string">
            <text:p>Wed Oct 10 10:01:42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inter:/giggage/home/swinterm/2GGP/GGP/scripts/differing-10-1-source.log</text:p>
          </table:table-cell>
          <table:table-cell office:value-type="string">
            <text:p>winter:/giggage/home/swinterm/2GGP/GGP/scripts/differing-10-1-target_no_source.log</text:p>
          </table:table-cell>
          <table:table-cell office:value-type="string">
            <text:p>winter:/giggage/home/swinterm/2GGP/GGP/scripts/differing-10-1-target_after_source.log</text:p>
          </table:table-cell>
          <table:table-cell office:value-type="string">
            <text:p>winter:/giggage/home/swinterm/2GGP/GGP/scripts/differing-10-2-source.log</text:p>
          </table:table-cell>
          <table:table-cell office:value-type="string">
            <text:p>winter:/giggage/home/swinterm/2GGP/GGP/scripts/differing-10-2-target_no_source.log</text:p>
          </table:table-cell>
          <table:table-cell office:value-type="string">
            <text:p>winter:/giggage/home/swinterm/2GGP/GGP/scripts/differing-10-2-target_after_source.log</text:p>
          </table:table-cell>
          <table:table-cell office:value-type="string">
            <text:p>wyrm:/home/swinterm/GGP/scripts/differing-10-3-source.log</text:p>
          </table:table-cell>
          <table:table-cell office:value-type="string">
            <text:p>wyrm:/home/swinterm/GGP/scripts/differing-10-3-target_no_source.log</text:p>
          </table:table-cell>
          <table:table-cell office:value-type="string">
            <text:p>wyrm:/home/swinterm/GGP/scripts/differing-10-3-target_after_source.log</text:p>
          </table:table-cell>
          <table:table-cell office:value-type="string">
            <text:p>flamingo:/home/swinterm/GGP/scripts/differing-10-4-source.log</text:p>
          </table:table-cell>
          <table:table-cell office:value-type="string">
            <text:p>flamingo:/home/swinterm/GGP/scripts/differing-10-4-target_no_source.log</text:p>
          </table:table-cell>
          <table:table-cell office:value-type="string">
            <text:p>flamingo:/home/swinterm/GGP/scripts/differing-10-4-target_after_source.log</text:p>
          </table:table-cell>
          <table:table-cell office:value-type="string">
            <text:p>wyrm:/home/swinterm/GGP/scripts/differing-10-5-source.log</text:p>
          </table:table-cell>
          <table:table-cell office:value-type="string">
            <text:p>wyrm:/home/swinterm/GGP/scripts/differing-10-5-target_no_source.log</text:p>
          </table:table-cell>
          <table:table-cell office:value-type="string">
            <text:p>wyrm:/home/swinterm/GGP/scripts/differing-10-5-target_after_source.log</text:p>
          </table:table-cell>
          <table:table-cell office:value-type="string">
            <text:p>bahamut:/home/swinterm/GGP/scripts/differing-10-6-source.log</text:p>
          </table:table-cell>
          <table:table-cell office:value-type="string">
            <text:p>bahamut:/home/swinterm/GGP/scripts/differing-10-6-target_no_source.log</text:p>
          </table:table-cell>
          <table:table-cell office:value-type="string">
            <text:p>bahamut:/home/swinterm/GGP/scripts/differing-10-6-target_after_source.log</text:p>
          </table:table-cell>
          <table:table-cell office:value-type="string">
            <text:p>flamingo:/home/swinterm/GGP/scripts/differing-10-7-source.log</text:p>
          </table:table-cell>
          <table:table-cell office:value-type="string">
            <text:p>flamingo:/home/swinterm/GGP/scripts/differing-10-7-target_no_source.log</text:p>
          </table:table-cell>
          <table:table-cell office:value-type="string">
            <text:p>flamingo:/home/swinterm/GGP/scripts/differing-10-7-target_after_source.log</text:p>
          </table:table-cell>
          <table:table-cell office:value-type="string">
            <text:p>grapes:/home/swinterm/GGP/scripts/differing-10-8-source.log</text:p>
          </table:table-cell>
          <table:table-cell office:value-type="string">
            <text:p>grapes:/home/swinterm/GGP/scripts/differing-10-8-target_no_source.log</text:p>
          </table:table-cell>
          <table:table-cell office:value-type="string">
            <text:p>grapes:/home/swinterm/GGP/scripts/differing-10-8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426">
            <text:p>426</text:p>
          </table:table-cell>
          <table:table-cell office:value-type="float" office:value="80">
            <text:p>80</text:p>
          </table:table-cell>
          <table:table-cell office:value-type="float" office:value="4662">
            <text:p>4662</text:p>
          </table:table-cell>
          <table:table-cell office:value-type="float" office:value="976">
            <text:p>976</text:p>
          </table:table-cell>
          <table:table-cell office:value-type="float" office:value="480">
            <text:p>480</text:p>
          </table:table-cell>
          <table:table-cell office:value-type="float" office:value="1094">
            <text:p>1094</text:p>
          </table:table-cell>
          <table:table-cell office:value-type="float" office:value="2148">
            <text:p>2148</text:p>
          </table:table-cell>
          <table:table-cell office:value-type="float" office:value="1658">
            <text:p>1658</text:p>
          </table:table-cell>
          <table:table-cell office:value-type="float" office:value="4070">
            <text:p>40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2530">
            <text:p>12530</text:p>
          </table:table-cell>
          <table:table-cell office:value-type="float" office:value="1650">
            <text:p>1650</text:p>
          </table:table-cell>
          <table:table-cell office:value-type="float" office:value="1240">
            <text:p>1240</text:p>
          </table:table-cell>
          <table:table-cell office:value-type="float" office:value="3006">
            <text:p>3006</text:p>
          </table:table-cell>
          <table:table-cell office:value-type="float" office:value="720">
            <text:p>720</text:p>
          </table:table-cell>
          <table:table-cell office:value-type="float" office:value="408">
            <text:p>408</text:p>
          </table:table-cell>
          <table:table-cell office:value-type="float" office:value="3654">
            <text:p>3654</text:p>
          </table:table-cell>
          <table:table-cell office:value-type="float" office:value="816">
            <text:p>816</text:p>
          </table:table-cell>
          <table:table-cell office:value-type="float" office:value="232">
            <text:p>232</text:p>
          </table:table-cell>
          <table:table-cell office:value-type="float" office:value="41046">
            <text:p>41046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office:value-type="string">
            <text:p>msec/dec</text:p>
          </table:table-cell>
          <table:table-cell office:value-type="float" office:value="15.129">
            <text:p>15.13</text:p>
          </table:table-cell>
          <table:table-cell office:value-type="float" office:value="59.698">
            <text:p>59.7</text:p>
          </table:table-cell>
          <table:table-cell office:value-type="float" office:value="35.719">
            <text:p>35.72</text:p>
          </table:table-cell>
          <table:table-cell office:value-type="float" office:value="91.195">
            <text:p>91.2</text:p>
          </table:table-cell>
          <table:table-cell office:value-type="float" office:value="33.361">
            <text:p>33.36</text:p>
          </table:table-cell>
          <table:table-cell office:value-type="float" office:value="31.242">
            <text:p>31.24</text:p>
          </table:table-cell>
          <table:table-cell office:value-type="float" office:value="27.385">
            <text:p>27.39</text:p>
          </table:table-cell>
          <table:table-cell office:value-type="float" office:value="21.44">
            <text:p>21.44</text:p>
          </table:table-cell>
          <table:table-cell office:value-type="float" office:value="21.206">
            <text:p>21.21</text:p>
          </table:table-cell>
          <table:table-cell office:value-type="float" office:value="86.564">
            <text:p>86.56</text:p>
          </table:table-cell>
          <table:table-cell office:value-type="float" office:value="39.126">
            <text:p>39.13</text:p>
          </table:table-cell>
          <table:table-cell office:value-type="float" office:value="43.179">
            <text:p>43.18</text:p>
          </table:table-cell>
          <table:table-cell office:value-type="float" office:value="6.39">
            <text:p>6.39</text:p>
          </table:table-cell>
          <table:table-cell office:value-type="float" office:value="5.35">
            <text:p>5.35</text:p>
          </table:table-cell>
          <table:table-cell office:value-type="float" office:value="5.251">
            <text:p>5.25</text:p>
          </table:table-cell>
          <table:table-cell office:value-type="float" office:value="29.576">
            <text:p>29.58</text:p>
          </table:table-cell>
          <table:table-cell office:value-type="float" office:value="1.447">
            <text:p>1.45</text:p>
          </table:table-cell>
          <table:table-cell office:value-type="float" office:value="1.387">
            <text:p>1.39</text:p>
          </table:table-cell>
          <table:table-cell office:value-type="float" office:value="42.919">
            <text:p>42.92</text:p>
          </table:table-cell>
          <table:table-cell office:value-type="float" office:value="46.005">
            <text:p>46.01</text:p>
          </table:table-cell>
          <table:table-cell office:value-type="float" office:value="39.935">
            <text:p>39.94</text:p>
          </table:table-cell>
          <table:table-cell office:value-type="float" office:value="233.986">
            <text:p>233.99</text:p>
          </table:table-cell>
          <table:table-cell office:value-type="float" office:value="4.054">
            <text:p>4.05</text:p>
          </table:table-cell>
          <table:table-cell office:value-type="float" office:value="4.306">
            <text:p>4.31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office:value-type="string">
            <text:p>soln length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5">
            <text:p>0.2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4">
            <text:p>0.2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96">
            <text:p>1.96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 office:value-type="string">
            <text:p>soln </text:p>
          </table:table-cell>
          <table:table-cell table:number-columns-repeated="18" office:value-type="string">
            <text:p>Revision: 7916</text:p>
          </table:table-cell>
          <table:table-cell table:number-columns-repeated="3" office:value-type="string">
            <text:p>Revision: 7933</text:p>
          </table:table-cell>
          <table:table-cell table:number-columns-repeated="3" office:value-type="string">
            <text:p>Revision: 7937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24" office:value-type="string">
            <text:p>score not checked.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7.17">
            <text:p>107.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9.76">
            <text:p>139.76</text:p>
          </table:table-cell>
          <table:table-cell table:number-columns-repeated="2" office:value-type="float" office:value="14">
            <text:p>14</text:p>
          </table:table-cell>
          <table:table-cell office:value-type="float" office:value="209.86">
            <text:p>209.8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4.73">
            <text:p>44.7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2.6">
            <text:p>42.6</text:p>
          </table:table-cell>
          <table:table-cell table:number-columns-repeated="2" office:value-type="float" office:value="14">
            <text:p>14</text:p>
          </table:table-cell>
          <table:table-cell office:value-type="float" office:value="5.89">
            <text:p>5.8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5.18">
            <text:p>155.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88">
            <text:p>6.88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float" office:value="107.45">
            <text:p>107.4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40.04">
            <text:p>140.04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10.95">
            <text:p>210.95</text:p>
          </table:table-cell>
          <table:table-cell table:number-columns-repeated="2" office:value-type="string">
            <text:p>ACTION (move east)</text:p>
          </table:table-cell>
          <table:table-cell office:value-type="float" office:value="45.07">
            <text:p>45.07</text:p>
          </table:table-cell>
          <table:table-cell table:number-columns-repeated="2" office:value-type="string">
            <text:p>ACTION (move north)</text:p>
          </table:table-cell>
          <table:table-cell office:value-type="float" office:value="43.22">
            <text:p>43.22</text:p>
          </table:table-cell>
          <table:table-cell table:number-columns-repeated="2" office:value-type="string">
            <text:p>ACTION (move north)</text:p>
          </table:table-cell>
          <table:table-cell office:value-type="float" office:value="6.24">
            <text:p>6.24</text:p>
          </table:table-cell>
          <table:table-cell table:number-columns-repeated="2" office:value-type="string">
            <text:p>ACTION (move north)</text:p>
          </table:table-cell>
          <table:table-cell office:value-type="float" office:value="155.72">
            <text:p>155.72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7.21">
            <text:p>7.21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float" office:value="14.3">
            <text:p>14.3</text:p>
          </table:table-cell>
          <table:table-cell table:number-columns-repeated="2" office:value-type="string">
            <text:p>ACTION (move east)</text:p>
          </table:table-cell>
          <table:table-cell office:value-type="float" office:value="64.47">
            <text:p>64.47</text:p>
          </table:table-cell>
          <table:table-cell table:number-columns-repeated="2" office:value-type="string">
            <text:p>ACTION (move west)</text:p>
          </table:table-cell>
          <table:table-cell office:value-type="float" office:value="161.02">
            <text:p>161.0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23.89">
            <text:p>23.89</text:p>
          </table:table-cell>
          <table:table-cell table:number-columns-repeated="2" office:value-type="string">
            <text:p>ACTION (move west)</text:p>
          </table:table-cell>
          <table:table-cell office:value-type="float" office:value="31.81">
            <text:p>31.8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.51">
            <text:p>3.5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39.03">
            <text:p>39.03</text:p>
          </table:table-cell>
          <table:table-cell table:number-columns-repeated="2" office:value-type="string">
            <text:p>ACTION (move east)</text:p>
          </table:table-cell>
          <table:table-cell office:value-type="float" office:value="6.72">
            <text:p>6.72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4.37">
            <text:p>14.37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4.65">
            <text:p>64.65</text:p>
          </table:table-cell>
          <table:table-cell office:value-type="string">
            <text:p>ACTION (move west)</text:p>
          </table:table-cell>
          <table:table-cell office:value-type="string">
            <text:p>ACTION (shoot terrorist1)</text:p>
          </table:table-cell>
          <table:table-cell office:value-type="float" office:value="161.62">
            <text:p>161.62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4.23">
            <text:p>24.23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32.39">
            <text:p>32.39</text:p>
          </table:table-cell>
          <table:table-cell table:number-columns-repeated="2" office:value-type="string">
            <text:p>ACTION (move east)</text:p>
          </table:table-cell>
          <table:table-cell office:value-type="float" office:value="3.83">
            <text:p>3.83</text:p>
          </table:table-cell>
          <table:table-cell table:number-columns-repeated="2" office:value-type="string">
            <text:p>ACTION (move east)</text:p>
          </table:table-cell>
          <table:table-cell office:value-type="float" office:value="39.33">
            <text:p>39.33</text:p>
          </table:table-cell>
          <table:table-cell table:number-columns-repeated="2" office:value-type="string">
            <text:p>ACTION (move east)</text:p>
          </table:table-cell>
          <table:table-cell office:value-type="float" office:value="7.17">
            <text:p>7.17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8.5205687326323">
            <text:p>88.52</text:p>
          </table:table-cell>
          <table:table-cell office:value-type="string">
            <text:p>ACTION (move north)</text:p>
          </table:table-cell>
          <table:table-cell office:value-type="string">
            <text:p>ACTION (throw north 2)</text:p>
          </table:table-cell>
          <table:table-cell office:value-type="float" office:value="54.0953957889885">
            <text:p>54.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3.4391504908282">
            <text:p>23.44</text:p>
          </table:table-cell>
          <table:table-cell office:value-type="string">
            <text:p>ACTION (move east)</text:p>
          </table:table-cell>
          <table:table-cell office:value-type="string">
            <text:p>ACTION (heal medkit1)</text:p>
          </table:table-cell>
          <table:table-cell office:value-type="float" office:value="46.9540674785925">
            <text:p>46.9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5.2795201709792">
            <text:p>25.28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43.2271074719181">
            <text:p>43.23</text:p>
          </table:table-cell>
          <table:table-cell table:number-columns-repeated="2" office:value-type="string">
            <text:p>ACTION (move east)</text:p>
          </table:table-cell>
          <table:table-cell office:value-type="float" office:value="75.0456856555838">
            <text:p>75.05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-1.7968310064273">
            <text:p>-1.8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6.6567136325464">
            <text:p>86.6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53.8709215798512">
            <text:p>53.8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3.2726579624512">
            <text:p>23.2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46.5906550413593">
            <text:p>46.5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5.3286384976526">
            <text:p>25.33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40.4074702886248">
            <text:p>40.41</text:p>
          </table:table-cell>
          <table:table-cell table:number-columns-repeated="2" office:value-type="string">
            <text:p>ACTION (move east)</text:p>
          </table:table-cell>
          <table:table-cell office:value-type="float" office:value="74.8485629591442">
            <text:p>74.85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.32558139534884">
            <text:p>2.3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6.6263378315495">
            <text:p>86.6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53.834618680377">
            <text:p>53.8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3.3846883147665">
            <text:p>23.38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46.2391834923452">
            <text:p>46.24</text:p>
          </table:table-cell>
          <table:table-cell table:number-columns-repeated="2" office:value-type="string">
            <text:p>ACTION (move east)</text:p>
          </table:table-cell>
          <table:table-cell office:value-type="float" office:value="25.0578435909301">
            <text:p>25.0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8.6217948717949">
            <text:p>38.62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4.743128692525">
            <text:p>74.74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0.554785020804451">
            <text:p>0.55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read scroll1)</text:p>
          </table:table-cell>
          <table:table-cell office:value-type="string">
            <text:p>ACTION (move west)</text:p>
          </table:table-cell>
          <table:table-cell office:value-type="float" office:value="10">
            <text:p>10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7">
            <text:p>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3">
            <text:p>1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8">
            <text:p>8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read scroll1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throw south 2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shoot-monster kestral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read scroll1)</text:p>
          </table:table-cell>
          <table:table-cell office:value-type="string">
            <text:p>ACTION (heal medki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office:value-type="string">
            <text:p>ACTION (shoot terrorist1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apply hammer1 ea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throw north 2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shoot terrorist1)</text:p>
          </table:table-cell>
          <table:table-cell table:number-columns-repeated="234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 table:style-name="Default"/>
          <table:table-cell table:number-columns-repeated="6"/>
          <table:table-cell office:value-type="string">
            <text:p>end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39"/>
        </table:table-row>
      </table:table>
      <table:table table:name="Level11" table:style-name="ta6" table:print="false">
        <office:forms form:automatic-focus="false" form:apply-design-mode="false"/>
        <table:table-column table:style-name="co9" table:default-cell-style-name="ce1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9" table:number-columns-repeated="231" table:default-cell-style-name="Default"/>
        <table:table-row table:style-name="ro1">
          <table:table-cell office:value-type="string">
            <text:p>LEVEL11</text:p>
          </table:table-cell>
          <table:table-cell table:number-columns-repeated="21"/>
          <table:table-cell table:style-name="ce1"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10.8s</text:p>
          </table:table-cell>
          <table:table-cell table:style-name="ce2" office:value-type="string">
            <text:p>10.8tns</text:p>
          </table:table-cell>
          <table:table-cell table:style-name="ce2" office:value-type="string">
            <text:p>10.8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234"/>
        </table:table-row>
        <table:table-row table:style-name="ro1">
          <table:table-cell office:value-type="string">
            <text:p>notes</text:p>
          </table:table-cell>
          <table:table-cell table:number-columns-repeated="24"/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1754">
            <text:p>1754</text:p>
          </table:table-cell>
          <table:table-cell office:value-type="float" office:value="844">
            <text:p>844</text:p>
          </table:table-cell>
          <table:table-cell office:value-type="float" office:value="19605">
            <text:p>19605</text:p>
          </table:table-cell>
          <table:table-cell table:number-columns-repeated="2" office:value-type="float" office:value="4153">
            <text:p>4153</text:p>
          </table:table-cell>
          <table:table-cell office:value-type="float" office:value="4729">
            <text:p>4729</text:p>
          </table:table-cell>
          <table:table-cell office:value-type="float" office:value="9676">
            <text:p>9676</text:p>
          </table:table-cell>
          <table:table-cell office:value-type="float" office:value="8953">
            <text:p>8953</text:p>
          </table:table-cell>
          <table:table-cell office:value-type="float" office:value="17941">
            <text:p>17941</text:p>
          </table:table-cell>
          <table:table-cell office:value-type="float" office:value="1123">
            <text:p>1123</text:p>
          </table:table-cell>
          <table:table-cell office:value-type="float" office:value="534">
            <text:p>534</text:p>
          </table:table-cell>
          <table:table-cell office:value-type="float" office:value="52969">
            <text:p>52969</text:p>
          </table:table-cell>
          <table:table-cell office:value-type="float" office:value="7565">
            <text:p>7565</text:p>
          </table:table-cell>
          <table:table-cell office:value-type="float" office:value="5683">
            <text:p>5683</text:p>
          </table:table-cell>
          <table:table-cell office:value-type="float" office:value="13621">
            <text:p>13621</text:p>
          </table:table-cell>
          <table:table-cell office:value-type="float" office:value="3329">
            <text:p>3329</text:p>
          </table:table-cell>
          <table:table-cell office:value-type="float" office:value="1878">
            <text:p>1878</text:p>
          </table:table-cell>
          <table:table-cell office:value-type="float" office:value="16375">
            <text:p>16375</text:p>
          </table:table-cell>
          <table:table-cell office:value-type="float" office:value="3336">
            <text:p>3336</text:p>
          </table:table-cell>
          <table:table-cell office:value-type="float" office:value="953">
            <text:p>953</text:p>
          </table:table-cell>
          <table:table-cell office:value-type="float" office:value="188213">
            <text:p>188213</text:p>
          </table:table-cell>
          <table:table-cell table:number-columns-repeated="2" office:value-type="float" office:value="1497">
            <text:p>1497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Thu Oct 11 14:40:35 2007</text:p>
          </table:table-cell>
          <table:table-cell office:value-type="string">
            <text:p>Thu Oct 11 14:43:49 2007</text:p>
          </table:table-cell>
          <table:table-cell office:value-type="string">
            <text:p>Thu Oct 11 14:41:35 2007</text:p>
          </table:table-cell>
          <table:table-cell office:value-type="string">
            <text:p>Thu Oct 11 15:08:22 2007</text:p>
          </table:table-cell>
          <table:table-cell office:value-type="string">
            <text:p>Thu Oct 11 15:12:37 2007</text:p>
          </table:table-cell>
          <table:table-cell office:value-type="string">
            <text:p>Thu Oct 11 15:10:28 2007</text:p>
          </table:table-cell>
          <table:table-cell office:value-type="string">
            <text:p>Thu Oct 11 14:40:47 2007</text:p>
          </table:table-cell>
          <table:table-cell office:value-type="string">
            <text:p>Thu Oct 11 14:47:53 2007</text:p>
          </table:table-cell>
          <table:table-cell office:value-type="string">
            <text:p>Thu Oct 11 14:44:13 2007</text:p>
          </table:table-cell>
          <table:table-cell office:value-type="string">
            <text:p>Thu Oct 11 14:51:59 2007</text:p>
          </table:table-cell>
          <table:table-cell office:value-type="string">
            <text:p>Thu Oct 11 14:52:22 2007</text:p>
          </table:table-cell>
          <table:table-cell office:value-type="string">
            <text:p>Thu Oct 11 14:52:07 2007</text:p>
          </table:table-cell>
          <table:table-cell office:value-type="string">
            <text:p>Thu Oct 11 14:44:22 2007</text:p>
          </table:table-cell>
          <table:table-cell office:value-type="string">
            <text:p>Thu Oct 11 14:45:37 2007</text:p>
          </table:table-cell>
          <table:table-cell office:value-type="string">
            <text:p>Thu Oct 11 14:44:54 2007</text:p>
          </table:table-cell>
          <table:table-cell office:value-type="string">
            <text:p>Thu Oct 11 14:45:41 2007</text:p>
          </table:table-cell>
          <table:table-cell office:value-type="string">
            <text:p>Thu Oct 11 14:45:48 2007</text:p>
          </table:table-cell>
          <table:table-cell office:value-type="string">
            <text:p>Thu Oct 11 14:45:43 2007</text:p>
          </table:table-cell>
          <table:table-cell office:value-type="string">
            <text:p>Thu Oct 11 14:45:50 2007</text:p>
          </table:table-cell>
          <table:table-cell office:value-type="string">
            <text:p>Thu Oct 11 14:46:58 2007</text:p>
          </table:table-cell>
          <table:table-cell office:value-type="string">
            <text:p>Thu Oct 11 14:46:04 2007</text:p>
          </table:table-cell>
          <table:table-cell office:value-type="string">
            <text:p>Fri Oct 12 15:39:48 2007</text:p>
          </table:table-cell>
          <table:table-cell office:value-type="string">
            <text:p>Fri Oct 12 15:39:57 2007</text:p>
          </table:table-cell>
          <table:table-cell office:value-type="string">
            <text:p>Fri Oct 12 15:39:54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2GGP/GGP/scripts/differing-10-11-source.log</text:p>
          </table:table-cell>
          <table:table-cell office:value-type="string">
            <text:p>wyrm:/home/swinterm/2GGP/GGP/scripts/differing-10-11-target_no_source.log</text:p>
          </table:table-cell>
          <table:table-cell office:value-type="string">
            <text:p>wyrm:/home/swinterm/2GGP/GGP/scripts/differing-10-11-target_after_source.log</text:p>
          </table:table-cell>
          <table:table-cell office:value-type="string">
            <text:p>bahamut:/home/swinterm/GGP/scripts/differing-10-12-source.log</text:p>
          </table:table-cell>
          <table:table-cell office:value-type="string">
            <text:p>bahamut:/home/swinterm/GGP/scripts/differing-10-12-target_no_source.log</text:p>
          </table:table-cell>
          <table:table-cell office:value-type="string">
            <text:p>bahamut:/home/swinterm/GGP/scripts/differing-10-12-target_after_source.log</text:p>
          </table:table-cell>
          <table:table-cell office:value-type="string">
            <text:p>bahamut:/home/swinterm/2GGP/GGP/scripts/differing-10-13-source.log</text:p>
          </table:table-cell>
          <table:table-cell office:value-type="string">
            <text:p>bahamut:/home/swinterm/2GGP/GGP/scripts/differing-10-13-target_no_source.log</text:p>
          </table:table-cell>
          <table:table-cell office:value-type="string">
            <text:p>bahamut:/home/swinterm/2GGP/GGP/scripts/differing-10-13-target_after_source.log</text:p>
          </table:table-cell>
          <table:table-cell office:value-type="string">
            <text:p>smaug:/home/swinterm/GGP/scripts/differing-10-14-source.log</text:p>
          </table:table-cell>
          <table:table-cell office:value-type="string">
            <text:p>smaug:/home/swinterm/GGP/scripts/differing-10-14-target_no_source.log</text:p>
          </table:table-cell>
          <table:table-cell office:value-type="string">
            <text:p>smaug:/home/swinterm/GGP/scripts/differing-10-14-target_after_source.log</text:p>
          </table:table-cell>
          <table:table-cell office:value-type="string">
            <text:p>smaug:/home/swinterm/2GGP/GGP/scripts/differing-10-15-source.log</text:p>
          </table:table-cell>
          <table:table-cell office:value-type="string">
            <text:p>smaug:/home/swinterm/2GGP/GGP/scripts/differing-10-15-target_no_source.log</text:p>
          </table:table-cell>
          <table:table-cell office:value-type="string">
            <text:p>smaug:/home/swinterm/2GGP/GGP/scripts/differing-10-15-target_after_source.log</text:p>
          </table:table-cell>
          <table:table-cell office:value-type="string">
            <text:p>winter:/giggage/home/swinterm/GGP/scripts/differing-10-16-source.log</text:p>
          </table:table-cell>
          <table:table-cell office:value-type="string">
            <text:p>winter:/giggage/home/swinterm/GGP/scripts/differing-10-16-target_no_source.log</text:p>
          </table:table-cell>
          <table:table-cell office:value-type="string">
            <text:p>winter:/giggage/home/swinterm/GGP/scripts/differing-10-16-target_after_source.log</text:p>
          </table:table-cell>
          <table:table-cell office:value-type="string">
            <text:p>winter:/giggage/home/swinterm/2GGP/GGP/scripts/differing-10-17-source.log</text:p>
          </table:table-cell>
          <table:table-cell office:value-type="string">
            <text:p>winter:/giggage/home/swinterm/2GGP/GGP/scripts/differing-10-17-target_no_source.log</text:p>
          </table:table-cell>
          <table:table-cell office:value-type="string">
            <text:p>winter:/giggage/home/swinterm/2GGP/GGP/scripts/differing-10-17-target_after_source.log</text:p>
          </table:table-cell>
          <table:table-cell office:value-type="string">
            <text:p>smaug:/home/swinterm/2GGP/GGP/scripts/differing-10-18-source.log</text:p>
          </table:table-cell>
          <table:table-cell office:value-type="string">
            <text:p>smaug:/home/swinterm/2GGP/GGP/scripts/differing-10-18-target_no_source.log</text:p>
          </table:table-cell>
          <table:table-cell office:value-type="string">
            <text:p>smaug:/home/swinterm/2GGP/GGP/scripts/differing-10-18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426">
            <text:p>426</text:p>
          </table:table-cell>
          <table:table-cell office:value-type="float" office:value="204">
            <text:p>204</text:p>
          </table:table-cell>
          <table:table-cell office:value-type="float" office:value="4662">
            <text:p>4662</text:p>
          </table:table-cell>
          <table:table-cell table:number-columns-repeated="2" office:value-type="float" office:value="976">
            <text:p>976</text:p>
          </table:table-cell>
          <table:table-cell office:value-type="float" office:value="1094">
            <text:p>1094</text:p>
          </table:table-cell>
          <table:table-cell office:value-type="float" office:value="2148">
            <text:p>2148</text:p>
          </table:table-cell>
          <table:table-cell office:value-type="float" office:value="1986">
            <text:p>1986</text:p>
          </table:table-cell>
          <table:table-cell office:value-type="float" office:value="4070">
            <text:p>40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2530">
            <text:p>12530</text:p>
          </table:table-cell>
          <table:table-cell office:value-type="float" office:value="1650">
            <text:p>1650</text:p>
          </table:table-cell>
          <table:table-cell office:value-type="float" office:value="1240">
            <text:p>1240</text:p>
          </table:table-cell>
          <table:table-cell office:value-type="float" office:value="3006">
            <text:p>3006</text:p>
          </table:table-cell>
          <table:table-cell office:value-type="float" office:value="720">
            <text:p>720</text:p>
          </table:table-cell>
          <table:table-cell office:value-type="float" office:value="408">
            <text:p>408</text:p>
          </table:table-cell>
          <table:table-cell office:value-type="float" office:value="3654">
            <text:p>3654</text:p>
          </table:table-cell>
          <table:table-cell office:value-type="float" office:value="816">
            <text:p>816</text:p>
          </table:table-cell>
          <table:table-cell office:value-type="float" office:value="232">
            <text:p>232</text:p>
          </table:table-cell>
          <table:table-cell office:value-type="float" office:value="41046">
            <text:p>41046</text:p>
          </table:table-cell>
          <table:table-cell table:number-columns-repeated="2" office:value-type="float" office:value="358">
            <text:p>358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office:value-type="string">
            <text:p>msec/dec</text:p>
          </table:table-cell>
          <table:table-cell office:value-type="float" office:value="18.053">
            <text:p>18.05</text:p>
          </table:table-cell>
          <table:table-cell office:value-type="float" office:value="72.73">
            <text:p>72.73</text:p>
          </table:table-cell>
          <table:table-cell office:value-type="float" office:value="64.739">
            <text:p>64.74</text:p>
          </table:table-cell>
          <table:table-cell office:value-type="float" office:value="89.296">
            <text:p>89.3</text:p>
          </table:table-cell>
          <table:table-cell office:value-type="float" office:value="29.627">
            <text:p>29.63</text:p>
          </table:table-cell>
          <table:table-cell office:value-type="float" office:value="29.447">
            <text:p>29.45</text:p>
          </table:table-cell>
          <table:table-cell office:value-type="float" office:value="28.327">
            <text:p>28.33</text:p>
          </table:table-cell>
          <table:table-cell office:value-type="float" office:value="21.796">
            <text:p>21.8</text:p>
          </table:table-cell>
          <table:table-cell office:value-type="float" office:value="22.116">
            <text:p>22.12</text:p>
          </table:table-cell>
          <table:table-cell office:value-type="float" office:value="41.757">
            <text:p>41.76</text:p>
          </table:table-cell>
          <table:table-cell office:value-type="float" office:value="12.774">
            <text:p>12.77</text:p>
          </table:table-cell>
          <table:table-cell office:value-type="float" office:value="13.881">
            <text:p>13.88</text:p>
          </table:table-cell>
          <table:table-cell office:value-type="float" office:value="6.275">
            <text:p>6.28</text:p>
          </table:table-cell>
          <table:table-cell office:value-type="float" office:value="5.347">
            <text:p>5.35</text:p>
          </table:table-cell>
          <table:table-cell office:value-type="float" office:value="5.323">
            <text:p>5.32</text:p>
          </table:table-cell>
          <table:table-cell office:value-type="float" office:value="25.874">
            <text:p>25.87</text:p>
          </table:table-cell>
          <table:table-cell office:value-type="float" office:value="1.196">
            <text:p>1.2</text:p>
          </table:table-cell>
          <table:table-cell office:value-type="float" office:value="0.996">
            <text:p>1</text:p>
          </table:table-cell>
          <table:table-cell office:value-type="float" office:value="21.278">
            <text:p>21.28</text:p>
          </table:table-cell>
          <table:table-cell office:value-type="float" office:value="16.079">
            <text:p>16.08</text:p>
          </table:table-cell>
          <table:table-cell office:value-type="float" office:value="13.83">
            <text:p>13.83</text:p>
          </table:table-cell>
          <table:table-cell office:value-type="float" office:value="116.608">
            <text:p>116.61</text:p>
          </table:table-cell>
          <table:table-cell office:value-type="float" office:value="1.726">
            <text:p>1.73</text:p>
          </table:table-cell>
          <table:table-cell office:value-type="float" office:value="1.769">
            <text:p>1.77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office:value-type="string">
            <text:p>soln length</text:p>
          </table:table-cell>
          <table:table-cell office:value-type="float" office:value="0.06">
            <text:p>0.0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">
            <text:p>0.2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5">
            <text:p>0.1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7">
            <text:p>0.37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8">
            <text:p>0.1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26">
            <text:p>1.26</text:p>
          </table:table-cell>
          <table:table-cell table:number-columns-repeated="2" office:value-type="string">
            <text:p>no indicators generated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 office:value-type="string">
            <text:p>soln </text:p>
          </table:table-cell>
          <table:table-cell table:number-columns-repeated="21" office:value-type="string">
            <text:p>Revision: 7944</text:p>
          </table:table-cell>
          <table:table-cell table:number-columns-repeated="3" office:value-type="string">
            <text:p>Revision: 7946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24" office:value-type="string">
            <text:p>score not checked.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2.58">
            <text:p>132.5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4.19">
            <text:p>124.19</text:p>
          </table:table-cell>
          <table:table-cell table:number-columns-repeated="2" office:value-type="float" office:value="14">
            <text:p>14</text:p>
          </table:table-cell>
          <table:table-cell office:value-type="float" office:value="213.37">
            <text:p>213.3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.7">
            <text:p>14.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2.29">
            <text:p>42.29</text:p>
          </table:table-cell>
          <table:table-cell table:number-columns-repeated="2" office:value-type="float" office:value="14">
            <text:p>14</text:p>
          </table:table-cell>
          <table:table-cell office:value-type="float" office:value="4.63">
            <text:p>4.6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4.47">
            <text:p>54.4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.92">
            <text:p>2.92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float" office:value="132.95">
            <text:p>132.9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24.62">
            <text:p>124.62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14.3">
            <text:p>214.3</text:p>
          </table:table-cell>
          <table:table-cell table:number-columns-repeated="2" office:value-type="string">
            <text:p>ACTION (move east)</text:p>
          </table:table-cell>
          <table:table-cell office:value-type="float" office:value="14.81">
            <text:p>14.81</text:p>
          </table:table-cell>
          <table:table-cell table:number-columns-repeated="2" office:value-type="string">
            <text:p>ACTION (move north)</text:p>
          </table:table-cell>
          <table:table-cell office:value-type="float" office:value="42.9">
            <text:p>42.9</text:p>
          </table:table-cell>
          <table:table-cell table:number-columns-repeated="2" office:value-type="string">
            <text:p>ACTION (move north)</text:p>
          </table:table-cell>
          <table:table-cell office:value-type="float" office:value="4.76">
            <text:p>4.76</text:p>
          </table:table-cell>
          <table:table-cell table:number-columns-repeated="2" office:value-type="string">
            <text:p>ACTION (move north)</text:p>
          </table:table-cell>
          <table:table-cell office:value-type="float" office:value="54.72">
            <text:p>54.72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3.08">
            <text:p>3.08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x0_shoot-monster x0_kestral1)</text:p>
          </table:table-cell>
          <table:table-cell office:value-type="float" office:value="59.52">
            <text:p>59.52</text:p>
          </table:table-cell>
          <table:table-cell table:number-columns-repeated="2" office:value-type="string">
            <text:p>ACTION (move east)</text:p>
          </table:table-cell>
          <table:table-cell office:value-type="float" office:value="123.65">
            <text:p>123.65</text:p>
          </table:table-cell>
          <table:table-cell table:number-columns-repeated="2" office:value-type="string">
            <text:p>ACTION (move west)</text:p>
          </table:table-cell>
          <table:table-cell office:value-type="float" office:value="200.5">
            <text:p>200.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.06">
            <text:p>8.06</text:p>
          </table:table-cell>
          <table:table-cell table:number-columns-repeated="2" office:value-type="string">
            <text:p>ACTION (move west)</text:p>
          </table:table-cell>
          <table:table-cell office:value-type="float" office:value="32.03">
            <text:p>32.03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2.61">
            <text:p>2.6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3.6">
            <text:p>13.6</text:p>
          </table:table-cell>
          <table:table-cell table:number-columns-repeated="2" office:value-type="string">
            <text:p>ACTION (move east)</text:p>
          </table:table-cell>
          <table:table-cell office:value-type="float" office:value="4.31">
            <text:p>4.31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59.79">
            <text:p>59.79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24.08">
            <text:p>124.08</text:p>
          </table:table-cell>
          <table:table-cell office:value-type="string">
            <text:p>ACTION (move west)</text:p>
          </table:table-cell>
          <table:table-cell office:value-type="string">
            <text:p>ACTION (x2_shoot x2_terrorist1)</text:p>
          </table:table-cell>
          <table:table-cell office:value-type="float" office:value="201.11">
            <text:p>201.11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.22">
            <text:p>8.22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32.58">
            <text:p>32.58</text:p>
          </table:table-cell>
          <table:table-cell table:number-columns-repeated="2" office:value-type="string">
            <text:p>ACTION (move east)</text:p>
          </table:table-cell>
          <table:table-cell office:value-type="float" office:value="2.79">
            <text:p>2.79</text:p>
          </table:table-cell>
          <table:table-cell table:number-columns-repeated="2" office:value-type="string">
            <text:p>ACTION (move east)</text:p>
          </table:table-cell>
          <table:table-cell office:value-type="float" office:value="13.81">
            <text:p>13.81</text:p>
          </table:table-cell>
          <table:table-cell table:number-columns-repeated="2" office:value-type="string">
            <text:p>ACTION (move east)</text:p>
          </table:table-cell>
          <table:table-cell office:value-type="float" office:value="4.6">
            <text:p>4.6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57.1212718633656">
            <text:p>57.12</text:p>
          </table:table-cell>
          <table:table-cell office:value-type="string">
            <text:p>ACTION (move north)</text:p>
          </table:table-cell>
          <table:table-cell office:value-type="string">
            <text:p>ACTION (x1_throw north 2)</text:p>
          </table:table-cell>
          <table:table-cell office:value-type="float" office:value="0.445006385720535">
            <text:p>0.4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6.07570587076328">
            <text:p>6.08</text:p>
          </table:table-cell>
          <table:table-cell office:value-type="string">
            <text:p>ACTION (move east)</text:p>
          </table:table-cell>
          <table:table-cell office:value-type="string">
            <text:p>ACTION (x3_heal x3_medkit1)</text:p>
          </table:table-cell>
          <table:table-cell office:value-type="float" office:value="47.2823456930059">
            <text:p>47.28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4.3002042889682">
            <text:p>24.3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49.7552168990256">
            <text:p>49.76</text:p>
          </table:table-cell>
          <table:table-cell table:number-columns-repeated="2" office:value-type="string">
            <text:p>ACTION (move east)</text:p>
          </table:table-cell>
          <table:table-cell office:value-type="float" office:value="75.0930209250101">
            <text:p>75.0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-33.8870419142555">
            <text:p>-33.89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55.106350882486">
            <text:p>55.11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0.434817618165707">
            <text:p>0.4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.03177578853635">
            <text:p>6.0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45.1700680272109">
            <text:p>45.17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4.2610546228423">
            <text:p>24.26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43.6285097192225">
            <text:p>43.63</text:p>
          </table:table-cell>
          <table:table-cell table:number-columns-repeated="2" office:value-type="string">
            <text:p>ACTION (move east)</text:p>
          </table:table-cell>
          <table:table-cell office:value-type="float" office:value="75.0321277767578">
            <text:p>75.03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-32.2505800464037">
            <text:p>-32.25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55.028206092516">
            <text:p>55.0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0.433317284545022">
            <text:p>0.4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.154923005133">
            <text:p>6.15</text:p>
          </table:table-cell>
          <table:table-cell office:value-type="string">
            <text:p>ACTION (move south)</text:p>
          </table:table-cell>
          <table:table-cell office:value-type="string">
            <text:p>ACTION (x3_heal x3_medkit1)</text:p>
          </table:table-cell>
          <table:table-cell office:value-type="float" office:value="44.4969615124915">
            <text:p>44.5</text:p>
          </table:table-cell>
          <table:table-cell table:number-columns-repeated="2" office:value-type="string">
            <text:p>ACTION (move east)</text:p>
          </table:table-cell>
          <table:table-cell office:value-type="float" office:value="24.055944055944">
            <text:p>24.0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41.3865546218487">
            <text:p>41.3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74.7624269005848">
            <text:p>74.7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-33.0434782608696">
            <text:p>-33.04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read scroll1)</text:p>
          </table:table-cell>
          <table:table-cell office:value-type="string">
            <text:p>ACTION (move west)</text:p>
          </table:table-cell>
          <table:table-cell office:value-type="float" office:value="10">
            <text:p>10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7">
            <text:p>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3">
            <text:p>1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8">
            <text:p>8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read scroll1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throw south 2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x0_shoot-monster x0_kestral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read scroll1)</text:p>
          </table:table-cell>
          <table:table-cell office:value-type="string">
            <text:p>ACTION (x6_heal x6_medki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office:value-type="string">
            <text:p>ACTION (x2_shoot x2_terrorist1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x5_apply x5_hammer1 ea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x1_throw north 2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x3_heal x3_medkit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string">
            <text:p>ACTION (x6_shoot x6_terrorist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x3_heal x3_medkit1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x6_heal x6_medkit1)</text:p>
          </table:table-cell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x5_apply x5_hammer1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x6_shoot x6_terrorist1)</text:p>
          </table:table-cell>
          <table:table-cell table:number-columns-repeated="234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 table:style-name="Default"/>
          <table:table-cell table:number-columns-repeated="6"/>
          <table:table-cell office:value-type="string">
            <text:p>end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39"/>
        </table:table-row>
      </table:table>
      <table:table table:name="Build" table:style-name="ta6" table:print="false">
        <office:forms form:automatic-focus="false" form:apply-design-mode="false"/>
        <table:table-column table:style-name="co9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number-columns-repeated="4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9" table:number-columns-repeated="240" table:default-cell-style-name="Default"/>
        <table:table-row table:style-name="ro1">
          <table:table-cell table:style-name="ce1" office:value-type="string">
            <text:p>BUILD</text:p>
          </table:table-cell>
          <table:table-cell table:number-columns-repeated="255"/>
        </table:table-row>
        <table:table-row table:style-name="ro1" table:number-rows-repeated="2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7.3s</text:p>
          </table:table-cell>
          <table:table-cell table:style-name="ce2" office:value-type="string">
            <text:p>7.3tns</text:p>
          </table:table-cell>
          <table:table-cell table:style-name="ce2" office:value-type="string">
            <text:p>7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14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15"/>
          <table:table-cell table:style-name="ce1" office:value-type="string">
            <text:p>no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57136">
            <text:p>57136</text:p>
          </table:table-cell>
          <table:table-cell office:value-type="float" office:value="102654">
            <text:p>102654</text:p>
          </table:table-cell>
          <table:table-cell office:value-type="float" office:value="14696">
            <text:p>14696</text:p>
          </table:table-cell>
          <table:table-cell office:value-type="float" office:value="12383">
            <text:p>12383</text:p>
          </table:table-cell>
          <table:table-cell office:value-type="float" office:value="15315">
            <text:p>15315</text:p>
          </table:table-cell>
          <table:table-cell office:value-type="float" office:value="319">
            <text:p>319</text:p>
          </table:table-cell>
          <table:table-cell office:value-type="float" office:value="111061">
            <text:p>111061</text:p>
          </table:table-cell>
          <table:table-cell office:value-type="float" office:value="174997">
            <text:p>174997</text:p>
          </table:table-cell>
          <table:table-cell office:value-type="float" office:value="26411">
            <text:p>26411</text:p>
          </table:table-cell>
          <table:table-cell office:value-type="float" office:value="89144">
            <text:p>89144</text:p>
          </table:table-cell>
          <table:table-cell office:value-type="float" office:value="2155">
            <text:p>2155</text:p>
          </table:table-cell>
          <table:table-cell office:value-type="float" office:value="290">
            <text:p>290</text:p>
          </table:table-cell>
          <table:table-cell table:number-columns-repeated="3"/>
          <table:table-cell table:style-name="ce1" office:value-type="string">
            <text:p>decision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n</text:p>
          </table:table-cell>
          <table:table-cell table:style-name="ce15" office:value-type="string">
            <text:p>Tue Oct <text:s/>9 17:25:26 2007</text:p>
          </table:table-cell>
          <table:table-cell office:value-type="string">
            <text:p>Wed Oct 10 01:27:57 2007</text:p>
          </table:table-cell>
          <table:table-cell office:value-type="string">
            <text:p>Tue Oct <text:s/>9 18:51:15 2007</text:p>
          </table:table-cell>
          <table:table-cell office:value-type="string">
            <text:p>Wed Oct <text:s/>3 13:13:41 2007</text:p>
          </table:table-cell>
          <table:table-cell office:value-type="string">
            <text:p>Wed Oct <text:s/>3 13:33:50 2007</text:p>
          </table:table-cell>
          <table:table-cell office:value-type="string">
            <text:p>Wed Oct <text:s/>3 13:13:55 2007</text:p>
          </table:table-cell>
          <table:table-cell office:value-type="string">
            <text:p>Tue Oct <text:s/>9 15:28:21 2007</text:p>
          </table:table-cell>
          <table:table-cell office:value-type="string">
            <text:p>Tue Oct <text:s/>9 21:53:38 2007</text:p>
          </table:table-cell>
          <table:table-cell office:value-type="string">
            <text:p>Tue Oct <text:s/>9 16:18:02 2007</text:p>
          </table:table-cell>
          <table:table-cell office:value-type="string">
            <text:p>Tue Oct <text:s/>9 12:10:56 2007</text:p>
          </table:table-cell>
          <table:table-cell office:value-type="string">
            <text:p>Tue Oct <text:s/>9 12:13:04 2007</text:p>
          </table:table-cell>
          <table:table-cell office:value-type="string">
            <text:p>Tue Oct <text:s/>9 12:11:11 2007</text:p>
          </table:table-cell>
          <table:table-cell table:number-columns-repeated="3"/>
          <table:table-cell table:style-name="ce1" office:value-type="string">
            <text:p>when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badboy:/home/swinterm/GGP/scripts/build-7-1-source.log</text:p>
          </table:table-cell>
          <table:table-cell office:value-type="string">
            <text:p>badboy:/home/swinterm/GGP/scripts/build-7-1-target_no_source.log</text:p>
          </table:table-cell>
          <table:table-cell office:value-type="string">
            <text:p>badboy:/home/swinterm/GGP/scripts/build-7-1-target_after_source.log</text:p>
          </table:table-cell>
          <table:table-cell office:value-type="string">
            <text:p>smaug:/home/swinterm/2GGP/GGP/scripts/build-7-2-source.log</text:p>
          </table:table-cell>
          <table:table-cell office:value-type="string">
            <text:p>smaug:/home/swinterm/2GGP/GGP/scripts/build-7-2-target_no_source.log</text:p>
          </table:table-cell>
          <table:table-cell office:value-type="string">
            <text:p>smaug:/home/swinterm/2GGP/GGP/scripts/build-7-2-target_after_source.log</text:p>
          </table:table-cell>
          <table:table-cell office:value-type="string">
            <text:p>flamingo:/home/swinterm/GGP/scripts/build-7-3-source.log</text:p>
          </table:table-cell>
          <table:table-cell office:value-type="string">
            <text:p>flamingo:/home/swinterm/GGP/scripts/build-7-3-target_no_source.log</text:p>
          </table:table-cell>
          <table:table-cell office:value-type="string">
            <text:p>flamingo:/home/swinterm/GGP/scripts/build-7-3-target_after_source.log</text:p>
          </table:table-cell>
          <table:table-cell office:value-type="string">
            <text:p>smaug:/home/swinterm/GGP/scripts/build-8-1-source.log</text:p>
          </table:table-cell>
          <table:table-cell office:value-type="string">
            <text:p>smaug:/home/swinterm/GGP/scripts/build-8-1-target_no_source.log</text:p>
          </table:table-cell>
          <table:table-cell office:value-type="string">
            <text:p>smaug:/home/swinterm/GGP/scripts/build-8-1-target_after_source.log</text:p>
          </table:table-cell>
          <table:table-cell table:number-columns-repeated="3"/>
          <table:table-cell table:style-name="ce1" office:value-type="string">
            <text:p>where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16272">
            <text:p>16272</text:p>
          </table:table-cell>
          <table:table-cell office:value-type="float" office:value="26144">
            <text:p>26144</text:p>
          </table:table-cell>
          <table:table-cell office:value-type="float" office:value="3604">
            <text:p>3604</text:p>
          </table:table-cell>
          <table:table-cell office:value-type="float" office:value="3568">
            <text:p>3568</text:p>
          </table:table-cell>
          <table:table-cell office:value-type="float" office:value="4526">
            <text:p>4526</text:p>
          </table:table-cell>
          <table:table-cell office:value-type="float" office:value="98">
            <text:p>98</text:p>
          </table:table-cell>
          <table:table-cell office:value-type="float" office:value="28220">
            <text:p>28220</text:p>
          </table:table-cell>
          <table:table-cell office:value-type="float" office:value="46010">
            <text:p>46010</text:p>
          </table:table-cell>
          <table:table-cell office:value-type="float" office:value="6762">
            <text:p>6762</text:p>
          </table:table-cell>
          <table:table-cell office:value-type="float" office:value="22322">
            <text:p>22322</text:p>
          </table:table-cell>
          <table:table-cell office:value-type="float" office:value="516">
            <text:p>516</text:p>
          </table:table-cell>
          <table:table-cell office:value-type="float" office:value="72">
            <text:p>72</text:p>
          </table:table-cell>
          <table:table-cell table:number-columns-repeated="3"/>
          <table:table-cell table:style-name="ce1" office:value-type="string">
            <text:p>sta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406.142">
            <text:p>406.14</text:p>
          </table:table-cell>
          <table:table-cell office:value-type="float" office:value="230.985">
            <text:p>230.99</text:p>
          </table:table-cell>
          <table:table-cell office:value-type="float" office:value="349.041">
            <text:p>349.04</text:p>
          </table:table-cell>
          <table:table-cell office:value-type="float" office:value="48.145">
            <text:p>48.15</text:p>
          </table:table-cell>
          <table:table-cell office:value-type="float" office:value="77.675">
            <text:p>77.68</text:p>
          </table:table-cell>
          <table:table-cell office:value-type="float" office:value="42.009">
            <text:p>42.01</text:p>
          </table:table-cell>
          <table:table-cell office:value-type="float" office:value="141.76">
            <text:p>141.76</text:p>
          </table:table-cell>
          <table:table-cell office:value-type="float" office:value="114.572">
            <text:p>114.57</text:p>
          </table:table-cell>
          <table:table-cell office:value-type="float" office:value="112.3">
            <text:p>112.3</text:p>
          </table:table-cell>
          <table:table-cell office:value-type="float" office:value="36.836">
            <text:p>36.84</text:p>
          </table:table-cell>
          <table:table-cell office:value-type="float" office:value="52.124">
            <text:p>52.12</text:p>
          </table:table-cell>
          <table:table-cell office:value-type="float" office:value="45.741">
            <text:p>45.74</text:p>
          </table:table-cell>
          <table:table-cell table:number-columns-repeated="3"/>
          <table:table-cell table:style-name="ce1" office:value-type="string">
            <text:p>soln length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length</text:p>
          </table:table-cell>
          <table:table-cell office:value-type="float" office:value="1.25">
            <text:p>1.2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.06">
            <text:p>1.0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52">
            <text:p>0.52</text:p>
          </table:table-cell>
          <table:table-cell table:number-columns-repeated="2" office:value-type="string">
            <text:p>no indicators generated</text:p>
          </table:table-cell>
          <table:table-cell table:number-columns-repeated="3"/>
          <table:table-cell table:style-name="ce1" office:value-type="string">
            <text:p>soln 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3" office:value-type="string">
            <text:p>Revision: 7937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37</text:p>
          </table:table-cell>
          <table:table-cell table:number-columns-repeated="3" office:value-type="string">
            <text:p>Revision: 7934</text:p>
          </table:table-cell>
          <table:table-cell table:number-columns-repeated="3"/>
          <table:table-cell table:style-name="ce1"/>
          <table:table-cell table:number-columns-repeated="239"/>
        </table:table-row>
        <table:table-row table:style-name="ro1">
          <table:table-cell table:style-name="ce1"/>
          <table:table-cell table:number-columns-repeated="12" office:value-type="string">
            <text:p>score not checked.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2" office:value-type="float" office:value="7">
            <text:p>7</text:p>
          </table:table-cell>
          <table:table-cell office:value-type="float" office:value="23777.67">
            <text:p>23777.67</text:p>
          </table:table-cell>
          <table:table-cell table:number-columns-repeated="2" office:value-type="float" office:value="5">
            <text:p>5</text:p>
          </table:table-cell>
          <table:table-cell office:value-type="float" office:value="1192.77">
            <text:p>1192.77</text:p>
          </table:table-cell>
          <table:table-cell table:number-columns-repeated="2" office:value-type="float" office:value="7">
            <text:p>7</text:p>
          </table:table-cell>
          <table:table-cell office:value-type="float" office:value="20113.83">
            <text:p>20113.83</text:p>
          </table:table-cell>
          <table:table-cell table:number-columns-repeated="2" office:value-type="float" office:value="5">
            <text:p>5</text:p>
          </table:table-cell>
          <table:table-cell office:value-type="float" office:value="113.04">
            <text:p>113.04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reinforce m2 tungsten)</text:p>
          </table:table-cell>
          <table:table-cell office:value-type="string">
            <text:p>ACTION (stack w1 w3)</text:p>
          </table:table-cell>
          <table:table-cell office:value-type="float" office:value="23801.54">
            <text:p>23801.54</text:p>
          </table:table-cell>
          <table:table-cell office:value-type="string">
            <text:p>ACTION (reinforce m1 steel)</text:p>
          </table:table-cell>
          <table:table-cell office:value-type="string">
            <text:p>ACTION (reinforce w1 steel-plate)</text:p>
          </table:table-cell>
          <table:table-cell office:value-type="float" office:value="1194.18">
            <text:p>1194.18</text:p>
          </table:table-cell>
          <table:table-cell office:value-type="string">
            <text:p>ACTION (reinforce m6 vanadium)</text:p>
          </table:table-cell>
          <table:table-cell office:value-type="string">
            <text:p>ACTION (stack w2 w3)</text:p>
          </table:table-cell>
          <table:table-cell office:value-type="float" office:value="20136.39">
            <text:p>20136.39</text:p>
          </table:table-cell>
          <table:table-cell office:value-type="string">
            <text:p>ACTION (stack c1 c2)</text:p>
          </table:table-cell>
          <table:table-cell office:value-type="string">
            <text:p>ACTION (stack c5 c1)</text:p>
          </table:table-cell>
          <table:table-cell office:value-type="float" office:value="113.42">
            <text:p>113.42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reinforce m1 tungsten)</text:p>
          </table:table-cell>
          <table:table-cell office:value-type="string">
            <text:p>ACTION (stack w2 w4)</text:p>
          </table:table-cell>
          <table:table-cell office:value-type="float" office:value="5145.27">
            <text:p>5145.27</text:p>
          </table:table-cell>
          <table:table-cell office:value-type="string">
            <text:p>ACTION (stack m2 m4)</text:p>
          </table:table-cell>
          <table:table-cell office:value-type="string">
            <text:p>ACTION (stack w2 w4)</text:p>
          </table:table-cell>
          <table:table-cell office:value-type="float" office:value="14.01">
            <text:p>14.01</text:p>
          </table:table-cell>
          <table:table-cell office:value-type="string">
            <text:p>ACTION (stack m4 m6)</text:p>
          </table:table-cell>
          <table:table-cell office:value-type="string">
            <text:p>ACTION (stack w3 w4)</text:p>
          </table:table-cell>
          <table:table-cell office:value-type="float" office:value="2977.12">
            <text:p>2977.12</text:p>
          </table:table-cell>
          <table:table-cell office:value-type="string">
            <text:p>ACTION (stack c2 c7)</text:p>
          </table:table-cell>
          <table:table-cell office:value-type="string">
            <text:p>ACTION (stack c1 c6)</text:p>
          </table:table-cell>
          <table:table-cell office:value-type="float" office:value="14.68">
            <text:p>14.68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2 m3)</text:p>
          </table:table-cell>
          <table:table-cell office:value-type="string">
            <text:p>ACTION (reinforce w2 steel-plate)</text:p>
          </table:table-cell>
          <table:table-cell office:value-type="float" office:value="5149.35">
            <text:p>5149.35</text:p>
          </table:table-cell>
          <table:table-cell office:value-type="string">
            <text:p>ACTION (stack g1 m1)</text:p>
          </table:table-cell>
          <table:table-cell office:value-type="string">
            <text:p>ACTION (stack w1 w3)</text:p>
          </table:table-cell>
          <table:table-cell office:value-type="float" office:value="14.23">
            <text:p>14.23</text:p>
          </table:table-cell>
          <table:table-cell office:value-type="string">
            <text:p>ACTION (reinforce m5 carbon)</text:p>
          </table:table-cell>
          <table:table-cell office:value-type="string">
            <text:p>ACTION (reinforce w3 steel-plate)</text:p>
          </table:table-cell>
          <table:table-cell office:value-type="float" office:value="2980.96">
            <text:p>2980.96</text:p>
          </table:table-cell>
          <table:table-cell office:value-type="string">
            <text:p>ACTION (reinforce c1 rebar)</text:p>
          </table:table-cell>
          <table:table-cell office:value-type="string">
            <text:p>ACTION (stack c6 c2)</text:p>
          </table:table-cell>
          <table:table-cell office:value-type="float" office:value="14.99">
            <text:p>14.99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1 m4)</text:p>
          </table:table-cell>
          <table:table-cell office:value-type="string">
            <text:p>ACTION (reinforce w1 steel-plate)</text:p>
          </table:table-cell>
          <table:table-cell office:value-type="float" office:value="78.3617690239385">
            <text:p>78.36</text:p>
          </table:table-cell>
          <table:table-cell office:value-type="string">
            <text:p>ACTION (stack m1 m3)</text:p>
          </table:table-cell>
          <table:table-cell office:value-type="string">
            <text:p>ACTION (stack w3 w5)</text:p>
          </table:table-cell>
          <table:table-cell office:value-type="float" office:value="98.8642438834891">
            <text:p>98.86</text:p>
          </table:table-cell>
          <table:table-cell office:value-type="string">
            <text:p>ACTION (stack m6 m7)</text:p>
          </table:table-cell>
          <table:table-cell office:value-type="string">
            <text:p>ACTION (stack w4 w5)</text:p>
          </table:table-cell>
          <table:table-cell office:value-type="float" office:value="85.2017388242883">
            <text:p>85.2</text:p>
          </table:table-cell>
          <table:table-cell office:value-type="string">
            <text:p>ACTION (stack c7 c6)</text:p>
          </table:table-cell>
          <table:table-cell office:value-type="string">
            <text:p>ACTION (stack c2 c7)</text:p>
          </table:table-cell>
          <table:table-cell office:value-type="float" office:value="87.7279167062089">
            <text:p>87.73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4 m5)</text:p>
          </table:table-cell>
          <table:table-cell office:value-type="string">
            <text:p>ACTION (stack w3 w5)</text:p>
          </table:table-cell>
          <table:table-cell office:value-type="float" office:value="78.3609159349928">
            <text:p>78.36</text:p>
          </table:table-cell>
          <table:table-cell office:value-type="string">
            <text:p>ACTION (stack m3 m5)</text:p>
          </table:table-cell>
          <table:table-cell office:value-type="string">
            <text:p>ACTION (stack g1 w6)</text:p>
          </table:table-cell>
          <table:table-cell office:value-type="float" office:value="98.8254231746271">
            <text:p>98.83</text:p>
          </table:table-cell>
          <table:table-cell office:value-type="string">
            <text:p>ACTION (stack m7 m3)</text:p>
          </table:table-cell>
          <table:table-cell office:value-type="string">
            <text:p>ACTION (stack w5 w6)</text:p>
          </table:table-cell>
          <table:table-cell office:value-type="float" office:value="85.1986419294585">
            <text:p>85.2</text:p>
          </table:table-cell>
          <table:table-cell office:value-type="string">
            <text:p>ACTION (stack c6 c5)</text:p>
          </table:table-cell>
          <table:table-cell office:value-type="string">
            <text:p>ACTION (stack c7 c3)</text:p>
          </table:table-cell>
          <table:table-cell office:value-type="float" office:value="87.0134465675867">
            <text:p>87.01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5 m6)</text:p>
          </table:table-cell>
          <table:table-cell office:value-type="string">
            <text:p>ACTION (stack w5 w6)</text:p>
          </table:table-cell>
          <table:table-cell office:value-type="float" office:value="78.3654755112484">
            <text:p>78.37</text:p>
          </table:table-cell>
          <table:table-cell table:number-columns-repeated="2" office:value-type="string">
            <text:p>.</text:p>
          </table:table-cell>
          <table:table-cell office:value-type="float" office:value="98.8083873452913">
            <text:p>98.81</text:p>
          </table:table-cell>
          <table:table-cell office:value-type="string">
            <text:p>ACTION (stack m3 m1)</text:p>
          </table:table-cell>
          <table:table-cell office:value-type="string">
            <text:p>ACTION (reinforce w5 carbon-fiber)</text:p>
          </table:table-cell>
          <table:table-cell office:value-type="float" office:value="85.1961548221901">
            <text:p>85.2</text:p>
          </table:table-cell>
          <table:table-cell table:number-columns-repeated="2" office:value-type="string">
            <text:p>.</text:p>
          </table:table-cell>
          <table:table-cell office:value-type="float" office:value="86.7836360430259">
            <text:p>86.78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6 m7)</text:p>
          </table:table-cell>
          <table:table-cell office:value-type="string">
            <text:p>ACTION (stack w6 w7)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ACTION (stack m1 m2)</text:p>
          </table:table-cell>
          <table:table-cell office:value-type="string">
            <text:p>ACTION (stack w6 w1)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2" office:value-type="string">
            <text:p>.</text:p>
          </table:table-cell>
          <table:table-cell office:value-type="string">
            <text:p>ACTION (stack w1 w3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1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4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5 c1)</text:p>
          </table:table-cell>
          <table:table-cell table:number-columns-repeated="24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stack w5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4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3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1 c6)</text:p>
          </table:table-cell>
          <table:table-cell table:number-columns-repeated="24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stack w2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2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2 w3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6 c2)</text:p>
          </table:table-cell>
          <table:table-cell table:number-columns-repeated="24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reinforce w2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1 w3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2 c7)</text:p>
          </table:table-cell>
          <table:table-cell table:number-columns-repeated="24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reinforce w1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3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4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c7 c3)</text:p>
          </table:table-cell>
          <table:table-cell table:number-columns-repeated="243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stack w3 w5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g1 w6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5 w6)</text:p>
          </table:table-cell>
          <table:table-cell office:value-type="string">
            <text:p>end</text:p>
          </table:table-cell>
          <table:table-cell table:number-columns-repeated="245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stack w5 w6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reinforce w5 carbon-fiber)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stack w6 w7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reinforce w6 carbon-fiber)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end</text:p>
          </table:table-cell>
          <table:table-cell table:number-columns-repeated="248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end</text:p>
          </table:table-cell>
          <table:table-cell table:number-columns-repeated="248"/>
        </table:table-row>
      </table:table>
      <table:table table:name="worksheet" table:style-name="ta7" table:print="false">
        <table:table-column table:style-name="co9" table:default-cell-style-name="Default"/>
        <table:table-column table:style-name="co9" table:default-cell-style-name="ce4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14" office:value-type="string">
            <text:p>BUILD</text:p>
          </table:table-cell>
          <table:table-cell table:style-name="Default"/>
          <table:table-cell table:number-columns-repeated="254"/>
        </table:table-row>
        <table:table-row table:style-name="ro1">
          <table:table-cell/>
          <table:table-cell table:style-name="ce7" office:value-type="float" office:value="71">
            <text:p>71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72">
            <text:p>7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float" office:value="73">
            <text:p>73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81">
            <text:p>81</text:p>
          </table:table-cell>
          <table:table-cell office:value-type="string">
            <text:p>x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1701in" fo:margin-right="0.1701in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1701in" fo:margin-right="0.1701in" style:first-page-number="continu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5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0/15/2007</text:date>, <text:time>10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10-15T10:56:36</dc:date>
    <meta:printed-by>Sam</meta:printed-by>
    <meta:print-date>2007-09-25T11:54:57</meta:print-date>
    <dc:language>en-US</dc:language>
    <meta:editing-cycles>130</meta:editing-cycles>
    <meta:editing-duration>P20DT12H50M41S</meta:editing-duration>
    <meta:user-defined meta:name="Info 1"/>
    <meta:user-defined meta:name="Info 2"/>
    <meta:user-defined meta:name="Info 3"/>
    <meta:user-defined meta:name="Info 4"/>
    <meta:document-statistic meta:table-count="9" meta:cell-count="5978"/>
  </office:meta>
</office:document-meta>
</file>